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bee3" officeooo:paragraph-rsid="001ce7c4"/>
    </style:style>
    <style:style style:name="P2" style:family="paragraph" style:parent-style-name="Standard">
      <style:text-properties officeooo:rsid="001ce7c4" officeooo:paragraph-rsid="001ce7c4"/>
    </style:style>
    <style:style style:name="P3" style:family="paragraph" style:parent-style-name="Standard">
      <style:text-properties officeooo:rsid="001ce7c4" officeooo:paragraph-rsid="037dad9d"/>
    </style:style>
    <style:style style:name="P4" style:family="paragraph" style:parent-style-name="Standard">
      <style:text-properties fo:font-style="italic" officeooo:rsid="00401c75" officeooo:paragraph-rsid="00401c75" style:font-style-asian="italic" style:font-style-complex="italic"/>
    </style:style>
    <style:style style:name="P5" style:family="paragraph" style:parent-style-name="Standard">
      <style:text-properties officeooo:rsid="001de800" officeooo:paragraph-rsid="001ce7c4"/>
    </style:style>
    <style:style style:name="P6" style:family="paragraph" style:parent-style-name="Standard">
      <style:text-properties officeooo:paragraph-rsid="03acab20"/>
    </style:style>
    <style:style style:name="P7" style:family="paragraph" style:parent-style-name="Standard" style:list-style-name="L1">
      <style:text-properties officeooo:paragraph-rsid="062bb75a"/>
    </style:style>
    <style:style style:name="P8" style:family="paragraph" style:parent-style-name="Standard" style:list-style-name="L1">
      <style:text-properties officeooo:paragraph-rsid="0562fdef"/>
    </style:style>
    <style:style style:name="P9" style:family="paragraph" style:parent-style-name="Standard" style:list-style-name="L1">
      <style:text-properties officeooo:paragraph-rsid="05c84f64"/>
    </style:style>
    <style:style style:name="P10" style:family="paragraph" style:parent-style-name="Standard" style:list-style-name="L1">
      <style:text-properties officeooo:rsid="03603b41" officeooo:paragraph-rsid="036388e5"/>
    </style:style>
    <style:style style:name="P11" style:family="paragraph" style:parent-style-name="Standard" style:list-style-name="L1">
      <style:text-properties officeooo:rsid="03603b41" officeooo:paragraph-rsid="03f41e93"/>
    </style:style>
    <style:style style:name="P12" style:family="paragraph" style:parent-style-name="Standard" style:list-style-name="L1">
      <style:text-properties officeooo:rsid="03603b41" officeooo:paragraph-rsid="05a20012"/>
    </style:style>
    <style:style style:name="P13" style:family="paragraph" style:parent-style-name="Standard" style:list-style-name="L1">
      <style:text-properties officeooo:rsid="03603b41" officeooo:paragraph-rsid="04291dcb"/>
    </style:style>
    <style:style style:name="P14" style:family="paragraph" style:parent-style-name="Standard" style:list-style-name="L1">
      <style:text-properties officeooo:rsid="03603b41" officeooo:paragraph-rsid="06bc0cd0"/>
    </style:style>
    <style:style style:name="P15" style:family="paragraph" style:parent-style-name="Standard" style:list-style-name="L1">
      <style:text-properties officeooo:rsid="03603b41" officeooo:paragraph-rsid="06c6e0a3"/>
    </style:style>
    <style:style style:name="P16" style:family="paragraph" style:parent-style-name="Standard" style:list-style-name="L1">
      <style:text-properties officeooo:rsid="03603b41" officeooo:paragraph-rsid="06e74018"/>
    </style:style>
    <style:style style:name="P17" style:family="paragraph" style:parent-style-name="Standard" style:list-style-name="L1">
      <style:text-properties officeooo:rsid="03603b41" officeooo:paragraph-rsid="07138acb"/>
    </style:style>
    <style:style style:name="P18" style:family="paragraph" style:parent-style-name="Standard" style:list-style-name="L1">
      <style:text-properties officeooo:rsid="03603b41" officeooo:paragraph-rsid="0716c8ff"/>
    </style:style>
    <style:style style:name="P19" style:family="paragraph" style:parent-style-name="Standard" style:list-style-name="L1">
      <style:text-properties officeooo:rsid="03603b41" officeooo:paragraph-rsid="0724d78f"/>
    </style:style>
    <style:style style:name="P20" style:family="paragraph" style:parent-style-name="Standard" style:list-style-name="L1">
      <style:text-properties officeooo:rsid="03603b41" officeooo:paragraph-rsid="073757b6"/>
    </style:style>
    <style:style style:name="P21" style:family="paragraph" style:parent-style-name="Standard" style:list-style-name="">
      <style:text-properties officeooo:paragraph-rsid="03beab45"/>
    </style:style>
    <style:style style:name="P22" style:family="paragraph" style:parent-style-name="Standard" style:list-style-name="L1">
      <style:text-properties style:font-name="Liberation Sans" officeooo:rsid="03603b41" officeooo:paragraph-rsid="03f41e93"/>
    </style:style>
    <style:style style:name="P23" style:family="paragraph" style:parent-style-name="Standard" style:list-style-name="L1">
      <style:text-properties style:font-name="Liberation Sans" officeooo:rsid="03603b41" officeooo:paragraph-rsid="0724d78f"/>
    </style:style>
    <style:style style:name="P24" style:family="paragraph" style:parent-style-name="Standard" style:list-style-name="L1">
      <style:text-properties style:font-name="Liberation Sans" officeooo:rsid="03603b41" officeooo:paragraph-rsid="07138acb"/>
    </style:style>
    <style:style style:name="P25" style:family="paragraph" style:parent-style-name="Standard" style:list-style-name="L1">
      <style:text-properties style:font-name="Liberation Sans" officeooo:rsid="03603b41" officeooo:paragraph-rsid="06e74018"/>
    </style:style>
    <style:style style:name="P26" style:family="paragraph" style:parent-style-name="Standard" style:list-style-name="L1">
      <style:paragraph-properties fo:break-before="page"/>
      <style:text-properties officeooo:paragraph-rsid="069d3a92"/>
    </style:style>
    <style:style style:name="P27" style:family="paragraph" style:parent-style-name="Standard" style:list-style-name="L1">
      <style:paragraph-properties fo:break-before="page"/>
      <style:text-properties officeooo:paragraph-rsid="03beab45"/>
    </style:style>
    <style:style style:name="P28" style:family="paragraph" style:parent-style-name="Standard" style:list-style-name="L1">
      <style:paragraph-properties fo:break-before="page"/>
      <style:text-properties officeooo:paragraph-rsid="04b154e9"/>
    </style:style>
    <style:style style:name="P29" style:family="paragraph" style:parent-style-name="Standard" style:list-style-name="L1">
      <style:paragraph-properties fo:break-before="page"/>
      <style:text-properties officeooo:paragraph-rsid="050d9fff"/>
    </style:style>
    <style:style style:name="P30" style:family="paragraph" style:parent-style-name="Standard" style:list-style-name="L1">
      <style:paragraph-properties fo:break-before="page"/>
      <style:text-properties officeooo:paragraph-rsid="059b82f0"/>
    </style:style>
    <style:style style:name="P31" style:family="paragraph" style:parent-style-name="Standard" style:list-style-name="L1">
      <style:paragraph-properties fo:break-before="page"/>
      <style:text-properties officeooo:paragraph-rsid="05aa93a3"/>
    </style:style>
    <style:style style:name="P32" style:family="paragraph" style:parent-style-name="Standard" style:list-style-name="L1">
      <style:paragraph-properties fo:break-before="page"/>
      <style:text-properties officeooo:paragraph-rsid="05ec4c31"/>
    </style:style>
    <style:style style:name="P33" style:family="paragraph" style:parent-style-name="Standard" style:list-style-name="L1">
      <style:paragraph-properties fo:break-before="page"/>
      <style:text-properties officeooo:rsid="03603b41" officeooo:paragraph-rsid="06c4fe99"/>
    </style:style>
    <style:style style:name="P34" style:family="paragraph" style:parent-style-name="Standard" style:list-style-name="L1">
      <style:paragraph-properties fo:break-before="page"/>
      <style:text-properties officeooo:rsid="03603b41" officeooo:paragraph-rsid="06e74018"/>
    </style:style>
    <style:style style:name="P35" style:family="paragraph" style:parent-style-name="Standard" style:list-style-name="L1">
      <style:paragraph-properties fo:break-before="page"/>
      <style:text-properties officeooo:rsid="03603b41" officeooo:paragraph-rsid="07138acb"/>
    </style:style>
    <style:style style:name="P36" style:family="paragraph" style:parent-style-name="Standard" style:list-style-name="L1">
      <style:paragraph-properties fo:break-before="page"/>
      <style:text-properties officeooo:rsid="03603b41" officeooo:paragraph-rsid="073757b6"/>
    </style:style>
    <style:style style:name="P37" style:family="paragraph" style:parent-style-name="Standard" style:list-style-name="L1">
      <style:paragraph-properties fo:break-before="page"/>
      <style:text-properties officeooo:rsid="036388e5" officeooo:paragraph-rsid="06f9dcf9"/>
    </style:style>
    <style:style style:name="T1" style:family="text">
      <style:text-properties fo:font-weight="bold" style:font-weight-asian="bold" style:font-weight-complex="bold"/>
    </style:style>
    <style:style style:name="T2" style:family="text">
      <style:text-properties fo:font-weight="bold" officeooo:rsid="001ce7c4" style:font-weight-asian="bold" style:font-weight-complex="bold"/>
    </style:style>
    <style:style style:name="T3" style:family="text">
      <style:text-properties fo:font-weight="bold" officeooo:rsid="001de800" style:font-weight-asian="bold" style:font-weight-complex="bold"/>
    </style:style>
    <style:style style:name="T4" style:family="text">
      <style:text-properties fo:font-weight="bold" officeooo:rsid="0359a717" style:font-weight-asian="bold" style:font-weight-complex="bold"/>
    </style:style>
    <style:style style:name="T5" style:family="text">
      <style:text-properties fo:font-weight="bold" officeooo:rsid="036388e5" style:font-weight-asian="bold" style:font-weight-complex="bold"/>
    </style:style>
    <style:style style:name="T6" style:family="text">
      <style:text-properties fo:font-weight="bold" officeooo:rsid="03866522" style:font-weight-asian="bold" style:font-weight-complex="bold"/>
    </style:style>
    <style:style style:name="T7" style:family="text">
      <style:text-properties fo:font-weight="bold" officeooo:rsid="03888e67" style:font-weight-asian="bold" style:font-weight-complex="bold"/>
    </style:style>
    <style:style style:name="T8" style:family="text">
      <style:text-properties fo:font-weight="bold" officeooo:rsid="03890bbf" style:font-weight-asian="bold" style:font-weight-complex="bold"/>
    </style:style>
    <style:style style:name="T9" style:family="text">
      <style:text-properties fo:font-weight="bold" officeooo:rsid="03ad4955" style:font-weight-asian="bold" style:font-weight-complex="bold"/>
    </style:style>
    <style:style style:name="T10" style:family="text">
      <style:text-properties fo:font-weight="bold" officeooo:rsid="03c81a50" style:font-weight-asian="bold" style:font-weight-complex="bold"/>
    </style:style>
    <style:style style:name="T11" style:family="text">
      <style:text-properties fo:font-weight="bold" officeooo:rsid="03f41e93" style:font-weight-asian="bold" style:font-weight-complex="bold"/>
    </style:style>
    <style:style style:name="T12" style:family="text">
      <style:text-properties fo:font-weight="bold" officeooo:rsid="04484de3" style:font-weight-asian="bold" style:font-weight-complex="bold"/>
    </style:style>
    <style:style style:name="T13" style:family="text">
      <style:text-properties fo:font-weight="bold" officeooo:rsid="0476deb4" style:font-weight-asian="bold" style:font-weight-complex="bold"/>
    </style:style>
    <style:style style:name="T14" style:family="text">
      <style:text-properties fo:font-weight="bold" officeooo:rsid="056012b1" style:font-weight-asian="bold" style:font-weight-complex="bold"/>
    </style:style>
    <style:style style:name="T15" style:family="text">
      <style:text-properties fo:font-weight="bold" officeooo:rsid="05cb8080" style:font-weight-asian="bold" style:font-weight-complex="bold"/>
    </style:style>
    <style:style style:name="T16" style:family="text">
      <style:text-properties fo:font-weight="bold" officeooo:rsid="03603b41" style:font-weight-asian="bold" style:font-weight-complex="bold"/>
    </style:style>
    <style:style style:name="T17" style:family="text">
      <style:text-properties fo:font-weight="bold" officeooo:rsid="06ca37b3" style:font-weight-asian="bold" style:font-weight-complex="bold"/>
    </style:style>
    <style:style style:name="T18" style:family="text">
      <style:text-properties officeooo:rsid="001de800"/>
    </style:style>
    <style:style style:name="T19" style:family="text">
      <style:text-properties fo:font-style="italic" style:font-style-asian="italic" style:font-style-complex="italic"/>
    </style:style>
    <style:style style:name="T20" style:family="text">
      <style:text-properties fo:font-style="italic" officeooo:rsid="001de800" style:font-style-asian="italic" style:font-style-complex="italic"/>
    </style:style>
    <style:style style:name="T21" style:family="text">
      <style:text-properties fo:font-style="italic" officeooo:rsid="01c9c548" style:font-style-asian="italic" style:font-style-complex="italic"/>
    </style:style>
    <style:style style:name="T22" style:family="text">
      <style:text-properties fo:font-style="italic" officeooo:rsid="036388e5" style:font-style-asian="italic" style:font-style-complex="italic"/>
    </style:style>
    <style:style style:name="T23" style:family="text">
      <style:text-properties fo:font-style="italic" officeooo:rsid="036f4ae3" style:font-style-asian="italic" style:font-style-complex="italic"/>
    </style:style>
    <style:style style:name="T24" style:family="text">
      <style:text-properties fo:font-style="italic" officeooo:rsid="03c81a50" style:font-style-asian="italic" style:font-style-complex="italic"/>
    </style:style>
    <style:style style:name="T25" style:family="text">
      <style:text-properties fo:font-style="italic" officeooo:rsid="03f41e93" style:font-style-asian="italic" style:font-style-complex="italic"/>
    </style:style>
    <style:style style:name="T26" style:family="text">
      <style:text-properties fo:font-style="italic" officeooo:rsid="04264790" style:font-style-asian="italic" style:font-style-complex="italic"/>
    </style:style>
    <style:style style:name="T27" style:family="text">
      <style:text-properties fo:font-style="italic" officeooo:rsid="04d45d8d" style:font-style-asian="italic" style:font-style-complex="italic"/>
    </style:style>
    <style:style style:name="T28" style:family="text">
      <style:text-properties fo:font-style="italic" officeooo:rsid="04d6fb36" style:font-style-asian="italic" style:font-style-complex="italic"/>
    </style:style>
    <style:style style:name="T29" style:family="text">
      <style:text-properties fo:font-style="italic" officeooo:rsid="03866522" style:font-style-asian="italic" style:font-style-complex="italic"/>
    </style:style>
    <style:style style:name="T30" style:family="text">
      <style:text-properties fo:font-style="italic" officeooo:rsid="0618f0d0" style:font-style-asian="italic" style:font-style-complex="italic"/>
    </style:style>
    <style:style style:name="T31" style:family="text">
      <style:text-properties fo:font-style="italic" officeooo:rsid="062ba4df" style:font-style-asian="italic" style:font-style-complex="italic"/>
    </style:style>
    <style:style style:name="T32" style:family="text">
      <style:text-properties fo:font-style="italic" officeooo:rsid="03603b41" style:font-style-asian="italic" style:font-style-complex="italic"/>
    </style:style>
    <style:style style:name="T33" style:family="text">
      <style:text-properties fo:font-style="italic" officeooo:rsid="06a0dcf5" style:font-style-asian="italic" style:font-style-complex="italic"/>
    </style:style>
    <style:style style:name="T34" style:family="text">
      <style:text-properties fo:font-style="italic" officeooo:rsid="06a2a130" style:font-style-asian="italic" style:font-style-complex="italic"/>
    </style:style>
    <style:style style:name="T35" style:family="text">
      <style:text-properties fo:font-style="italic" officeooo:rsid="06b1fd69" style:font-style-asian="italic" style:font-style-complex="italic"/>
    </style:style>
    <style:style style:name="T36" style:family="text">
      <style:text-properties fo:font-style="italic" officeooo:rsid="06ca37b3" style:font-style-asian="italic" style:font-style-complex="italic"/>
    </style:style>
    <style:style style:name="T37" style:family="text">
      <style:text-properties fo:font-style="italic" officeooo:rsid="06fc988d" style:font-style-asian="italic" style:font-style-complex="italic"/>
    </style:style>
    <style:style style:name="T38" style:family="text">
      <style:text-properties fo:font-style="italic" officeooo:rsid="06fdc8bf" style:font-style-asian="italic" style:font-style-complex="italic"/>
    </style:style>
    <style:style style:name="T39" style:family="text">
      <style:text-properties fo:font-style="italic" officeooo:rsid="0716eefd"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1de800" style:font-style-asian="italic" style:font-weight-asian="bold" style:font-style-complex="italic" style:font-weight-complex="bold"/>
    </style:style>
    <style:style style:name="T42" style:family="text">
      <style:text-properties fo:font-style="italic" fo:font-weight="bold" officeooo:rsid="06a2a130" style:font-style-asian="italic" style:font-weight-asian="bold" style:font-style-complex="italic" style:font-weight-complex="bold"/>
    </style:style>
    <style:style style:name="T43" style:family="text">
      <style:text-properties fo:font-style="italic" fo:font-weight="bold" officeooo:rsid="06fc988d" style:font-style-asian="italic" style:font-weight-asian="bold" style:font-style-complex="italic" style:font-weight-complex="bold"/>
    </style:style>
    <style:style style:name="T44" style:family="text">
      <style:text-properties fo:font-style="italic" fo:font-weight="bold" officeooo:rsid="06ca37b3" style:font-style-asian="italic" style:font-weight-asian="bold" style:font-style-complex="italic" style:font-weight-complex="bold"/>
    </style:style>
    <style:style style:name="T45" style:family="text">
      <style:text-properties fo:font-style="italic" fo:font-weight="normal" officeooo:rsid="001de800" style:font-style-asian="italic" style:font-weight-asian="normal" style:font-style-complex="italic" style:font-weight-complex="normal"/>
    </style:style>
    <style:style style:name="T46" style:family="text">
      <style:text-properties fo:font-style="italic" fo:font-weight="normal" officeooo:rsid="038f8d07" style:font-style-asian="italic" style:font-weight-asian="normal" style:font-style-complex="italic" style:font-weight-complex="normal"/>
    </style:style>
    <style:style style:name="T47" style:family="text">
      <style:text-properties fo:font-style="italic" fo:font-weight="normal" officeooo:rsid="04484de3" style:font-style-asian="italic" style:font-weight-asian="normal" style:font-style-complex="italic" style:font-weight-complex="normal"/>
    </style:style>
    <style:style style:name="T48" style:family="text">
      <style:text-properties fo:font-style="italic" fo:font-weight="normal" officeooo:rsid="04584577" style:font-style-asian="italic" style:font-weight-asian="normal" style:font-style-complex="italic" style:font-weight-complex="normal"/>
    </style:style>
    <style:style style:name="T49" style:family="text">
      <style:text-properties fo:font-style="italic" fo:font-weight="normal" officeooo:rsid="045e07dd" style:font-style-asian="italic" style:font-weight-asian="normal" style:font-style-complex="italic" style:font-weight-complex="normal"/>
    </style:style>
    <style:style style:name="T50" style:family="text">
      <style:text-properties fo:font-style="italic" fo:font-weight="normal" officeooo:rsid="045f36a6" style:font-style-asian="italic" style:font-weight-asian="normal" style:font-style-complex="italic" style:font-weight-complex="normal"/>
    </style:style>
    <style:style style:name="T51" style:family="text">
      <style:text-properties fo:font-style="italic" fo:font-weight="normal" officeooo:rsid="04613f74" style:font-style-asian="italic" style:font-weight-asian="normal" style:font-style-complex="italic" style:font-weight-complex="normal"/>
    </style:style>
    <style:style style:name="T52" style:family="text">
      <style:text-properties fo:font-style="italic" fo:font-weight="normal" officeooo:rsid="0464850f" style:font-style-asian="italic" style:font-weight-asian="normal" style:font-style-complex="italic" style:font-weight-complex="normal"/>
    </style:style>
    <style:style style:name="T53" style:family="text">
      <style:text-properties fo:font-style="italic" fo:font-weight="normal" officeooo:rsid="04668a0d" style:font-style-asian="italic" style:font-weight-asian="normal" style:font-style-complex="italic" style:font-weight-complex="normal"/>
    </style:style>
    <style:style style:name="T54" style:family="text">
      <style:text-properties fo:font-style="italic" fo:font-weight="normal" officeooo:rsid="04731699" style:font-style-asian="italic" style:font-weight-asian="normal" style:font-style-complex="italic" style:font-weight-complex="normal"/>
    </style:style>
    <style:style style:name="T55" style:family="text">
      <style:text-properties fo:font-style="italic" fo:font-weight="normal" officeooo:rsid="047825ef" style:font-style-asian="italic" style:font-weight-asian="normal" style:font-style-complex="italic" style:font-weight-complex="normal"/>
    </style:style>
    <style:style style:name="T56" style:family="text">
      <style:text-properties fo:font-style="italic" fo:font-weight="normal" officeooo:rsid="047a158d" style:font-style-asian="italic" style:font-weight-asian="normal" style:font-style-complex="italic" style:font-weight-complex="normal"/>
    </style:style>
    <style:style style:name="T57" style:family="text">
      <style:text-properties fo:font-style="italic" fo:font-weight="normal" officeooo:rsid="047f384e" style:font-style-asian="italic" style:font-weight-asian="normal" style:font-style-complex="italic" style:font-weight-complex="normal"/>
    </style:style>
    <style:style style:name="T58" style:family="text">
      <style:text-properties fo:font-style="italic" fo:font-weight="normal" officeooo:rsid="047ad7e6" style:font-style-asian="italic" style:font-weight-asian="normal" style:font-style-complex="italic" style:font-weight-complex="normal"/>
    </style:style>
    <style:style style:name="T59" style:family="text">
      <style:text-properties fo:font-style="italic" fo:font-weight="normal" officeooo:rsid="048040f0" style:font-style-asian="italic" style:font-weight-asian="normal" style:font-style-complex="italic" style:font-weight-complex="normal"/>
    </style:style>
    <style:style style:name="T60" style:family="text">
      <style:text-properties fo:font-style="italic" fo:font-weight="normal" officeooo:rsid="0488bd2b" style:font-style-asian="italic" style:font-weight-asian="normal" style:font-style-complex="italic" style:font-weight-complex="normal"/>
    </style:style>
    <style:style style:name="T61" style:family="text">
      <style:text-properties fo:font-style="italic" fo:font-weight="normal" officeooo:rsid="048f083c" style:font-style-asian="italic" style:font-weight-asian="normal" style:font-style-complex="italic" style:font-weight-complex="normal"/>
    </style:style>
    <style:style style:name="T62" style:family="text">
      <style:text-properties fo:font-style="italic" fo:font-weight="normal" officeooo:rsid="04acffb0" style:font-style-asian="italic" style:font-weight-asian="normal" style:font-style-complex="italic" style:font-weight-complex="normal"/>
    </style:style>
    <style:style style:name="T63" style:family="text">
      <style:text-properties fo:font-style="italic" fo:font-weight="normal" officeooo:rsid="0482fbda" style:font-style-asian="italic" style:font-weight-asian="normal" style:font-style-complex="italic" style:font-weight-complex="normal"/>
    </style:style>
    <style:style style:name="T64" style:family="text">
      <style:text-properties fo:font-style="italic" fo:font-weight="normal" officeooo:rsid="0476deb4" style:font-style-asian="italic" style:font-weight-asian="normal" style:font-style-complex="italic" style:font-weight-complex="normal"/>
    </style:style>
    <style:style style:name="T65" style:family="text">
      <style:text-properties fo:font-style="italic" fo:font-weight="normal" officeooo:rsid="04b87e2d" style:font-style-asian="italic" style:font-weight-asian="normal" style:font-style-complex="italic" style:font-weight-complex="normal"/>
    </style:style>
    <style:style style:name="T66" style:family="text">
      <style:text-properties fo:font-style="italic" fo:font-weight="normal" officeooo:rsid="04b9b55f" style:font-style-asian="italic" style:font-weight-asian="normal" style:font-style-complex="italic" style:font-weight-complex="normal"/>
    </style:style>
    <style:style style:name="T67" style:family="text">
      <style:text-properties fo:font-style="italic" fo:font-weight="normal" officeooo:rsid="04c4dc5f" style:font-style-asian="italic" style:font-weight-asian="normal" style:font-style-complex="italic" style:font-weight-complex="normal"/>
    </style:style>
    <style:style style:name="T68" style:family="text">
      <style:text-properties fo:font-style="italic" fo:font-weight="normal" officeooo:rsid="04dc5fbc" style:font-style-asian="italic" style:font-weight-asian="normal" style:font-style-complex="italic" style:font-weight-complex="normal"/>
    </style:style>
    <style:style style:name="T69" style:family="text">
      <style:text-properties fo:font-style="italic" fo:font-weight="normal" officeooo:rsid="04df0d57" style:font-style-asian="italic" style:font-weight-asian="normal" style:font-style-complex="italic" style:font-weight-complex="normal"/>
    </style:style>
    <style:style style:name="T70" style:family="text">
      <style:text-properties fo:font-style="italic" fo:font-weight="normal" officeooo:rsid="04df7e18" style:font-style-asian="italic" style:font-weight-asian="normal" style:font-style-complex="italic" style:font-weight-complex="normal"/>
    </style:style>
    <style:style style:name="T71" style:family="text">
      <style:text-properties fo:font-style="italic" fo:font-weight="normal" officeooo:rsid="04ebc719" style:font-style-asian="italic" style:font-weight-asian="normal" style:font-style-complex="italic" style:font-weight-complex="normal"/>
    </style:style>
    <style:style style:name="T72" style:family="text">
      <style:text-properties fo:font-style="italic" fo:font-weight="normal" officeooo:rsid="050d9fff" style:font-style-asian="italic" style:font-weight-asian="normal" style:font-style-complex="italic" style:font-weight-complex="normal"/>
    </style:style>
    <style:style style:name="T73" style:family="text">
      <style:text-properties fo:font-style="italic" fo:font-weight="normal" officeooo:rsid="050f55ef" style:font-style-asian="italic" style:font-weight-asian="normal" style:font-style-complex="italic" style:font-weight-complex="normal"/>
    </style:style>
    <style:style style:name="T74" style:family="text">
      <style:text-properties fo:font-style="italic" fo:font-weight="normal" officeooo:rsid="05344914" style:font-style-asian="italic" style:font-weight-asian="normal" style:font-style-complex="italic" style:font-weight-complex="normal"/>
    </style:style>
    <style:style style:name="T75" style:family="text">
      <style:text-properties fo:font-style="italic" fo:font-weight="normal" officeooo:rsid="05374dac" style:font-style-asian="italic" style:font-weight-asian="normal" style:font-style-complex="italic" style:font-weight-complex="normal"/>
    </style:style>
    <style:style style:name="T76" style:family="text">
      <style:text-properties fo:font-style="italic" fo:font-weight="normal" officeooo:rsid="053a20d7" style:font-style-asian="italic" style:font-weight-asian="normal" style:font-style-complex="italic" style:font-weight-complex="normal"/>
    </style:style>
    <style:style style:name="T77" style:family="text">
      <style:text-properties fo:font-style="italic" fo:font-weight="normal" officeooo:rsid="056012b1" style:font-style-asian="italic" style:font-weight-asian="normal" style:font-style-complex="italic" style:font-weight-complex="normal"/>
    </style:style>
    <style:style style:name="T78" style:family="text">
      <style:text-properties fo:font-style="italic" fo:font-weight="normal" officeooo:rsid="0560bc97" style:font-style-asian="italic" style:font-weight-asian="normal" style:font-style-complex="italic" style:font-weight-complex="normal"/>
    </style:style>
    <style:style style:name="T79" style:family="text">
      <style:text-properties fo:font-style="italic" fo:font-weight="normal" officeooo:rsid="038db1b9" style:font-style-asian="italic" style:font-weight-asian="normal" style:font-style-complex="italic" style:font-weight-complex="normal"/>
    </style:style>
    <style:style style:name="T80" style:family="text">
      <style:text-properties fo:font-style="italic" fo:font-weight="normal" officeooo:rsid="038cd691" style:font-style-asian="italic" style:font-weight-asian="normal" style:font-style-complex="italic" style:font-weight-complex="normal"/>
    </style:style>
    <style:style style:name="T81" style:family="text">
      <style:text-properties fo:font-style="italic" fo:font-weight="normal" officeooo:rsid="038cc026" style:font-style-asian="italic" style:font-weight-asian="normal" style:font-style-complex="italic" style:font-weight-complex="normal"/>
    </style:style>
    <style:style style:name="T82" style:family="text">
      <style:text-properties fo:font-style="italic" fo:font-weight="normal" officeooo:rsid="038dbef1" style:font-style-asian="italic" style:font-weight-asian="normal" style:font-style-complex="italic" style:font-weight-complex="normal"/>
    </style:style>
    <style:style style:name="T83" style:family="text">
      <style:text-properties fo:font-style="italic" fo:font-weight="normal" officeooo:rsid="03916bbf" style:font-style-asian="italic" style:font-weight-asian="normal" style:font-style-complex="italic" style:font-weight-complex="normal"/>
    </style:style>
    <style:style style:name="T84" style:family="text">
      <style:text-properties fo:font-style="italic" fo:font-weight="normal" officeooo:rsid="0392816b" style:font-style-asian="italic" style:font-weight-asian="normal" style:font-style-complex="italic" style:font-weight-complex="normal"/>
    </style:style>
    <style:style style:name="T85" style:family="text">
      <style:text-properties fo:font-style="italic" fo:font-weight="normal" officeooo:rsid="0564d147" style:font-style-asian="italic" style:font-weight-asian="normal" style:font-style-complex="italic" style:font-weight-complex="normal"/>
    </style:style>
    <style:style style:name="T86" style:family="text">
      <style:text-properties fo:font-style="italic" fo:font-weight="normal" officeooo:rsid="057bafc1" style:font-style-asian="italic" style:font-weight-asian="normal" style:font-style-complex="italic" style:font-weight-complex="normal"/>
    </style:style>
    <style:style style:name="T87" style:family="text">
      <style:text-properties fo:font-style="italic" fo:font-weight="normal" officeooo:rsid="057c43e4" style:font-style-asian="italic" style:font-weight-asian="normal" style:font-style-complex="italic" style:font-weight-complex="normal"/>
    </style:style>
    <style:style style:name="T88" style:family="text">
      <style:text-properties fo:font-style="italic" fo:font-weight="normal" officeooo:rsid="057d2f82" style:font-style-asian="italic" style:font-weight-asian="normal" style:font-style-complex="italic" style:font-weight-complex="normal"/>
    </style:style>
    <style:style style:name="T89" style:family="text">
      <style:text-properties fo:font-style="italic" fo:font-weight="normal" officeooo:rsid="0580b0dd" style:font-style-asian="italic" style:font-weight-asian="normal" style:font-style-complex="italic" style:font-weight-complex="normal"/>
    </style:style>
    <style:style style:name="T90" style:family="text">
      <style:text-properties fo:font-style="italic" fo:font-weight="normal" officeooo:rsid="058cbb89" style:font-style-asian="italic" style:font-weight-asian="normal" style:font-style-complex="italic" style:font-weight-complex="normal"/>
    </style:style>
    <style:style style:name="T91" style:family="text">
      <style:text-properties fo:font-style="italic" fo:font-weight="normal" officeooo:rsid="058de70a" style:font-style-asian="italic" style:font-weight-asian="normal" style:font-style-complex="italic" style:font-weight-complex="normal"/>
    </style:style>
    <style:style style:name="T92" style:family="text">
      <style:text-properties fo:font-style="italic" fo:font-weight="normal" officeooo:rsid="0590906e" style:font-style-asian="italic" style:font-weight-asian="normal" style:font-style-complex="italic" style:font-weight-complex="normal"/>
    </style:style>
    <style:style style:name="T93" style:family="text">
      <style:text-properties fo:font-style="italic" fo:font-weight="normal" officeooo:rsid="05930f96" style:font-style-asian="italic" style:font-weight-asian="normal" style:font-style-complex="italic" style:font-weight-complex="normal"/>
    </style:style>
    <style:style style:name="T94" style:family="text">
      <style:text-properties fo:font-style="italic" fo:font-weight="normal" officeooo:rsid="05adebe6" style:font-style-asian="italic" style:font-weight-asian="normal" style:font-style-complex="italic" style:font-weight-complex="normal"/>
    </style:style>
    <style:style style:name="T95" style:family="text">
      <style:text-properties fo:font-style="italic" fo:font-weight="normal" officeooo:rsid="05bc7a96" style:font-style-asian="italic" style:font-weight-asian="normal" style:font-style-complex="italic" style:font-weight-complex="normal"/>
    </style:style>
    <style:style style:name="T96" style:family="text">
      <style:text-properties fo:font-style="italic" fo:font-weight="normal" officeooo:rsid="05c73932" style:font-style-asian="italic" style:font-weight-asian="normal" style:font-style-complex="italic" style:font-weight-complex="normal"/>
    </style:style>
    <style:style style:name="T97" style:family="text">
      <style:text-properties fo:font-style="italic" fo:font-weight="normal" officeooo:rsid="05d610e8" style:font-style-asian="italic" style:font-weight-asian="normal" style:font-style-complex="italic" style:font-weight-complex="normal"/>
    </style:style>
    <style:style style:name="T98" style:family="text">
      <style:text-properties fo:font-style="italic" fo:font-weight="normal" officeooo:rsid="05f992ae" style:font-style-asian="italic" style:font-weight-asian="normal" style:font-style-complex="italic" style:font-weight-complex="normal"/>
    </style:style>
    <style:style style:name="T99" style:family="text">
      <style:text-properties fo:font-style="italic" fo:font-weight="normal" officeooo:rsid="05fd92bc" style:font-style-asian="italic" style:font-weight-asian="normal" style:font-style-complex="italic" style:font-weight-complex="normal"/>
    </style:style>
    <style:style style:name="T100" style:family="text">
      <style:text-properties fo:font-style="italic" fo:font-weight="normal" officeooo:rsid="06bea75b" style:font-style-asian="italic" style:font-weight-asian="normal" style:font-style-complex="italic" style:font-weight-complex="normal"/>
    </style:style>
    <style:style style:name="T101" style:family="text">
      <style:text-properties fo:font-style="italic" style:text-underline-style="none" fo:font-weight="normal" officeooo:rsid="047ad7e6" style:font-style-asian="italic" style:font-weight-asian="normal" style:font-style-complex="italic" style:font-weight-complex="normal"/>
    </style:style>
    <style:style style:name="T102" style:family="text">
      <style:text-properties fo:font-style="italic" style:text-underline-style="none" fo:font-weight="normal" officeooo:rsid="0491b5c1" style:font-style-asian="italic" style:font-weight-asian="normal" style:font-style-complex="italic" style:font-weight-complex="normal"/>
    </style:style>
    <style:style style:name="T103" style:family="text">
      <style:text-properties fo:font-style="italic" style:text-underline-style="none" fo:font-weight="normal" officeooo:rsid="03890bbf" style:font-style-asian="italic" style:font-weight-asian="normal" style:font-style-complex="italic" style:font-weight-complex="normal"/>
    </style:style>
    <style:style style:name="T104" style:family="text">
      <style:text-properties fo:font-style="italic" style:text-underline-style="none" fo:font-weight="normal" officeooo:rsid="056012b1" style:font-style-asian="italic" style:font-weight-asian="normal" style:font-style-complex="italic" style:font-weight-complex="normal"/>
    </style:style>
    <style:style style:name="T105" style:family="text">
      <style:text-properties fo:font-weight="normal" officeooo:rsid="03866522" style:font-weight-asian="normal" style:font-weight-complex="normal"/>
    </style:style>
    <style:style style:name="T106" style:family="text">
      <style:text-properties fo:font-weight="normal" officeooo:rsid="03888e67" style:font-weight-asian="normal" style:font-weight-complex="normal"/>
    </style:style>
    <style:style style:name="T107" style:family="text">
      <style:text-properties fo:font-weight="normal" officeooo:rsid="03890bbf" style:font-weight-asian="normal" style:font-weight-complex="normal"/>
    </style:style>
    <style:style style:name="T108" style:family="text">
      <style:text-properties fo:font-weight="normal" officeooo:rsid="03916bbf" style:font-weight-asian="normal" style:font-weight-complex="normal"/>
    </style:style>
    <style:style style:name="T109" style:family="text">
      <style:text-properties fo:font-weight="normal" officeooo:rsid="04484de3" style:font-weight-asian="normal" style:font-weight-complex="normal"/>
    </style:style>
    <style:style style:name="T110" style:family="text">
      <style:text-properties fo:font-weight="normal" officeooo:rsid="0448bd6e" style:font-weight-asian="normal" style:font-weight-complex="normal"/>
    </style:style>
    <style:style style:name="T111" style:family="text">
      <style:text-properties fo:font-weight="normal" officeooo:rsid="044a4ddb" style:font-weight-asian="normal" style:font-weight-complex="normal"/>
    </style:style>
    <style:style style:name="T112" style:family="text">
      <style:text-properties fo:font-weight="normal" officeooo:rsid="04584577" style:font-weight-asian="normal" style:font-weight-complex="normal"/>
    </style:style>
    <style:style style:name="T113" style:family="text">
      <style:text-properties fo:font-weight="normal" officeooo:rsid="0459b2e7" style:font-weight-asian="normal" style:font-weight-complex="normal"/>
    </style:style>
    <style:style style:name="T114" style:family="text">
      <style:text-properties fo:font-weight="normal" officeooo:rsid="045c84a8" style:font-weight-asian="normal" style:font-weight-complex="normal"/>
    </style:style>
    <style:style style:name="T115" style:family="text">
      <style:text-properties fo:font-weight="normal" officeooo:rsid="045c9f59" style:font-weight-asian="normal" style:font-weight-complex="normal"/>
    </style:style>
    <style:style style:name="T116" style:family="text">
      <style:text-properties fo:font-weight="normal" officeooo:rsid="045e07dd" style:font-weight-asian="normal" style:font-weight-complex="normal"/>
    </style:style>
    <style:style style:name="T117" style:family="text">
      <style:text-properties fo:font-weight="normal" officeooo:rsid="045f36a6" style:font-weight-asian="normal" style:font-weight-complex="normal"/>
    </style:style>
    <style:style style:name="T118" style:family="text">
      <style:text-properties fo:font-weight="normal" officeooo:rsid="04605969" style:font-weight-asian="normal" style:font-weight-complex="normal"/>
    </style:style>
    <style:style style:name="T119" style:family="text">
      <style:text-properties fo:font-weight="normal" officeooo:rsid="04619eba" style:font-weight-asian="normal" style:font-weight-complex="normal"/>
    </style:style>
    <style:style style:name="T120" style:family="text">
      <style:text-properties fo:font-weight="normal" officeooo:rsid="04628cfe" style:font-weight-asian="normal" style:font-weight-complex="normal"/>
    </style:style>
    <style:style style:name="T121" style:family="text">
      <style:text-properties fo:font-weight="normal" officeooo:rsid="0464850f" style:font-weight-asian="normal" style:font-weight-complex="normal"/>
    </style:style>
    <style:style style:name="T122" style:family="text">
      <style:text-properties fo:font-weight="normal" officeooo:rsid="04679e7c" style:font-weight-asian="normal" style:font-weight-complex="normal"/>
    </style:style>
    <style:style style:name="T123" style:family="text">
      <style:text-properties fo:font-weight="normal" officeooo:rsid="001de800" style:font-weight-asian="normal" style:font-weight-complex="normal"/>
    </style:style>
    <style:style style:name="T124" style:family="text">
      <style:text-properties fo:font-weight="normal" officeooo:rsid="046a6139" style:font-weight-asian="normal" style:font-weight-complex="normal"/>
    </style:style>
    <style:style style:name="T125" style:family="text">
      <style:text-properties fo:font-weight="normal" officeooo:rsid="046b57c6" style:font-weight-asian="normal" style:font-weight-complex="normal"/>
    </style:style>
    <style:style style:name="T126" style:family="text">
      <style:text-properties fo:font-weight="normal" officeooo:rsid="046ce6b1" style:font-weight-asian="normal" style:font-weight-complex="normal"/>
    </style:style>
    <style:style style:name="T127" style:family="text">
      <style:text-properties fo:font-weight="normal" officeooo:rsid="046d3c58" style:font-weight-asian="normal" style:font-weight-complex="normal"/>
    </style:style>
    <style:style style:name="T128" style:family="text">
      <style:text-properties fo:font-weight="normal" officeooo:rsid="046f191a" style:font-weight-asian="normal" style:font-weight-complex="normal"/>
    </style:style>
    <style:style style:name="T129" style:family="text">
      <style:text-properties fo:font-weight="normal" officeooo:rsid="046faa9c" style:font-weight-asian="normal" style:font-weight-complex="normal"/>
    </style:style>
    <style:style style:name="T130" style:family="text">
      <style:text-properties fo:font-weight="normal" officeooo:rsid="0470d48b" style:font-weight-asian="normal" style:font-weight-complex="normal"/>
    </style:style>
    <style:style style:name="T131" style:family="text">
      <style:text-properties fo:font-weight="normal" officeooo:rsid="04713b0b" style:font-weight-asian="normal" style:font-weight-complex="normal"/>
    </style:style>
    <style:style style:name="T132" style:family="text">
      <style:text-properties fo:font-weight="normal" officeooo:rsid="04731699" style:font-weight-asian="normal" style:font-weight-complex="normal"/>
    </style:style>
    <style:style style:name="T133" style:family="text">
      <style:text-properties fo:font-weight="normal" officeooo:rsid="04746bd0" style:font-weight-asian="normal" style:font-weight-complex="normal"/>
    </style:style>
    <style:style style:name="T134" style:family="text">
      <style:text-properties fo:font-weight="normal" officeooo:rsid="04764932" style:font-weight-asian="normal" style:font-weight-complex="normal"/>
    </style:style>
    <style:style style:name="T135" style:family="text">
      <style:text-properties fo:font-weight="normal" officeooo:rsid="0476c824" style:font-weight-asian="normal" style:font-weight-complex="normal"/>
    </style:style>
    <style:style style:name="T136" style:family="text">
      <style:text-properties fo:font-weight="normal" officeooo:rsid="0476deb4" style:font-weight-asian="normal" style:font-weight-complex="normal"/>
    </style:style>
    <style:style style:name="T137" style:family="text">
      <style:text-properties fo:font-weight="normal" officeooo:rsid="047825ef" style:font-weight-asian="normal" style:font-weight-complex="normal"/>
    </style:style>
    <style:style style:name="T138" style:family="text">
      <style:text-properties fo:font-weight="normal" officeooo:rsid="047a158d" style:font-weight-asian="normal" style:font-weight-complex="normal"/>
    </style:style>
    <style:style style:name="T139" style:family="text">
      <style:text-properties fo:font-weight="normal" officeooo:rsid="047ad7e6" style:font-weight-asian="normal" style:font-weight-complex="normal"/>
    </style:style>
    <style:style style:name="T140" style:family="text">
      <style:text-properties fo:font-weight="normal" officeooo:rsid="0455330b" style:font-weight-asian="normal" style:font-weight-complex="normal"/>
    </style:style>
    <style:style style:name="T141" style:family="text">
      <style:text-properties fo:font-weight="normal" officeooo:rsid="047f384e" style:font-weight-asian="normal" style:font-weight-complex="normal"/>
    </style:style>
    <style:style style:name="T142" style:family="text">
      <style:text-properties fo:font-weight="normal" officeooo:rsid="047f891c" style:font-weight-asian="normal" style:font-weight-complex="normal"/>
    </style:style>
    <style:style style:name="T143" style:family="text">
      <style:text-properties fo:font-weight="normal" officeooo:rsid="048040f0" style:font-weight-asian="normal" style:font-weight-complex="normal"/>
    </style:style>
    <style:style style:name="T144" style:family="text">
      <style:text-properties fo:font-weight="normal" officeooo:rsid="0481d93e" style:font-weight-asian="normal" style:font-weight-complex="normal"/>
    </style:style>
    <style:style style:name="T145" style:family="text">
      <style:text-properties fo:font-weight="normal" officeooo:rsid="04828cca" style:font-weight-asian="normal" style:font-weight-complex="normal"/>
    </style:style>
    <style:style style:name="T146" style:family="text">
      <style:text-properties fo:font-weight="normal" officeooo:rsid="0482fbda" style:font-weight-asian="normal" style:font-weight-complex="normal"/>
    </style:style>
    <style:style style:name="T147" style:family="text">
      <style:text-properties fo:font-weight="normal" officeooo:rsid="04839e5f" style:font-weight-asian="normal" style:font-weight-complex="normal"/>
    </style:style>
    <style:style style:name="T148" style:family="text">
      <style:text-properties fo:font-weight="normal" officeooo:rsid="0484525a" style:font-weight-asian="normal" style:font-weight-complex="normal"/>
    </style:style>
    <style:style style:name="T149" style:family="text">
      <style:text-properties fo:font-weight="normal" officeooo:rsid="04857074" style:font-weight-asian="normal" style:font-weight-complex="normal"/>
    </style:style>
    <style:style style:name="T150" style:family="text">
      <style:text-properties fo:font-weight="normal" officeooo:rsid="0488bd2b" style:font-weight-asian="normal" style:font-weight-complex="normal"/>
    </style:style>
    <style:style style:name="T151" style:family="text">
      <style:text-properties fo:font-weight="normal" officeooo:rsid="048a41e4" style:font-weight-asian="normal" style:font-weight-complex="normal"/>
    </style:style>
    <style:style style:name="T152" style:family="text">
      <style:text-properties fo:font-weight="normal" officeooo:rsid="048c4ec0" style:font-weight-asian="normal" style:font-weight-complex="normal"/>
    </style:style>
    <style:style style:name="T153" style:family="text">
      <style:text-properties fo:font-weight="normal" officeooo:rsid="048cbec3" style:font-weight-asian="normal" style:font-weight-complex="normal"/>
    </style:style>
    <style:style style:name="T154" style:family="text">
      <style:text-properties fo:font-weight="normal" officeooo:rsid="048f083c" style:font-weight-asian="normal" style:font-weight-complex="normal"/>
    </style:style>
    <style:style style:name="T155" style:family="text">
      <style:text-properties fo:font-weight="normal" officeooo:rsid="04a21df7" style:font-weight-asian="normal" style:font-weight-complex="normal"/>
    </style:style>
    <style:style style:name="T156" style:family="text">
      <style:text-properties fo:font-weight="normal" officeooo:rsid="04a3b6c7" style:font-weight-asian="normal" style:font-weight-complex="normal"/>
    </style:style>
    <style:style style:name="T157" style:family="text">
      <style:text-properties fo:font-weight="normal" officeooo:rsid="04a50950" style:font-weight-asian="normal" style:font-weight-complex="normal"/>
    </style:style>
    <style:style style:name="T158" style:family="text">
      <style:text-properties fo:font-weight="normal" officeooo:rsid="04a62193" style:font-weight-asian="normal" style:font-weight-complex="normal"/>
    </style:style>
    <style:style style:name="T159" style:family="text">
      <style:text-properties fo:font-weight="normal" officeooo:rsid="04a722bd" style:font-weight-asian="normal" style:font-weight-complex="normal"/>
    </style:style>
    <style:style style:name="T160" style:family="text">
      <style:text-properties fo:font-weight="normal" officeooo:rsid="04aa190a" style:font-weight-asian="normal" style:font-weight-complex="normal"/>
    </style:style>
    <style:style style:name="T161" style:family="text">
      <style:text-properties fo:font-weight="normal" officeooo:rsid="04abe575" style:font-weight-asian="normal" style:font-weight-complex="normal"/>
    </style:style>
    <style:style style:name="T162" style:family="text">
      <style:text-properties fo:font-weight="normal" officeooo:rsid="04acffb0" style:font-weight-asian="normal" style:font-weight-complex="normal"/>
    </style:style>
    <style:style style:name="T163" style:family="text">
      <style:text-properties fo:font-weight="normal" officeooo:rsid="04b0f3f8" style:font-weight-asian="normal" style:font-weight-complex="normal"/>
    </style:style>
    <style:style style:name="T164" style:family="text">
      <style:text-properties fo:font-weight="normal" officeooo:rsid="04b154e9" style:font-weight-asian="normal" style:font-weight-complex="normal"/>
    </style:style>
    <style:style style:name="T165" style:family="text">
      <style:text-properties fo:font-weight="normal" officeooo:rsid="04b45ce5" style:font-weight-asian="normal" style:font-weight-complex="normal"/>
    </style:style>
    <style:style style:name="T166" style:family="text">
      <style:text-properties fo:font-weight="normal" officeooo:rsid="04b49e48" style:font-weight-asian="normal" style:font-weight-complex="normal"/>
    </style:style>
    <style:style style:name="T167" style:family="text">
      <style:text-properties fo:font-weight="normal" officeooo:rsid="04b4aac8" style:font-weight-asian="normal" style:font-weight-complex="normal"/>
    </style:style>
    <style:style style:name="T168" style:family="text">
      <style:text-properties fo:font-weight="normal" officeooo:rsid="04b79bc4" style:font-weight-asian="normal" style:font-weight-complex="normal"/>
    </style:style>
    <style:style style:name="T169" style:family="text">
      <style:text-properties fo:font-weight="normal" officeooo:rsid="04c01402" style:font-weight-asian="normal" style:font-weight-complex="normal"/>
    </style:style>
    <style:style style:name="T170" style:family="text">
      <style:text-properties fo:font-weight="normal" officeooo:rsid="04c356fb" style:font-weight-asian="normal" style:font-weight-complex="normal"/>
    </style:style>
    <style:style style:name="T171" style:family="text">
      <style:text-properties fo:font-weight="normal" officeooo:rsid="04c4dc5f" style:font-weight-asian="normal" style:font-weight-complex="normal"/>
    </style:style>
    <style:style style:name="T172" style:family="text">
      <style:text-properties fo:font-weight="normal" officeooo:rsid="04c5ca5f" style:font-weight-asian="normal" style:font-weight-complex="normal"/>
    </style:style>
    <style:style style:name="T173" style:family="text">
      <style:text-properties fo:font-weight="normal" officeooo:rsid="04c72f43" style:font-weight-asian="normal" style:font-weight-complex="normal"/>
    </style:style>
    <style:style style:name="T174" style:family="text">
      <style:text-properties fo:font-weight="normal" officeooo:rsid="04c84b33" style:font-weight-asian="normal" style:font-weight-complex="normal"/>
    </style:style>
    <style:style style:name="T175" style:family="text">
      <style:text-properties fo:font-weight="normal" officeooo:rsid="04c93477" style:font-weight-asian="normal" style:font-weight-complex="normal"/>
    </style:style>
    <style:style style:name="T176" style:family="text">
      <style:text-properties fo:font-weight="normal" officeooo:rsid="04dc5fbc" style:font-weight-asian="normal" style:font-weight-complex="normal"/>
    </style:style>
    <style:style style:name="T177" style:family="text">
      <style:text-properties fo:font-weight="normal" officeooo:rsid="04dc6e6d" style:font-weight-asian="normal" style:font-weight-complex="normal"/>
    </style:style>
    <style:style style:name="T178" style:family="text">
      <style:text-properties fo:font-weight="normal" officeooo:rsid="04df0d57" style:font-weight-asian="normal" style:font-weight-complex="normal"/>
    </style:style>
    <style:style style:name="T179" style:family="text">
      <style:text-properties fo:font-weight="normal" officeooo:rsid="04df1399" style:font-weight-asian="normal" style:font-weight-complex="normal"/>
    </style:style>
    <style:style style:name="T180" style:family="text">
      <style:text-properties fo:font-weight="normal" officeooo:rsid="04df7e18" style:font-weight-asian="normal" style:font-weight-complex="normal"/>
    </style:style>
    <style:style style:name="T181" style:family="text">
      <style:text-properties fo:font-weight="normal" officeooo:rsid="04e171b8" style:font-weight-asian="normal" style:font-weight-complex="normal"/>
    </style:style>
    <style:style style:name="T182" style:family="text">
      <style:text-properties fo:font-weight="normal" officeooo:rsid="04e389c7" style:font-weight-asian="normal" style:font-weight-complex="normal"/>
    </style:style>
    <style:style style:name="T183" style:family="text">
      <style:text-properties fo:font-weight="normal" officeooo:rsid="04e6da2c" style:font-weight-asian="normal" style:font-weight-complex="normal"/>
    </style:style>
    <style:style style:name="T184" style:family="text">
      <style:text-properties fo:font-weight="normal" officeooo:rsid="04eaccdf" style:font-weight-asian="normal" style:font-weight-complex="normal"/>
    </style:style>
    <style:style style:name="T185" style:family="text">
      <style:text-properties fo:font-weight="normal" officeooo:rsid="04eada2a" style:font-weight-asian="normal" style:font-weight-complex="normal"/>
    </style:style>
    <style:style style:name="T186" style:family="text">
      <style:text-properties fo:font-weight="normal" officeooo:rsid="04ee0493" style:font-weight-asian="normal" style:font-weight-complex="normal"/>
    </style:style>
    <style:style style:name="T187" style:family="text">
      <style:text-properties fo:font-weight="normal" officeooo:rsid="050743c0" style:font-weight-asian="normal" style:font-weight-complex="normal"/>
    </style:style>
    <style:style style:name="T188" style:family="text">
      <style:text-properties fo:font-weight="normal" officeooo:rsid="0508a2f8" style:font-weight-asian="normal" style:font-weight-complex="normal"/>
    </style:style>
    <style:style style:name="T189" style:family="text">
      <style:text-properties fo:font-weight="normal" officeooo:rsid="050bb1c5" style:font-weight-asian="normal" style:font-weight-complex="normal"/>
    </style:style>
    <style:style style:name="T190" style:family="text">
      <style:text-properties fo:font-weight="normal" officeooo:rsid="050f55ef" style:font-weight-asian="normal" style:font-weight-complex="normal"/>
    </style:style>
    <style:style style:name="T191" style:family="text">
      <style:text-properties fo:font-weight="normal" officeooo:rsid="05131457" style:font-weight-asian="normal" style:font-weight-complex="normal"/>
    </style:style>
    <style:style style:name="T192" style:family="text">
      <style:text-properties fo:font-weight="normal" officeooo:rsid="051374f1" style:font-weight-asian="normal" style:font-weight-complex="normal"/>
    </style:style>
    <style:style style:name="T193" style:family="text">
      <style:text-properties fo:font-weight="normal" officeooo:rsid="05344914" style:font-weight-asian="normal" style:font-weight-complex="normal"/>
    </style:style>
    <style:style style:name="T194" style:family="text">
      <style:text-properties fo:font-weight="normal" officeooo:rsid="0534cfb4" style:font-weight-asian="normal" style:font-weight-complex="normal"/>
    </style:style>
    <style:style style:name="T195" style:family="text">
      <style:text-properties fo:font-weight="normal" officeooo:rsid="05368619" style:font-weight-asian="normal" style:font-weight-complex="normal"/>
    </style:style>
    <style:style style:name="T196" style:family="text">
      <style:text-properties fo:font-weight="normal" officeooo:rsid="05374dac" style:font-weight-asian="normal" style:font-weight-complex="normal"/>
    </style:style>
    <style:style style:name="T197" style:family="text">
      <style:text-properties fo:font-weight="normal" officeooo:rsid="0538739c" style:font-weight-asian="normal" style:font-weight-complex="normal"/>
    </style:style>
    <style:style style:name="T198" style:family="text">
      <style:text-properties fo:font-weight="normal" officeooo:rsid="053a20d7" style:font-weight-asian="normal" style:font-weight-complex="normal"/>
    </style:style>
    <style:style style:name="T199" style:family="text">
      <style:text-properties fo:font-weight="normal" officeooo:rsid="053c19e8" style:font-weight-asian="normal" style:font-weight-complex="normal"/>
    </style:style>
    <style:style style:name="T200" style:family="text">
      <style:text-properties fo:font-weight="normal" officeooo:rsid="053d6579" style:font-weight-asian="normal" style:font-weight-complex="normal"/>
    </style:style>
    <style:style style:name="T201" style:family="text">
      <style:text-properties fo:font-weight="normal" officeooo:rsid="053e96f0" style:font-weight-asian="normal" style:font-weight-complex="normal"/>
    </style:style>
    <style:style style:name="T202" style:family="text">
      <style:text-properties fo:font-weight="normal" officeooo:rsid="0541ceb5" style:font-weight-asian="normal" style:font-weight-complex="normal"/>
    </style:style>
    <style:style style:name="T203" style:family="text">
      <style:text-properties fo:font-weight="normal" officeooo:rsid="054b3fee" style:font-weight-asian="normal" style:font-weight-complex="normal"/>
    </style:style>
    <style:style style:name="T204" style:family="text">
      <style:text-properties fo:font-weight="normal" officeooo:rsid="054d73ff" style:font-weight-asian="normal" style:font-weight-complex="normal"/>
    </style:style>
    <style:style style:name="T205" style:family="text">
      <style:text-properties fo:font-weight="normal" officeooo:rsid="054dade4" style:font-weight-asian="normal" style:font-weight-complex="normal"/>
    </style:style>
    <style:style style:name="T206" style:family="text">
      <style:text-properties fo:font-weight="normal" officeooo:rsid="055cd2bb" style:font-weight-asian="normal" style:font-weight-complex="normal"/>
    </style:style>
    <style:style style:name="T207" style:family="text">
      <style:text-properties fo:font-weight="normal" officeooo:rsid="056012b1" style:font-weight-asian="normal" style:font-weight-complex="normal"/>
    </style:style>
    <style:style style:name="T208" style:family="text">
      <style:text-properties fo:font-weight="normal" officeooo:rsid="0562fdef" style:font-weight-asian="normal" style:font-weight-complex="normal"/>
    </style:style>
    <style:style style:name="T209" style:family="text">
      <style:text-properties fo:font-weight="normal" officeooo:rsid="0564d147" style:font-weight-asian="normal" style:font-weight-complex="normal"/>
    </style:style>
    <style:style style:name="T210" style:family="text">
      <style:text-properties fo:font-weight="normal" officeooo:rsid="0565d343" style:font-weight-asian="normal" style:font-weight-complex="normal"/>
    </style:style>
    <style:style style:name="T211" style:family="text">
      <style:text-properties fo:font-weight="normal" officeooo:rsid="0567c95a" style:font-weight-asian="normal" style:font-weight-complex="normal"/>
    </style:style>
    <style:style style:name="T212" style:family="text">
      <style:text-properties fo:font-weight="normal" officeooo:rsid="0568ac0f" style:font-weight-asian="normal" style:font-weight-complex="normal"/>
    </style:style>
    <style:style style:name="T213" style:family="text">
      <style:text-properties fo:font-weight="normal" officeooo:rsid="0569029b" style:font-weight-asian="normal" style:font-weight-complex="normal"/>
    </style:style>
    <style:style style:name="T214" style:family="text">
      <style:text-properties fo:font-weight="normal" officeooo:rsid="0577bd7d" style:font-weight-asian="normal" style:font-weight-complex="normal"/>
    </style:style>
    <style:style style:name="T215" style:family="text">
      <style:text-properties fo:font-weight="normal" officeooo:rsid="05786598" style:font-weight-asian="normal" style:font-weight-complex="normal"/>
    </style:style>
    <style:style style:name="T216" style:family="text">
      <style:text-properties fo:font-weight="normal" officeooo:rsid="057a61a1" style:font-weight-asian="normal" style:font-weight-complex="normal"/>
    </style:style>
    <style:style style:name="T217" style:family="text">
      <style:text-properties fo:font-weight="normal" officeooo:rsid="057bafc1" style:font-weight-asian="normal" style:font-weight-complex="normal"/>
    </style:style>
    <style:style style:name="T218" style:family="text">
      <style:text-properties fo:font-weight="normal" officeooo:rsid="057c43e4" style:font-weight-asian="normal" style:font-weight-complex="normal"/>
    </style:style>
    <style:style style:name="T219" style:family="text">
      <style:text-properties fo:font-weight="normal" officeooo:rsid="057d2f82" style:font-weight-asian="normal" style:font-weight-complex="normal"/>
    </style:style>
    <style:style style:name="T220" style:family="text">
      <style:text-properties fo:font-weight="normal" officeooo:rsid="057efd2c" style:font-weight-asian="normal" style:font-weight-complex="normal"/>
    </style:style>
    <style:style style:name="T221" style:family="text">
      <style:text-properties fo:font-weight="normal" officeooo:rsid="0580b0dd" style:font-weight-asian="normal" style:font-weight-complex="normal"/>
    </style:style>
    <style:style style:name="T222" style:family="text">
      <style:text-properties fo:font-weight="normal" officeooo:rsid="058267ea" style:font-weight-asian="normal" style:font-weight-complex="normal"/>
    </style:style>
    <style:style style:name="T223" style:family="text">
      <style:text-properties fo:font-weight="normal" officeooo:rsid="058578eb" style:font-weight-asian="normal" style:font-weight-complex="normal"/>
    </style:style>
    <style:style style:name="T224" style:family="text">
      <style:text-properties fo:font-weight="normal" officeooo:rsid="05870daa" style:font-weight-asian="normal" style:font-weight-complex="normal"/>
    </style:style>
    <style:style style:name="T225" style:family="text">
      <style:text-properties fo:font-weight="normal" officeooo:rsid="058ac049" style:font-weight-asian="normal" style:font-weight-complex="normal"/>
    </style:style>
    <style:style style:name="T226" style:family="text">
      <style:text-properties fo:font-weight="normal" officeooo:rsid="05abc91a" style:font-weight-asian="normal" style:font-weight-complex="normal"/>
    </style:style>
    <style:style style:name="T227" style:family="text">
      <style:text-properties fo:font-weight="normal" officeooo:rsid="05ac44aa" style:font-weight-asian="normal" style:font-weight-complex="normal"/>
    </style:style>
    <style:style style:name="T228" style:family="text">
      <style:text-properties fo:font-weight="normal" officeooo:rsid="05adebe6" style:font-weight-asian="normal" style:font-weight-complex="normal"/>
    </style:style>
    <style:style style:name="T229" style:family="text">
      <style:text-properties fo:font-weight="normal" officeooo:rsid="05ae595e" style:font-weight-asian="normal" style:font-weight-complex="normal"/>
    </style:style>
    <style:style style:name="T230" style:family="text">
      <style:text-properties fo:font-weight="normal" officeooo:rsid="05af0883" style:font-weight-asian="normal" style:font-weight-complex="normal"/>
    </style:style>
    <style:style style:name="T231" style:family="text">
      <style:text-properties fo:font-weight="normal" officeooo:rsid="05ba7e6e" style:font-weight-asian="normal" style:font-weight-complex="normal"/>
    </style:style>
    <style:style style:name="T232" style:family="text">
      <style:text-properties fo:font-weight="normal" officeooo:rsid="05bab6a7" style:font-weight-asian="normal" style:font-weight-complex="normal"/>
    </style:style>
    <style:style style:name="T233" style:family="text">
      <style:text-properties fo:font-weight="normal" officeooo:rsid="05baea3c" style:font-weight-asian="normal" style:font-weight-complex="normal"/>
    </style:style>
    <style:style style:name="T234" style:family="text">
      <style:text-properties fo:font-weight="normal" officeooo:rsid="05bc7a96" style:font-weight-asian="normal" style:font-weight-complex="normal"/>
    </style:style>
    <style:style style:name="T235" style:family="text">
      <style:text-properties fo:font-weight="normal" officeooo:rsid="05bd2be8" style:font-weight-asian="normal" style:font-weight-complex="normal"/>
    </style:style>
    <style:style style:name="T236" style:family="text">
      <style:text-properties fo:font-weight="normal" officeooo:rsid="05c1ea53" style:font-weight-asian="normal" style:font-weight-complex="normal"/>
    </style:style>
    <style:style style:name="T237" style:family="text">
      <style:text-properties fo:font-weight="normal" officeooo:rsid="05c312dc" style:font-weight-asian="normal" style:font-weight-complex="normal"/>
    </style:style>
    <style:style style:name="T238" style:family="text">
      <style:text-properties fo:font-weight="normal" officeooo:rsid="05c73932" style:font-weight-asian="normal" style:font-weight-complex="normal"/>
    </style:style>
    <style:style style:name="T239" style:family="text">
      <style:text-properties fo:font-weight="normal" officeooo:rsid="05c84f64" style:font-weight-asian="normal" style:font-weight-complex="normal"/>
    </style:style>
    <style:style style:name="T240" style:family="text">
      <style:text-properties fo:font-weight="normal" officeooo:rsid="05c95a53" style:font-weight-asian="normal" style:font-weight-complex="normal"/>
    </style:style>
    <style:style style:name="T241" style:family="text">
      <style:text-properties fo:font-weight="normal" officeooo:rsid="05ca37b0" style:font-weight-asian="normal" style:font-weight-complex="normal"/>
    </style:style>
    <style:style style:name="T242" style:family="text">
      <style:text-properties fo:font-weight="normal" officeooo:rsid="05cb8080" style:font-weight-asian="normal" style:font-weight-complex="normal"/>
    </style:style>
    <style:style style:name="T243" style:family="text">
      <style:text-properties fo:font-weight="normal" officeooo:rsid="05cd4a20" style:font-weight-asian="normal" style:font-weight-complex="normal"/>
    </style:style>
    <style:style style:name="T244" style:family="text">
      <style:text-properties fo:font-weight="normal" officeooo:rsid="05ceeddd" style:font-weight-asian="normal" style:font-weight-complex="normal"/>
    </style:style>
    <style:style style:name="T245" style:family="text">
      <style:text-properties fo:font-weight="normal" officeooo:rsid="05d5c0fd" style:font-weight-asian="normal" style:font-weight-complex="normal"/>
    </style:style>
    <style:style style:name="T246" style:family="text">
      <style:text-properties fo:font-weight="normal" officeooo:rsid="05d610e8" style:font-weight-asian="normal" style:font-weight-complex="normal"/>
    </style:style>
    <style:style style:name="T247" style:family="text">
      <style:text-properties fo:font-weight="normal" officeooo:rsid="05d6e6d3" style:font-weight-asian="normal" style:font-weight-complex="normal"/>
    </style:style>
    <style:style style:name="T248" style:family="text">
      <style:text-properties fo:font-weight="normal" officeooo:rsid="05ddecc7" style:font-weight-asian="normal" style:font-weight-complex="normal"/>
    </style:style>
    <style:style style:name="T249" style:family="text">
      <style:text-properties fo:font-weight="normal" officeooo:rsid="05df50a8" style:font-weight-asian="normal" style:font-weight-complex="normal"/>
    </style:style>
    <style:style style:name="T250" style:family="text">
      <style:text-properties fo:font-weight="normal" officeooo:rsid="05e0df49" style:font-weight-asian="normal" style:font-weight-complex="normal"/>
    </style:style>
    <style:style style:name="T251" style:family="text">
      <style:text-properties fo:font-weight="normal" officeooo:rsid="05e247e9" style:font-weight-asian="normal" style:font-weight-complex="normal"/>
    </style:style>
    <style:style style:name="T252" style:family="text">
      <style:text-properties fo:font-weight="normal" officeooo:rsid="05e404b7" style:font-weight-asian="normal" style:font-weight-complex="normal"/>
    </style:style>
    <style:style style:name="T253" style:family="text">
      <style:text-properties fo:font-weight="normal" officeooo:rsid="05e9a83b" style:font-weight-asian="normal" style:font-weight-complex="normal"/>
    </style:style>
    <style:style style:name="T254" style:family="text">
      <style:text-properties fo:font-weight="normal" officeooo:rsid="05ea6e60" style:font-weight-asian="normal" style:font-weight-complex="normal"/>
    </style:style>
    <style:style style:name="T255" style:family="text">
      <style:text-properties fo:font-weight="normal" officeooo:rsid="05eb673a" style:font-weight-asian="normal" style:font-weight-complex="normal"/>
    </style:style>
    <style:style style:name="T256" style:family="text">
      <style:text-properties fo:font-weight="normal" officeooo:rsid="05ef30be" style:font-weight-asian="normal" style:font-weight-complex="normal"/>
    </style:style>
    <style:style style:name="T257" style:family="text">
      <style:text-properties fo:font-weight="normal" officeooo:rsid="05f0ebe4" style:font-weight-asian="normal" style:font-weight-complex="normal"/>
    </style:style>
    <style:style style:name="T258" style:family="text">
      <style:text-properties fo:font-weight="normal" officeooo:rsid="05f4a59f" style:font-weight-asian="normal" style:font-weight-complex="normal"/>
    </style:style>
    <style:style style:name="T259" style:family="text">
      <style:text-properties fo:font-weight="normal" officeooo:rsid="05f79f8d" style:font-weight-asian="normal" style:font-weight-complex="normal"/>
    </style:style>
    <style:style style:name="T260" style:family="text">
      <style:text-properties fo:font-weight="normal" officeooo:rsid="05f992ae" style:font-weight-asian="normal" style:font-weight-complex="normal"/>
    </style:style>
    <style:style style:name="T261" style:family="text">
      <style:text-properties fo:font-weight="normal" officeooo:rsid="05fbfd0f" style:font-weight-asian="normal" style:font-weight-complex="normal"/>
    </style:style>
    <style:style style:name="T262" style:family="text">
      <style:text-properties fo:font-weight="normal" officeooo:rsid="05fc1f1c" style:font-weight-asian="normal" style:font-weight-complex="normal"/>
    </style:style>
    <style:style style:name="T263" style:family="text">
      <style:text-properties fo:font-weight="normal" officeooo:rsid="05fd92bc" style:font-weight-asian="normal" style:font-weight-complex="normal"/>
    </style:style>
    <style:style style:name="T264" style:family="text">
      <style:text-properties fo:font-weight="normal" officeooo:rsid="05ff69d4" style:font-weight-asian="normal" style:font-weight-complex="normal"/>
    </style:style>
    <style:style style:name="T265" style:family="text">
      <style:text-properties fo:font-weight="normal" officeooo:rsid="06bea75b" style:font-weight-asian="normal" style:font-weight-complex="normal"/>
    </style:style>
    <style:style style:name="T266" style:family="text">
      <style:text-properties fo:font-weight="normal" officeooo:rsid="06c30803" style:font-weight-asian="normal" style:font-weight-complex="normal"/>
    </style:style>
    <style:style style:name="T267" style:family="text">
      <style:text-properties fo:font-weight="normal" officeooo:rsid="0705f3d5" style:font-weight-asian="normal" style:font-weight-complex="normal"/>
    </style:style>
    <style:style style:name="T268" style:family="text">
      <style:text-properties fo:font-style="normal" style:font-style-asian="normal" style:font-style-complex="normal"/>
    </style:style>
    <style:style style:name="T269" style:family="text">
      <style:text-properties fo:font-style="normal" officeooo:rsid="001de800" style:font-style-asian="normal" style:font-style-complex="normal"/>
    </style:style>
    <style:style style:name="T270" style:family="text">
      <style:text-properties fo:font-style="normal" officeooo:rsid="06a0dcf5" style:font-style-asian="normal" style:font-style-complex="normal"/>
    </style:style>
    <style:style style:name="T271" style:family="text">
      <style:text-properties fo:font-style="normal" officeooo:rsid="06a2a130" style:font-style-asian="normal" style:font-style-complex="normal"/>
    </style:style>
    <style:style style:name="T272" style:family="text">
      <style:text-properties fo:font-style="normal" officeooo:rsid="06a2fcf3" style:font-style-asian="normal" style:font-style-complex="normal"/>
    </style:style>
    <style:style style:name="T273" style:family="text">
      <style:text-properties fo:font-style="normal" officeooo:rsid="06a3c361" style:font-style-asian="normal" style:font-style-complex="normal"/>
    </style:style>
    <style:style style:name="T274" style:family="text">
      <style:text-properties fo:font-style="normal" officeooo:rsid="06a81d68" style:font-style-asian="normal" style:font-style-complex="normal"/>
    </style:style>
    <style:style style:name="T275" style:family="text">
      <style:text-properties fo:font-style="normal" officeooo:rsid="06a999e8" style:font-style-asian="normal" style:font-style-complex="normal"/>
    </style:style>
    <style:style style:name="T276" style:family="text">
      <style:text-properties fo:font-style="normal" officeooo:rsid="06aa22b6" style:font-style-asian="normal" style:font-style-complex="normal"/>
    </style:style>
    <style:style style:name="T277" style:family="text">
      <style:text-properties fo:font-style="normal" officeooo:rsid="06aa7c3c" style:font-style-asian="normal" style:font-style-complex="normal"/>
    </style:style>
    <style:style style:name="T278" style:family="text">
      <style:text-properties fo:font-style="normal" officeooo:rsid="06ab95e8" style:font-style-asian="normal" style:font-style-complex="normal"/>
    </style:style>
    <style:style style:name="T279" style:family="text">
      <style:text-properties fo:font-style="normal" officeooo:rsid="06accafc" style:font-style-asian="normal" style:font-style-complex="normal"/>
    </style:style>
    <style:style style:name="T280" style:family="text">
      <style:text-properties fo:font-style="normal" officeooo:rsid="06ae5212" style:font-style-asian="normal" style:font-style-complex="normal"/>
    </style:style>
    <style:style style:name="T281" style:family="text">
      <style:text-properties fo:font-style="normal" officeooo:rsid="06aec1f3" style:font-style-asian="normal" style:font-style-complex="normal"/>
    </style:style>
    <style:style style:name="T282" style:family="text">
      <style:text-properties fo:font-style="normal" officeooo:rsid="06b1d5a0" style:font-style-asian="normal" style:font-style-complex="normal"/>
    </style:style>
    <style:style style:name="T283" style:family="text">
      <style:text-properties fo:font-style="normal" officeooo:rsid="06b1e42f" style:font-style-asian="normal" style:font-style-complex="normal"/>
    </style:style>
    <style:style style:name="T284" style:family="text">
      <style:text-properties fo:font-style="normal" officeooo:rsid="06b1fd69" style:font-style-asian="normal" style:font-style-complex="normal"/>
    </style:style>
    <style:style style:name="T285" style:family="text">
      <style:text-properties fo:font-style="normal" officeooo:rsid="06c6e0a3" style:font-style-asian="normal" style:font-style-complex="normal"/>
    </style:style>
    <style:style style:name="T286" style:family="text">
      <style:text-properties fo:font-style="normal" officeooo:rsid="06f08848" style:font-style-asian="normal" style:font-style-complex="normal"/>
    </style:style>
    <style:style style:name="T287" style:family="text">
      <style:text-properties fo:font-style="normal" officeooo:rsid="06f114a3" style:font-style-asian="normal" style:font-style-complex="normal"/>
    </style:style>
    <style:style style:name="T288" style:family="text">
      <style:text-properties fo:font-style="normal" officeooo:rsid="06f3c1db" style:font-style-asian="normal" style:font-style-complex="normal"/>
    </style:style>
    <style:style style:name="T289" style:family="text">
      <style:text-properties fo:font-style="normal" officeooo:rsid="03603b41" style:font-style-asian="normal" style:font-style-complex="normal"/>
    </style:style>
    <style:style style:name="T290" style:family="text">
      <style:text-properties fo:font-style="normal" officeooo:rsid="06fc988d" style:font-style-asian="normal" style:font-style-complex="normal"/>
    </style:style>
    <style:style style:name="T291" style:family="text">
      <style:text-properties fo:font-style="normal" officeooo:rsid="06fdc8bf" style:font-style-asian="normal" style:font-style-complex="normal"/>
    </style:style>
    <style:style style:name="T292" style:family="text">
      <style:text-properties fo:font-style="normal" officeooo:rsid="0710335d" style:font-style-asian="normal" style:font-style-complex="normal"/>
    </style:style>
    <style:style style:name="T293" style:family="text">
      <style:text-properties fo:font-style="normal" fo:font-weight="normal" officeooo:rsid="038b2171" style:font-style-asian="normal" style:font-weight-asian="normal" style:font-style-complex="normal" style:font-weight-complex="normal"/>
    </style:style>
    <style:style style:name="T294" style:family="text">
      <style:text-properties fo:font-style="normal" fo:font-weight="normal" officeooo:rsid="04584577" style:font-style-asian="normal" style:font-weight-asian="normal" style:font-style-complex="normal" style:font-weight-complex="normal"/>
    </style:style>
    <style:style style:name="T295" style:family="text">
      <style:text-properties fo:font-style="normal" fo:font-weight="normal" officeooo:rsid="04484de3" style:font-style-asian="normal" style:font-weight-asian="normal" style:font-style-complex="normal" style:font-weight-complex="normal"/>
    </style:style>
    <style:style style:name="T296" style:family="text">
      <style:text-properties fo:font-style="normal" fo:font-weight="normal" officeooo:rsid="045e07dd" style:font-style-asian="normal" style:font-weight-asian="normal" style:font-style-complex="normal" style:font-weight-complex="normal"/>
    </style:style>
    <style:style style:name="T297" style:family="text">
      <style:text-properties fo:font-style="normal" fo:font-weight="normal" officeooo:rsid="045f36a6" style:font-style-asian="normal" style:font-weight-asian="normal" style:font-style-complex="normal" style:font-weight-complex="normal"/>
    </style:style>
    <style:style style:name="T298" style:family="text">
      <style:text-properties fo:font-style="normal" fo:font-weight="normal" officeooo:rsid="0464850f" style:font-style-asian="normal" style:font-weight-asian="normal" style:font-style-complex="normal" style:font-weight-complex="normal"/>
    </style:style>
    <style:style style:name="T299" style:family="text">
      <style:text-properties fo:font-style="normal" fo:font-weight="normal" officeooo:rsid="0465971b" style:font-style-asian="normal" style:font-weight-asian="normal" style:font-style-complex="normal" style:font-weight-complex="normal"/>
    </style:style>
    <style:style style:name="T300" style:family="text">
      <style:text-properties fo:font-style="normal" fo:font-weight="normal" officeooo:rsid="04668a0d" style:font-style-asian="normal" style:font-weight-asian="normal" style:font-style-complex="normal" style:font-weight-complex="normal"/>
    </style:style>
    <style:style style:name="T301" style:family="text">
      <style:text-properties fo:font-style="normal" fo:font-weight="normal" officeooo:rsid="048040f0" style:font-style-asian="normal" style:font-weight-asian="normal" style:font-style-complex="normal" style:font-weight-complex="normal"/>
    </style:style>
    <style:style style:name="T302" style:family="text">
      <style:text-properties fo:font-style="normal" fo:font-weight="normal" officeooo:rsid="0484525a" style:font-style-asian="normal" style:font-weight-asian="normal" style:font-style-complex="normal" style:font-weight-complex="normal"/>
    </style:style>
    <style:style style:name="T303" style:family="text">
      <style:text-properties fo:font-style="normal" fo:font-weight="normal" officeooo:rsid="044a4ddb" style:font-style-asian="normal" style:font-weight-asian="normal" style:font-style-complex="normal" style:font-weight-complex="normal"/>
    </style:style>
    <style:style style:name="T304" style:family="text">
      <style:text-properties fo:font-style="normal" fo:font-weight="normal" officeooo:rsid="04adc4c1" style:font-style-asian="normal" style:font-weight-asian="normal" style:font-style-complex="normal" style:font-weight-complex="normal"/>
    </style:style>
    <style:style style:name="T305" style:family="text">
      <style:text-properties fo:font-style="normal" fo:font-weight="normal" officeooo:rsid="04af5007" style:font-style-asian="normal" style:font-weight-asian="normal" style:font-style-complex="normal" style:font-weight-complex="normal"/>
    </style:style>
    <style:style style:name="T306" style:family="text">
      <style:text-properties fo:font-style="normal" fo:font-weight="normal" officeooo:rsid="04b79bc4" style:font-style-asian="normal" style:font-weight-asian="normal" style:font-style-complex="normal" style:font-weight-complex="normal"/>
    </style:style>
    <style:style style:name="T307" style:family="text">
      <style:text-properties fo:font-style="normal" fo:font-weight="normal" officeooo:rsid="04b87e2d" style:font-style-asian="normal" style:font-weight-asian="normal" style:font-style-complex="normal" style:font-weight-complex="normal"/>
    </style:style>
    <style:style style:name="T308" style:family="text">
      <style:text-properties fo:font-style="normal" fo:font-weight="normal" officeooo:rsid="04b9b55f" style:font-style-asian="normal" style:font-weight-asian="normal" style:font-style-complex="normal" style:font-weight-complex="normal"/>
    </style:style>
    <style:style style:name="T309" style:family="text">
      <style:text-properties fo:font-style="normal" fo:font-weight="normal" officeooo:rsid="04ba027f" style:font-style-asian="normal" style:font-weight-asian="normal" style:font-style-complex="normal" style:font-weight-complex="normal"/>
    </style:style>
    <style:style style:name="T310" style:family="text">
      <style:text-properties fo:font-style="normal" fo:font-weight="normal" officeooo:rsid="04bb9628" style:font-style-asian="normal" style:font-weight-asian="normal" style:font-style-complex="normal" style:font-weight-complex="normal"/>
    </style:style>
    <style:style style:name="T311" style:family="text">
      <style:text-properties fo:font-style="normal" fo:font-weight="normal" officeooo:rsid="04de5fee" style:font-style-asian="normal" style:font-weight-asian="normal" style:font-style-complex="normal" style:font-weight-complex="normal"/>
    </style:style>
    <style:style style:name="T312" style:family="text">
      <style:text-properties fo:font-style="normal" fo:font-weight="normal" officeooo:rsid="04e2f92a" style:font-style-asian="normal" style:font-weight-asian="normal" style:font-style-complex="normal" style:font-weight-complex="normal"/>
    </style:style>
    <style:style style:name="T313" style:family="text">
      <style:text-properties fo:font-style="normal" fo:font-weight="normal" officeooo:rsid="050d9fff" style:font-style-asian="normal" style:font-weight-asian="normal" style:font-style-complex="normal" style:font-weight-complex="normal"/>
    </style:style>
    <style:style style:name="T314" style:family="text">
      <style:text-properties fo:font-style="normal" fo:font-weight="normal" officeooo:rsid="050da4ac" style:font-style-asian="normal" style:font-weight-asian="normal" style:font-style-complex="normal" style:font-weight-complex="normal"/>
    </style:style>
    <style:style style:name="T315" style:family="text">
      <style:text-properties fo:font-style="normal" fo:font-weight="normal" officeooo:rsid="050f4f22" style:font-style-asian="normal" style:font-weight-asian="normal" style:font-style-complex="normal" style:font-weight-complex="normal"/>
    </style:style>
    <style:style style:name="T316" style:family="text">
      <style:text-properties fo:font-style="normal" fo:font-weight="normal" officeooo:rsid="047825ef" style:font-style-asian="normal" style:font-weight-asian="normal" style:font-style-complex="normal" style:font-weight-complex="normal"/>
    </style:style>
    <style:style style:name="T317" style:family="text">
      <style:text-properties fo:font-style="normal" fo:font-weight="normal" officeooo:rsid="055cd2bb" style:font-style-asian="normal" style:font-weight-asian="normal" style:font-style-complex="normal" style:font-weight-complex="normal"/>
    </style:style>
    <style:style style:name="T318" style:family="text">
      <style:text-properties fo:font-style="normal" fo:font-weight="normal" officeooo:rsid="058b6f0e" style:font-style-asian="normal" style:font-weight-asian="normal" style:font-style-complex="normal" style:font-weight-complex="normal"/>
    </style:style>
    <style:style style:name="T319" style:family="text">
      <style:text-properties fo:font-style="normal" fo:font-weight="normal" officeooo:rsid="058cbb89" style:font-style-asian="normal" style:font-weight-asian="normal" style:font-style-complex="normal" style:font-weight-complex="normal"/>
    </style:style>
    <style:style style:name="T320" style:family="text">
      <style:text-properties fo:font-style="normal" fo:font-weight="normal" officeooo:rsid="058de70a" style:font-style-asian="normal" style:font-weight-asian="normal" style:font-style-complex="normal" style:font-weight-complex="normal"/>
    </style:style>
    <style:style style:name="T321" style:family="text">
      <style:text-properties fo:font-style="normal" fo:font-weight="normal" officeooo:rsid="058ec6e7" style:font-style-asian="normal" style:font-weight-asian="normal" style:font-style-complex="normal" style:font-weight-complex="normal"/>
    </style:style>
    <style:style style:name="T322" style:family="text">
      <style:text-properties fo:font-style="normal" fo:font-weight="normal" officeooo:rsid="058fb8ba" style:font-style-asian="normal" style:font-weight-asian="normal" style:font-style-complex="normal" style:font-weight-complex="normal"/>
    </style:style>
    <style:style style:name="T323" style:family="text">
      <style:text-properties fo:font-style="normal" fo:font-weight="normal" officeooo:rsid="0590906e" style:font-style-asian="normal" style:font-weight-asian="normal" style:font-style-complex="normal" style:font-weight-complex="normal"/>
    </style:style>
    <style:style style:name="T324" style:family="text">
      <style:text-properties fo:font-style="normal" fo:font-weight="normal" officeooo:rsid="05930f96" style:font-style-asian="normal" style:font-weight-asian="normal" style:font-style-complex="normal" style:font-weight-complex="normal"/>
    </style:style>
    <style:style style:name="T325" style:family="text">
      <style:text-properties fo:font-style="normal" fo:font-weight="normal" officeooo:rsid="0594f252" style:font-style-asian="normal" style:font-weight-asian="normal" style:font-style-complex="normal" style:font-weight-complex="normal"/>
    </style:style>
    <style:style style:name="T326" style:family="text">
      <style:text-properties fo:font-style="normal" fo:font-weight="normal" officeooo:rsid="06a2a130" style:font-style-asian="normal" style:font-weight-asian="normal" style:font-style-complex="normal" style:font-weight-complex="normal"/>
    </style:style>
    <style:style style:name="T327" style:family="text">
      <style:text-properties fo:font-style="normal" fo:font-weight="normal" officeooo:rsid="06a3c361" style:font-style-asian="normal" style:font-weight-asian="normal" style:font-style-complex="normal" style:font-weight-complex="normal"/>
    </style:style>
    <style:style style:name="T328" style:family="text">
      <style:text-properties fo:font-style="normal" fo:font-weight="normal" officeooo:rsid="06bea75b" style:font-style-asian="normal" style:font-weight-asian="normal" style:font-style-complex="normal" style:font-weight-complex="normal"/>
    </style:style>
    <style:style style:name="T329" style:family="text">
      <style:text-properties fo:font-style="normal" fo:font-weight="normal" officeooo:rsid="06bed200" style:font-style-asian="normal" style:font-weight-asian="normal" style:font-style-complex="normal" style:font-weight-complex="normal"/>
    </style:style>
    <style:style style:name="T330" style:family="text">
      <style:text-properties fo:font-style="normal" fo:font-weight="normal" officeooo:rsid="06bed22d" style:font-style-asian="normal" style:font-weight-asian="normal" style:font-style-complex="normal" style:font-weight-complex="normal"/>
    </style:style>
    <style:style style:name="T331" style:family="text">
      <style:text-properties fo:font-style="normal" fo:font-weight="normal" officeooo:rsid="001de800" style:font-style-asian="normal" style:font-weight-asian="normal" style:font-style-complex="normal" style:font-weight-complex="normal"/>
    </style:style>
    <style:style style:name="T332" style:family="text">
      <style:text-properties fo:font-style="normal" fo:font-weight="normal" officeooo:rsid="06c05b82" style:font-style-asian="normal" style:font-weight-asian="normal" style:font-style-complex="normal" style:font-weight-complex="normal"/>
    </style:style>
    <style:style style:name="T333" style:family="text">
      <style:text-properties fo:font-style="normal" fo:font-weight="normal" officeooo:rsid="06c1bfdf" style:font-style-asian="normal" style:font-weight-asian="normal" style:font-style-complex="normal" style:font-weight-complex="normal"/>
    </style:style>
    <style:style style:name="T334" style:family="text">
      <style:text-properties fo:font-style="normal" fo:font-weight="normal" officeooo:rsid="06c77349" style:font-style-asian="normal" style:font-weight-asian="normal" style:font-style-complex="normal" style:font-weight-complex="normal"/>
    </style:style>
    <style:style style:name="T335" style:family="text">
      <style:text-properties fo:font-style="normal" fo:font-weight="normal" officeooo:rsid="06e092f4" style:font-style-asian="normal" style:font-weight-asian="normal" style:font-style-complex="normal" style:font-weight-complex="normal"/>
    </style:style>
    <style:style style:name="T336" style:family="text">
      <style:text-properties fo:font-style="normal" fo:font-weight="normal" officeooo:rsid="06e17e00" style:font-style-asian="normal" style:font-weight-asian="normal" style:font-style-complex="normal" style:font-weight-complex="normal"/>
    </style:style>
    <style:style style:name="T337" style:family="text">
      <style:text-properties fo:font-style="normal" fo:font-weight="normal" officeooo:rsid="06e60196" style:font-style-asian="normal" style:font-weight-asian="normal" style:font-style-complex="normal" style:font-weight-complex="normal"/>
    </style:style>
    <style:style style:name="T338" style:family="text">
      <style:text-properties fo:font-style="normal" fo:font-weight="normal" officeooo:rsid="06e74018" style:font-style-asian="normal" style:font-weight-asian="normal" style:font-style-complex="normal" style:font-weight-complex="normal"/>
    </style:style>
    <style:style style:name="T339" style:family="text">
      <style:text-properties fo:font-style="normal" fo:font-weight="normal" officeooo:rsid="06f114a3" style:font-style-asian="normal" style:font-weight-asian="normal" style:font-style-complex="normal" style:font-weight-complex="normal"/>
    </style:style>
    <style:style style:name="T340" style:family="text">
      <style:text-properties fo:font-style="normal" fo:font-weight="normal" officeooo:rsid="06f1e7eb" style:font-style-asian="normal" style:font-weight-asian="normal" style:font-style-complex="normal" style:font-weight-complex="normal"/>
    </style:style>
    <style:style style:name="T341" style:family="text">
      <style:text-properties fo:font-style="normal" fo:font-weight="normal" officeooo:rsid="06f3c1db" style:font-style-asian="normal" style:font-weight-asian="normal" style:font-style-complex="normal" style:font-weight-complex="normal"/>
    </style:style>
    <style:style style:name="T342" style:family="text">
      <style:text-properties fo:font-style="normal" fo:font-weight="normal" officeooo:rsid="0707c35b" style:font-style-asian="normal" style:font-weight-asian="normal" style:font-style-complex="normal" style:font-weight-complex="normal"/>
    </style:style>
    <style:style style:name="T343" style:family="text">
      <style:text-properties fo:font-style="normal" fo:font-weight="normal" officeooo:rsid="07094dc3" style:font-style-asian="normal" style:font-weight-asian="normal" style:font-style-complex="normal" style:font-weight-complex="normal"/>
    </style:style>
    <style:style style:name="T344" style:family="text">
      <style:text-properties fo:font-style="normal" fo:font-weight="bold" officeooo:rsid="04484de3" style:font-style-asian="normal" style:font-weight-asian="bold" style:font-style-complex="normal" style:font-weight-complex="bold"/>
    </style:style>
    <style:style style:name="T345" style:family="text">
      <style:text-properties fo:color="#6600cc" officeooo:rsid="001de800"/>
    </style:style>
    <style:style style:name="T346" style:family="text">
      <style:text-properties fo:color="#6600cc" style:font-name="Liberation Sans" fo:font-weight="normal" officeooo:rsid="04679e7c" style:font-weight-asian="normal" style:font-weight-complex="normal"/>
    </style:style>
    <style:style style:name="T347" style:family="text">
      <style:text-properties fo:color="#6600cc" style:font-name="Liberation Sans" fo:font-weight="normal" officeooo:rsid="04933afc" style:font-weight-asian="normal" style:font-weight-complex="normal"/>
    </style:style>
    <style:style style:name="T348" style:family="text">
      <style:text-properties fo:color="#6600cc" officeooo:rsid="062e3a7c"/>
    </style:style>
    <style:style style:name="T349" style:family="text">
      <style:text-properties fo:color="#6600cc" officeooo:rsid="03603b41"/>
    </style:style>
    <style:style style:name="T350" style:family="text">
      <style:text-properties fo:color="#6600cc" fo:font-style="normal" officeooo:rsid="06a0dcf5" style:font-style-asian="normal" style:font-style-complex="normal"/>
    </style:style>
    <style:style style:name="T351" style:family="text">
      <style:text-properties fo:color="#6600cc" fo:font-style="normal" officeooo:rsid="06a2a130" style:font-style-asian="normal" style:font-style-complex="normal"/>
    </style:style>
    <style:style style:name="T352" style:family="text">
      <style:text-properties fo:color="#6600cc" fo:font-style="normal" officeooo:rsid="06a3c361" style:font-style-asian="normal" style:font-style-complex="normal"/>
    </style:style>
    <style:style style:name="T353" style:family="text">
      <style:text-properties fo:color="#6600cc" fo:font-style="normal" officeooo:rsid="06a9fe24" style:font-style-asian="normal" style:font-style-complex="normal"/>
    </style:style>
    <style:style style:name="T354" style:family="text">
      <style:text-properties fo:color="#6600cc" fo:font-style="normal" officeooo:rsid="06b1fd69" style:font-style-asian="normal" style:font-style-complex="normal"/>
    </style:style>
    <style:style style:name="T355" style:family="text">
      <style:text-properties fo:color="#6600cc" fo:font-style="normal" officeooo:rsid="06b2d436" style:font-style-asian="normal" style:font-style-complex="normal"/>
    </style:style>
    <style:style style:name="T356" style:family="text">
      <style:text-properties fo:color="#6600cc" fo:font-style="normal" officeooo:rsid="001de800" style:font-style-asian="normal" style:font-style-complex="normal"/>
    </style:style>
    <style:style style:name="T357" style:family="text">
      <style:text-properties fo:color="#6600cc" fo:font-style="normal" fo:font-weight="normal" officeooo:rsid="06bed200" style:font-style-asian="normal" style:font-weight-asian="normal" style:font-style-complex="normal" style:font-weight-complex="normal"/>
    </style:style>
    <style:style style:name="T358" style:family="text">
      <style:text-properties fo:color="#6600cc" fo:font-style="normal" fo:font-weight="normal" officeooo:rsid="06bed22d" style:font-style-asian="normal" style:font-weight-asian="normal" style:font-style-complex="normal" style:font-weight-complex="normal"/>
    </style:style>
    <style:style style:name="T359" style:family="text">
      <style:text-properties fo:color="#6600cc" fo:font-style="normal" fo:font-weight="normal" officeooo:rsid="001de800" style:font-style-asian="normal" style:font-weight-asian="normal" style:font-style-complex="normal" style:font-weight-complex="normal"/>
    </style:style>
    <style:style style:name="T360" style:family="text">
      <style:text-properties fo:color="#6600cc" fo:font-style="normal" fo:font-weight="normal" officeooo:rsid="06c77349" style:font-style-asian="normal" style:font-weight-asian="normal" style:font-style-complex="normal" style:font-weight-complex="normal"/>
    </style:style>
    <style:style style:name="T361" style:family="text">
      <style:text-properties fo:color="#6600cc" fo:font-style="normal" fo:font-weight="normal" officeooo:rsid="06e74018" style:font-style-asian="normal" style:font-weight-asian="normal" style:font-style-complex="normal" style:font-weight-complex="normal"/>
    </style:style>
    <style:style style:name="T362" style:family="text">
      <style:text-properties fo:color="#6600cc" fo:font-style="normal" fo:font-weight="normal" officeooo:rsid="06f114a3" style:font-style-asian="normal" style:font-weight-asian="normal" style:font-style-complex="normal" style:font-weight-complex="normal"/>
    </style:style>
    <style:style style:name="T363" style:family="text">
      <style:text-properties fo:color="#6600cc" fo:font-style="normal" fo:font-weight="normal" officeooo:rsid="06f3bad5" style:font-style-asian="normal" style:font-weight-asian="normal" style:font-style-complex="normal" style:font-weight-complex="normal"/>
    </style:style>
    <style:style style:name="T364" style:family="text">
      <style:text-properties fo:color="#6600cc" fo:font-style="normal" fo:font-weight="normal" officeooo:rsid="06f1e7eb" style:font-style-asian="normal" style:font-weight-asian="normal" style:font-style-complex="normal" style:font-weight-complex="normal"/>
    </style:style>
    <style:style style:name="T365" style:family="text">
      <style:text-properties fo:color="#6600cc" fo:font-style="normal" fo:font-weight="normal" officeooo:rsid="06f3c1db" style:font-style-asian="normal" style:font-weight-asian="normal" style:font-style-complex="normal" style:font-weight-complex="normal"/>
    </style:style>
    <style:style style:name="T366" style:family="text">
      <style:text-properties fo:color="#6600cc" fo:font-style="normal" fo:font-weight="normal" officeooo:rsid="06f534fe" style:font-style-asian="normal" style:font-weight-asian="normal" style:font-style-complex="normal" style:font-weight-complex="normal"/>
    </style:style>
    <style:style style:name="T367" style:family="text">
      <style:text-properties fo:color="#6600cc" officeooo:rsid="07138acb"/>
    </style:style>
    <style:style style:name="T368" style:family="text">
      <style:text-properties fo:color="#6600cc" style:font-name="Liberation Sans" officeooo:rsid="07138acb"/>
    </style:style>
    <style:style style:name="T369" style:family="text">
      <style:text-properties fo:color="#6600cc" style:font-name="Liberation Sans" fo:font-style="normal" fo:font-weight="normal" officeooo:rsid="06f1e7eb" style:font-style-asian="normal" style:font-weight-asian="normal" style:font-style-complex="normal" style:font-weight-complex="normal"/>
    </style:style>
    <style:style style:name="T370" style:family="text">
      <style:text-properties fo:color="#6600cc" style:font-name="Liberation Sans" fo:font-style="normal" fo:font-weight="normal" officeooo:rsid="06f114a3" style:font-style-asian="normal" style:font-weight-asian="normal" style:font-style-complex="normal" style:font-weight-complex="normal"/>
    </style:style>
    <style:style style:name="T371" style:family="text">
      <style:text-properties fo:color="#6600cc" style:font-name="Liberation Sans" fo:font-style="normal" fo:font-weight="normal" officeooo:rsid="001de800" style:font-style-asian="normal" style:font-weight-asian="normal" style:font-style-complex="normal" style:font-weight-complex="normal"/>
    </style:style>
    <style:style style:name="T372" style:family="text">
      <style:text-properties fo:color="#6600cc" style:font-name="Liberation Sans" fo:font-style="normal" fo:font-weight="normal" officeooo:rsid="06f3bad5" style:font-style-asian="normal" style:font-weight-asian="normal" style:font-style-complex="normal" style:font-weight-complex="normal"/>
    </style:style>
    <style:style style:name="T373" style:family="text">
      <style:text-properties fo:color="#6600cc" style:font-name="Liberation Sans" fo:font-style="normal" fo:font-weight="normal" officeooo:rsid="06f534fe" style:font-style-asian="normal" style:font-weight-asian="normal" style:font-style-complex="normal" style:font-weight-complex="normal"/>
    </style:style>
    <style:style style:name="T374" style:family="text">
      <style:text-properties fo:color="#6600cc" style:font-name="Liberation Sans" fo:font-style="normal" fo:font-weight="normal" officeooo:rsid="06f3c1db" style:font-style-asian="normal" style:font-weight-asian="normal" style:font-style-complex="normal" style:font-weight-complex="normal"/>
    </style:style>
    <style:style style:name="T375" style:family="text">
      <style:text-properties fo:color="#6600cc" style:font-name="Liberation Sans" fo:font-style="normal" fo:font-weight="normal" officeooo:rsid="06e74018" style:font-style-asian="normal" style:font-weight-asian="normal" style:font-style-complex="normal" style:font-weight-complex="normal"/>
    </style:style>
    <style:style style:name="T376" style:family="text">
      <style:text-properties fo:color="#6600cc" style:font-name="Liberation Sans" fo:font-style="normal" fo:font-weight="normal" officeooo:rsid="06bed22d" style:font-style-asian="normal" style:font-weight-asian="normal" style:font-style-complex="normal" style:font-weight-complex="normal"/>
    </style:style>
    <style:style style:name="T377" style:family="text">
      <style:text-properties fo:color="#6600cc" style:font-name="Liberation Sans" fo:font-style="normal" fo:font-weight="normal" officeooo:rsid="06c77349" style:font-style-asian="normal" style:font-weight-asian="normal" style:font-style-complex="normal" style:font-weight-complex="normal"/>
    </style:style>
    <style:style style:name="T378" style:family="text">
      <style:text-properties fo:color="#6600cc" style:font-name="Liberation Sans" fo:font-style="normal" fo:font-weight="normal" officeooo:rsid="06bed200" style:font-style-asian="normal" style:font-weight-asian="normal" style:font-style-complex="normal" style:font-weight-complex="normal"/>
    </style:style>
    <style:style style:name="T379" style:family="text">
      <style:text-properties fo:color="#6600cc" style:font-name="Liberation Sans" fo:font-style="normal" officeooo:rsid="06b1fd69" style:font-style-asian="normal" style:font-style-complex="normal"/>
    </style:style>
    <style:style style:name="T380" style:family="text">
      <style:text-properties fo:color="#6600cc" style:font-name="Liberation Sans" fo:font-style="normal" officeooo:rsid="06a3c361" style:font-style-asian="normal" style:font-style-complex="normal"/>
    </style:style>
    <style:style style:name="T381" style:family="text">
      <style:text-properties fo:color="#6600cc" style:font-name="Liberation Sans" fo:font-style="normal" officeooo:rsid="06a9fe24" style:font-style-asian="normal" style:font-style-complex="normal"/>
    </style:style>
    <style:style style:name="T382" style:family="text">
      <style:text-properties fo:color="#6600cc" style:font-name="Liberation Sans" fo:font-style="normal" officeooo:rsid="06b2d436" style:font-style-asian="normal" style:font-style-complex="normal"/>
    </style:style>
    <style:style style:name="T383" style:family="text">
      <style:text-properties fo:color="#6600cc" style:font-name="Liberation Sans" fo:font-style="normal" officeooo:rsid="001de800" style:font-style-asian="normal" style:font-style-complex="normal"/>
    </style:style>
    <style:style style:name="T384" style:family="text">
      <style:text-properties fo:color="#6600cc" style:font-name="Liberation Sans" officeooo:rsid="03603b41"/>
    </style:style>
    <style:style style:name="T385" style:family="text">
      <style:text-properties fo:color="#6600cc" style:font-name="Liberation Sans" officeooo:rsid="001de800"/>
    </style:style>
    <style:style style:name="T386" style:family="text">
      <style:text-properties fo:color="#6600cc" style:font-name="Liberation Sans" officeooo:rsid="062e3a7c"/>
    </style:style>
    <style:style style:name="T387" style:family="text">
      <style:text-properties fo:color="#000099" fo:font-weight="bold" officeooo:rsid="001de800" style:font-weight-asian="bold" style:font-weight-complex="bold"/>
    </style:style>
    <style:style style:name="T388" style:family="text">
      <style:text-properties fo:color="#000099" fo:font-weight="bold" officeooo:rsid="03f41e93" style:font-weight-asian="bold" style:font-weight-complex="bold"/>
    </style:style>
    <style:style style:name="T389" style:family="text">
      <style:text-properties fo:color="#000099" fo:font-weight="bold" officeooo:rsid="04291dcb" style:font-weight-asian="bold" style:font-weight-complex="bold"/>
    </style:style>
    <style:style style:name="T390" style:family="text">
      <style:text-properties fo:color="#000099" fo:font-weight="bold" officeooo:rsid="04857074" style:font-weight-asian="bold" style:font-weight-complex="bold"/>
    </style:style>
    <style:style style:name="T391" style:family="text">
      <style:text-properties fo:color="#000099" fo:font-weight="bold" officeooo:rsid="07138acb" style:font-weight-asian="bold" style:font-weight-complex="bold"/>
    </style:style>
    <style:style style:name="T392" style:family="text">
      <style:text-properties fo:color="#000099" style:font-name="Liberation Serif" fo:font-weight="bold" officeooo:rsid="0410e09b" style:font-weight-asian="bold" style:font-weight-complex="bold"/>
    </style:style>
    <style:style style:name="T393" style:family="text">
      <style:text-properties fo:color="#000099" style:font-name="Liberation Serif" fo:font-weight="normal" officeooo:rsid="05772bfe" style:font-weight-asian="normal" style:font-weight-complex="normal"/>
    </style:style>
    <style:style style:name="T394" style:family="text">
      <style:text-properties fo:color="#000099" style:font-name="Liberation Serif" fo:font-weight="normal" officeooo:rsid="001de800" style:font-weight-asian="normal" style:font-weight-complex="normal"/>
    </style:style>
    <style:style style:name="T395" style:family="text">
      <style:text-properties fo:color="#000099" style:font-name="Liberation Sans" fo:font-weight="bold" officeooo:rsid="04c93477" style:font-weight-asian="bold" style:font-weight-complex="bold"/>
    </style:style>
    <style:style style:name="T396" style:family="text">
      <style:text-properties fo:color="#000099" style:font-name="Liberation Sans" fo:font-weight="bold" officeooo:rsid="045f36a6" style:font-weight-asian="bold" style:font-weight-complex="bold"/>
    </style:style>
    <style:style style:name="T397" style:family="text">
      <style:text-properties fo:color="#000099" style:font-name="Liberation Sans" fo:font-weight="bold" officeooo:rsid="04679e7c" style:font-weight-asian="bold" style:font-weight-complex="bold"/>
    </style:style>
    <style:style style:name="T398" style:family="text">
      <style:text-properties fo:color="#000099" style:font-name="Liberation Sans" fo:font-weight="bold" officeooo:rsid="04933afc" style:font-weight-asian="bold" style:font-weight-complex="bold"/>
    </style:style>
    <style:style style:name="T399" style:family="text">
      <style:text-properties fo:color="#000099" fo:font-style="normal" fo:font-weight="bold" officeooo:rsid="06a2a130" style:font-style-asian="normal" style:font-weight-asian="bold" style:font-style-complex="normal" style:font-weight-complex="bold"/>
    </style:style>
    <style:style style:name="T400" style:family="text">
      <style:text-properties fo:color="#000099" fo:font-style="normal" fo:font-weight="bold" officeooo:rsid="06a81d68" style:font-style-asian="normal" style:font-weight-asian="bold" style:font-style-complex="normal" style:font-weight-complex="bold"/>
    </style:style>
    <style:style style:name="T401" style:family="text">
      <style:text-properties fo:color="#000099" fo:font-style="normal" fo:font-weight="bold" officeooo:rsid="06b1fd69" style:font-style-asian="normal" style:font-weight-asian="bold" style:font-style-complex="normal" style:font-weight-complex="bold"/>
    </style:style>
    <style:style style:name="T402" style:family="text">
      <style:text-properties fo:color="#000099" fo:font-style="normal" fo:font-weight="bold" officeooo:rsid="001de800" style:font-style-asian="normal" style:font-weight-asian="bold" style:font-style-complex="normal" style:font-weight-complex="bold"/>
    </style:style>
    <style:style style:name="T403" style:family="text">
      <style:text-properties fo:color="#000099" fo:font-style="normal" fo:font-weight="bold" officeooo:rsid="06bea75b" style:font-style-asian="normal" style:font-weight-asian="bold" style:font-style-complex="normal" style:font-weight-complex="bold"/>
    </style:style>
    <style:style style:name="T404" style:family="text">
      <style:text-properties fo:color="#000099" fo:font-style="normal" fo:font-weight="bold" officeooo:rsid="06c1bfdf" style:font-style-asian="normal" style:font-weight-asian="bold" style:font-style-complex="normal" style:font-weight-complex="bold"/>
    </style:style>
    <style:style style:name="T405" style:family="text">
      <style:text-properties fo:color="#000099" fo:font-style="normal" fo:font-weight="bold" officeooo:rsid="06c77349" style:font-style-asian="normal" style:font-weight-asian="bold" style:font-style-complex="normal" style:font-weight-complex="bold"/>
    </style:style>
    <style:style style:name="T406" style:family="text">
      <style:text-properties fo:color="#000099" fo:font-style="normal" fo:font-weight="bold" officeooo:rsid="06e092f4" style:font-style-asian="normal" style:font-weight-asian="bold" style:font-style-complex="normal" style:font-weight-complex="bold"/>
    </style:style>
    <style:style style:name="T407" style:family="text">
      <style:text-properties fo:color="#000099" fo:font-style="normal" fo:font-weight="bold" officeooo:rsid="06e60196" style:font-style-asian="normal" style:font-weight-asian="bold" style:font-style-complex="normal" style:font-weight-complex="bold"/>
    </style:style>
    <style:style style:name="T408" style:family="text">
      <style:text-properties fo:color="#000099" fo:font-style="normal" fo:font-weight="bold" officeooo:rsid="06e74018" style:font-style-asian="normal" style:font-weight-asian="bold" style:font-style-complex="normal" style:font-weight-complex="bold"/>
    </style:style>
    <style:style style:name="T409" style:family="text">
      <style:text-properties fo:color="#000099" fo:font-style="normal" fo:font-weight="bold" officeooo:rsid="06f114a3" style:font-style-asian="normal" style:font-weight-asian="bold" style:font-style-complex="normal" style:font-weight-complex="bold"/>
    </style:style>
    <style:style style:name="T410" style:family="text">
      <style:text-properties fo:color="#000099" fo:font-style="normal" fo:font-weight="bold" officeooo:rsid="06f3c1db" style:font-style-asian="normal" style:font-weight-asian="bold" style:font-style-complex="normal" style:font-weight-complex="bold"/>
    </style:style>
    <style:style style:name="T411" style:family="text">
      <style:text-properties fo:color="#000099" fo:font-style="normal" fo:font-weight="bold" officeooo:rsid="06fc988d" style:font-style-asian="normal" style:font-weight-asian="bold" style:font-style-complex="normal" style:font-weight-complex="bold"/>
    </style:style>
    <style:style style:name="T412" style:family="text">
      <style:text-properties fo:color="#000099" fo:font-style="normal" fo:font-weight="normal" officeooo:rsid="06e74018" style:font-style-asian="normal" style:font-weight-asian="normal" style:font-style-complex="normal" style:font-weight-complex="normal"/>
    </style:style>
    <style:style style:name="T413" style:family="text">
      <style:text-properties fo:color="#000099" style:font-name="Liberation Sans" fo:font-weight="bold" officeooo:rsid="03f41e93" style:font-weight-asian="bold" style:font-weight-complex="bold"/>
    </style:style>
    <style:style style:name="T414" style:family="text">
      <style:text-properties fo:color="#000099" style:font-name="Liberation Sans" fo:font-weight="bold" officeooo:rsid="001de800" style:font-weight-asian="bold" style:font-weight-complex="bold"/>
    </style:style>
    <style:style style:name="T415" style:family="text">
      <style:text-properties fo:color="#000099" style:font-name="Liberation Sans" fo:font-style="normal" fo:font-weight="bold" officeooo:rsid="06a2a130" style:font-style-asian="normal" style:font-weight-asian="bold" style:font-style-complex="normal" style:font-weight-complex="bold"/>
    </style:style>
    <style:style style:name="T416" style:family="text">
      <style:text-properties fo:color="#000099" style:font-name="Liberation Sans" fo:font-style="normal" fo:font-weight="bold" officeooo:rsid="06f114a3" style:font-style-asian="normal" style:font-weight-asian="bold" style:font-style-complex="normal" style:font-weight-complex="bold"/>
    </style:style>
    <style:style style:name="T417" style:family="text">
      <style:text-properties fo:color="#000099" style:font-name="Liberation Sans" fo:font-style="normal" fo:font-weight="bold" officeooo:rsid="001de800" style:font-style-asian="normal" style:font-weight-asian="bold" style:font-style-complex="normal" style:font-weight-complex="bold"/>
    </style:style>
    <style:style style:name="T418" style:family="text">
      <style:text-properties fo:color="#000099" style:font-name="Liberation Sans" fo:font-style="normal" fo:font-weight="bold" officeooo:rsid="06f3c1db" style:font-style-asian="normal" style:font-weight-asian="bold" style:font-style-complex="normal" style:font-weight-complex="bold"/>
    </style:style>
    <style:style style:name="T419" style:family="text">
      <style:text-properties fo:color="#000099" style:font-name="Liberation Sans" fo:font-style="normal" fo:font-weight="bold" officeooo:rsid="06c1bfdf" style:font-style-asian="normal" style:font-weight-asian="bold" style:font-style-complex="normal" style:font-weight-complex="bold"/>
    </style:style>
    <style:style style:name="T420" style:family="text">
      <style:text-properties fo:color="#000099" style:font-name="Liberation Sans" fo:font-style="normal" fo:font-weight="bold" officeooo:rsid="06bea75b" style:font-style-asian="normal" style:font-weight-asian="bold" style:font-style-complex="normal" style:font-weight-complex="bold"/>
    </style:style>
    <style:style style:name="T421" style:family="text">
      <style:text-properties fo:color="#000099" style:font-name="Liberation Sans" fo:font-style="normal" fo:font-weight="bold" officeooo:rsid="06e092f4" style:font-style-asian="normal" style:font-weight-asian="bold" style:font-style-complex="normal" style:font-weight-complex="bold"/>
    </style:style>
    <style:style style:name="T422" style:family="text">
      <style:text-properties fo:color="#000099" style:font-name="Liberation Sans" fo:font-style="normal" fo:font-weight="bold" officeooo:rsid="06e60196" style:font-style-asian="normal" style:font-weight-asian="bold" style:font-style-complex="normal" style:font-weight-complex="bold"/>
    </style:style>
    <style:style style:name="T423" style:family="text">
      <style:text-properties fo:color="#000099" style:font-name="Liberation Sans" fo:font-style="normal" fo:font-weight="bold" officeooo:rsid="06c77349" style:font-style-asian="normal" style:font-weight-asian="bold" style:font-style-complex="normal" style:font-weight-complex="bold"/>
    </style:style>
    <style:style style:name="T424" style:family="text">
      <style:text-properties fo:color="#000099" style:font-name="Liberation Sans" fo:font-style="normal" fo:font-weight="bold" officeooo:rsid="06a81d68" style:font-style-asian="normal" style:font-weight-asian="bold" style:font-style-complex="normal" style:font-weight-complex="bold"/>
    </style:style>
    <style:style style:name="T425" style:family="text">
      <style:text-properties fo:color="#000099" style:font-name="Liberation Sans" fo:font-style="normal" fo:font-weight="normal" officeooo:rsid="06e74018" style:font-style-asian="normal" style:font-weight-asian="normal" style:font-style-complex="normal" style:font-weight-complex="normal"/>
    </style:style>
    <style:style style:name="T426" style:family="text">
      <style:text-properties fo:color="#999999" fo:font-weight="bold" officeooo:rsid="001de800" style:font-weight-asian="bold" style:font-weight-complex="bold"/>
    </style:style>
    <style:style style:name="T427" style:family="text">
      <style:text-properties fo:color="#999999" fo:font-weight="bold" officeooo:rsid="03ad4955" style:font-weight-asian="bold" style:font-weight-complex="bold"/>
    </style:style>
    <style:style style:name="T428" style:family="text">
      <style:text-properties fo:color="#999999" officeooo:rsid="001de800"/>
    </style:style>
    <style:style style:name="T429" style:family="text">
      <style:text-properties fo:font-size="16pt" fo:font-weight="bold" style:font-size-asian="16pt" style:font-weight-asian="bold" style:font-size-complex="16pt" style:font-weight-complex="bold"/>
    </style:style>
    <style:style style:name="T430" style:family="text">
      <style:text-properties fo:font-size="16pt" fo:font-weight="bold" officeooo:rsid="00401c75" style:font-size-asian="16pt" style:font-weight-asian="bold" style:font-size-complex="16pt" style:font-weight-complex="bold"/>
    </style:style>
    <style:style style:name="T431" style:family="text">
      <style:text-properties fo:font-size="16pt" fo:font-weight="bold" officeooo:rsid="03b40c1c" style:font-size-asian="16pt" style:font-weight-asian="bold" style:font-size-complex="16pt" style:font-weight-complex="bold"/>
    </style:style>
    <style:style style:name="T432" style:family="text">
      <style:text-properties fo:font-size="16pt" fo:font-weight="normal" style:font-size-asian="16pt" style:font-weight-asian="normal" style:font-size-complex="16pt" style:font-weight-complex="normal"/>
    </style:style>
    <style:style style:name="T433" style:family="text">
      <style:text-properties fo:font-size="16pt" fo:font-style="italic" fo:font-weight="normal" officeooo:rsid="00401c75" style:font-size-asian="16pt" style:font-style-asian="italic" style:font-weight-asian="normal" style:font-size-complex="16pt" style:font-style-complex="italic" style:font-weight-complex="normal"/>
    </style:style>
    <style:style style:name="T434" style:family="text">
      <style:text-properties fo:font-size="16pt" fo:font-style="italic" fo:font-weight="normal" officeooo:rsid="00358cbe" style:font-size-asian="16pt" style:font-style-asian="italic" style:font-weight-asian="normal" style:font-size-complex="16pt" style:font-style-complex="italic" style:font-weight-complex="normal"/>
    </style:style>
    <style:style style:name="T435" style:family="text">
      <style:text-properties fo:font-size="16pt" fo:font-style="italic" fo:font-weight="normal" officeooo:rsid="03598675" style:font-size-asian="16pt" style:font-style-asian="italic" style:font-weight-asian="normal" style:font-size-complex="16pt" style:font-style-complex="italic" style:font-weight-complex="normal"/>
    </style:style>
    <style:style style:name="T436" style:family="text">
      <style:text-properties fo:font-size="16pt" fo:font-style="italic" fo:font-weight="normal" officeooo:rsid="037dad9d" style:font-size-asian="16pt" style:font-style-asian="italic" style:font-weight-asian="normal" style:font-size-complex="16pt" style:font-style-complex="italic" style:font-weight-complex="normal"/>
    </style:style>
    <style:style style:name="T437" style:family="text">
      <style:text-properties officeooo:rsid="03598675"/>
    </style:style>
    <style:style style:name="T438" style:family="text">
      <style:text-properties style:text-position="super 58%" officeooo:rsid="001de800"/>
    </style:style>
    <style:style style:name="T439" style:family="text">
      <style:text-properties style:text-position="super 58%" fo:font-style="normal" officeooo:rsid="035bd43e" style:font-style-asian="normal" style:font-style-complex="normal"/>
    </style:style>
    <style:style style:name="T440" style:family="text">
      <style:text-properties officeooo:rsid="036388e5"/>
    </style:style>
    <style:style style:name="T441" style:family="text">
      <style:text-properties officeooo:rsid="03866522"/>
    </style:style>
    <style:style style:name="T442" style:family="text">
      <style:text-properties fo:color="#006666" fo:font-weight="bold" officeooo:rsid="001de800" style:font-weight-asian="bold" style:font-weight-complex="bold"/>
    </style:style>
    <style:style style:name="T443" style:family="text">
      <style:text-properties fo:color="#006666" fo:font-weight="bold" officeooo:rsid="03f41e93" style:font-weight-asian="bold" style:font-weight-complex="bold"/>
    </style:style>
    <style:style style:name="T444" style:family="text">
      <style:text-properties fo:color="#006666" fo:font-weight="bold" officeooo:rsid="040841a7" style:font-weight-asian="bold" style:font-weight-complex="bold"/>
    </style:style>
    <style:style style:name="T445" style:family="text">
      <style:text-properties fo:color="#006666" style:font-name="Liberation Sans" fo:font-weight="bold" officeooo:rsid="045f36a6" style:font-weight-asian="bold" style:font-weight-complex="bold"/>
    </style:style>
    <style:style style:name="T446" style:family="text">
      <style:text-properties fo:color="#006666" style:font-name="Liberation Sans" fo:font-weight="bold" officeooo:rsid="04933afc" style:font-weight-asian="bold" style:font-weight-complex="bold"/>
    </style:style>
    <style:style style:name="T447" style:family="text">
      <style:text-properties fo:color="#006666" style:font-name="Liberation Sans" fo:font-weight="bold" officeooo:rsid="04691b10" style:font-weight-asian="bold" style:font-weight-complex="bold"/>
    </style:style>
    <style:style style:name="T448" style:family="text">
      <style:text-properties fo:color="#006666" fo:font-style="normal" fo:font-weight="bold" officeooo:rsid="06a81d68" style:font-style-asian="normal" style:font-weight-asian="bold" style:font-style-complex="normal" style:font-weight-complex="bold"/>
    </style:style>
    <style:style style:name="T449" style:family="text">
      <style:text-properties fo:color="#006666" style:font-name="Liberation Sans" fo:font-weight="bold" officeooo:rsid="03f41e93" style:font-weight-asian="bold" style:font-weight-complex="bold"/>
    </style:style>
    <style:style style:name="T450" style:family="text">
      <style:text-properties fo:color="#006666" style:font-name="Liberation Sans" fo:font-weight="bold" officeooo:rsid="040841a7" style:font-weight-asian="bold" style:font-weight-complex="bold"/>
    </style:style>
    <style:style style:name="T451" style:family="text">
      <style:text-properties fo:color="#006666" style:font-name="Liberation Sans" fo:font-weight="bold" officeooo:rsid="001de800" style:font-weight-asian="bold" style:font-weight-complex="bold"/>
    </style:style>
    <style:style style:name="T452" style:family="text">
      <style:text-properties fo:color="#006666" style:font-name="Liberation Sans" fo:font-style="normal" fo:font-weight="bold" officeooo:rsid="06a81d68" style:font-style-asian="normal" style:font-weight-asian="bold" style:font-style-complex="normal" style:font-weight-complex="bold"/>
    </style:style>
    <style:style style:name="T453" style:family="text">
      <style:text-properties officeooo:rsid="03f41e93"/>
    </style:style>
    <style:style style:name="T454" style:family="text">
      <style:text-properties fo:color="#006699" officeooo:rsid="03f41e93"/>
    </style:style>
    <style:style style:name="T455" style:family="text">
      <style:text-properties fo:color="#006699" style:font-name="Liberation Sans" fo:font-weight="normal" officeooo:rsid="04679e7c" style:font-weight-asian="normal" style:font-weight-complex="normal"/>
    </style:style>
    <style:style style:name="T456" style:family="text">
      <style:text-properties fo:color="#006699" style:font-name="Liberation Sans" fo:font-weight="normal" officeooo:rsid="049eb726" style:font-weight-asian="normal" style:font-weight-complex="normal"/>
    </style:style>
    <style:style style:name="T457" style:family="text">
      <style:text-properties fo:color="#006699" style:font-name="Liberation Sans" fo:font-weight="normal" officeooo:rsid="04df0d57" style:font-weight-asian="normal" style:font-weight-complex="normal"/>
    </style:style>
    <style:style style:name="T458" style:family="text">
      <style:text-properties fo:color="#006699" officeooo:rsid="001de800"/>
    </style:style>
    <style:style style:name="T459" style:family="text">
      <style:text-properties fo:color="#006699" fo:font-style="italic" officeooo:rsid="001de800" style:font-style-asian="italic" style:font-style-complex="italic"/>
    </style:style>
    <style:style style:name="T460" style:family="text">
      <style:text-properties fo:color="#006699" fo:font-style="normal" officeooo:rsid="06a0dcf5" style:font-style-asian="normal" style:font-style-complex="normal"/>
    </style:style>
    <style:style style:name="T461" style:family="text">
      <style:text-properties fo:color="#006699" fo:font-style="normal" officeooo:rsid="06a81d68" style:font-style-asian="normal" style:font-style-complex="normal"/>
    </style:style>
    <style:style style:name="T462" style:family="text">
      <style:text-properties fo:color="#006699" fo:font-style="normal" officeooo:rsid="06a3c361" style:font-style-asian="normal" style:font-style-complex="normal"/>
    </style:style>
    <style:style style:name="T463" style:family="text">
      <style:text-properties fo:color="#006699" fo:font-style="normal" fo:font-weight="normal" officeooo:rsid="06a3c361" style:font-style-asian="normal" style:font-weight-asian="normal" style:font-style-complex="normal" style:font-weight-complex="normal"/>
    </style:style>
    <style:style style:name="T464" style:family="text">
      <style:text-properties fo:color="#006699" fo:font-style="normal" fo:font-weight="normal" officeooo:rsid="06bea75b" style:font-style-asian="normal" style:font-weight-asian="normal" style:font-style-complex="normal" style:font-weight-complex="normal"/>
    </style:style>
    <style:style style:name="T465" style:family="text">
      <style:text-properties fo:color="#006699" fo:font-style="normal" fo:font-weight="normal" officeooo:rsid="06c1bfdf" style:font-style-asian="normal" style:font-weight-asian="normal" style:font-style-complex="normal" style:font-weight-complex="normal"/>
    </style:style>
    <style:style style:name="T466" style:family="text">
      <style:text-properties fo:color="#006699" fo:font-style="normal" fo:font-weight="normal" officeooo:rsid="06bed200" style:font-style-asian="normal" style:font-weight-asian="normal" style:font-style-complex="normal" style:font-weight-complex="normal"/>
    </style:style>
    <style:style style:name="T467" style:family="text">
      <style:text-properties fo:color="#006699" fo:font-style="normal" fo:font-weight="normal" officeooo:rsid="06c77349" style:font-style-asian="normal" style:font-weight-asian="normal" style:font-style-complex="normal" style:font-weight-complex="normal"/>
    </style:style>
    <style:style style:name="T468" style:family="text">
      <style:text-properties fo:color="#006699" fo:font-style="normal" fo:font-weight="normal" officeooo:rsid="06e092f4" style:font-style-asian="normal" style:font-weight-asian="normal" style:font-style-complex="normal" style:font-weight-complex="normal"/>
    </style:style>
    <style:style style:name="T469" style:family="text">
      <style:text-properties fo:color="#006699" fo:font-style="normal" fo:font-weight="normal" officeooo:rsid="06f114a3" style:font-style-asian="normal" style:font-weight-asian="normal" style:font-style-complex="normal" style:font-weight-complex="normal"/>
    </style:style>
    <style:style style:name="T470" style:family="text">
      <style:text-properties fo:color="#006699" officeooo:rsid="07138acb"/>
    </style:style>
    <style:style style:name="T471" style:family="text">
      <style:text-properties fo:color="#006699" style:font-name="Liberation Sans" officeooo:rsid="03f41e93"/>
    </style:style>
    <style:style style:name="T472" style:family="text">
      <style:text-properties fo:color="#006699" style:font-name="Liberation Sans" officeooo:rsid="001de800"/>
    </style:style>
    <style:style style:name="T473" style:family="text">
      <style:text-properties fo:color="#006699" style:font-name="Liberation Sans" fo:font-style="normal" fo:font-weight="normal" officeooo:rsid="06f114a3" style:font-style-asian="normal" style:font-weight-asian="normal" style:font-style-complex="normal" style:font-weight-complex="normal"/>
    </style:style>
    <style:style style:name="T474" style:family="text">
      <style:text-properties fo:color="#006699" style:font-name="Liberation Sans" fo:font-style="normal" fo:font-weight="normal" officeooo:rsid="06a3c361" style:font-style-asian="normal" style:font-weight-asian="normal" style:font-style-complex="normal" style:font-weight-complex="normal"/>
    </style:style>
    <style:style style:name="T475" style:family="text">
      <style:text-properties fo:color="#006699" style:font-name="Liberation Sans" fo:font-style="normal" fo:font-weight="normal" officeooo:rsid="06bea75b" style:font-style-asian="normal" style:font-weight-asian="normal" style:font-style-complex="normal" style:font-weight-complex="normal"/>
    </style:style>
    <style:style style:name="T476" style:family="text">
      <style:text-properties fo:color="#006699" style:font-name="Liberation Sans" fo:font-style="normal" fo:font-weight="normal" officeooo:rsid="06c1bfdf" style:font-style-asian="normal" style:font-weight-asian="normal" style:font-style-complex="normal" style:font-weight-complex="normal"/>
    </style:style>
    <style:style style:name="T477" style:family="text">
      <style:text-properties fo:color="#006699" style:font-name="Liberation Sans" fo:font-style="normal" fo:font-weight="normal" officeooo:rsid="06bed200" style:font-style-asian="normal" style:font-weight-asian="normal" style:font-style-complex="normal" style:font-weight-complex="normal"/>
    </style:style>
    <style:style style:name="T478" style:family="text">
      <style:text-properties fo:color="#006699" style:font-name="Liberation Sans" fo:font-style="normal" fo:font-weight="normal" officeooo:rsid="06e092f4" style:font-style-asian="normal" style:font-weight-asian="normal" style:font-style-complex="normal" style:font-weight-complex="normal"/>
    </style:style>
    <style:style style:name="T479" style:family="text">
      <style:text-properties fo:color="#006699" style:font-name="Liberation Sans" fo:font-style="normal" fo:font-weight="normal" officeooo:rsid="06c77349" style:font-style-asian="normal" style:font-weight-asian="normal" style:font-style-complex="normal" style:font-weight-complex="normal"/>
    </style:style>
    <style:style style:name="T480" style:family="text">
      <style:text-properties fo:color="#006699" style:font-name="Liberation Sans" fo:font-style="normal" officeooo:rsid="06a81d68" style:font-style-asian="normal" style:font-style-complex="normal"/>
    </style:style>
    <style:style style:name="T481" style:family="text">
      <style:text-properties fo:color="#006699" style:font-name="Liberation Sans" fo:font-style="normal" officeooo:rsid="06a3c361" style:font-style-asian="normal" style:font-style-complex="normal"/>
    </style:style>
    <style:style style:name="T482" style:family="text">
      <style:text-properties fo:color="#006600" officeooo:rsid="03f41e93"/>
    </style:style>
    <style:style style:name="T483" style:family="text">
      <style:text-properties fo:color="#006600" style:font-name="Liberation Sans" fo:font-weight="normal" officeooo:rsid="04943550" style:font-weight-asian="normal" style:font-weight-complex="normal"/>
    </style:style>
    <style:style style:name="T484" style:family="text">
      <style:text-properties fo:color="#006600" style:font-name="Liberation Sans" fo:font-weight="normal" officeooo:rsid="04679e7c" style:font-weight-asian="normal" style:font-weight-complex="normal"/>
    </style:style>
    <style:style style:name="T485" style:family="text">
      <style:text-properties fo:color="#006600" style:font-name="Liberation Sans" fo:font-weight="normal" officeooo:rsid="049af10d" style:font-weight-asian="normal" style:font-weight-complex="normal"/>
    </style:style>
    <style:style style:name="T486" style:family="text">
      <style:text-properties fo:color="#006600" style:font-name="Liberation Sans" fo:font-weight="normal" officeooo:rsid="049eb726" style:font-weight-asian="normal" style:font-weight-complex="normal"/>
    </style:style>
    <style:style style:name="T487" style:family="text">
      <style:text-properties fo:color="#006600" style:font-name="Liberation Sans" fo:font-weight="normal" officeooo:rsid="045f36a6" style:font-weight-asian="normal" style:font-weight-complex="normal"/>
    </style:style>
    <style:style style:name="T488" style:family="text">
      <style:text-properties fo:color="#006600" style:font-name="Liberation Sans" fo:font-weight="normal" officeooo:rsid="04954362" style:font-weight-asian="normal" style:font-weight-complex="normal"/>
    </style:style>
    <style:style style:name="T489" style:family="text">
      <style:text-properties fo:color="#006600" style:font-name="Liberation Sans" fo:font-weight="normal" officeooo:rsid="04963849" style:font-weight-asian="normal" style:font-weight-complex="normal"/>
    </style:style>
    <style:style style:name="T490" style:family="text">
      <style:text-properties fo:color="#006600" style:font-name="Liberation Sans" fo:font-weight="normal" officeooo:rsid="0497f270" style:font-weight-asian="normal" style:font-weight-complex="normal"/>
    </style:style>
    <style:style style:name="T491" style:family="text">
      <style:text-properties fo:color="#006600" style:font-name="Liberation Sans" fo:font-weight="normal" officeooo:rsid="04df0d57" style:font-weight-asian="normal" style:font-weight-complex="normal"/>
    </style:style>
    <style:style style:name="T492" style:family="text">
      <style:text-properties fo:color="#006600" officeooo:rsid="001de800"/>
    </style:style>
    <style:style style:name="T493" style:family="text">
      <style:text-properties fo:color="#006600" officeooo:rsid="06356577"/>
    </style:style>
    <style:style style:name="T494" style:family="text">
      <style:text-properties fo:color="#006600" officeooo:rsid="06950ce1"/>
    </style:style>
    <style:style style:name="T495" style:family="text">
      <style:text-properties fo:color="#006600" officeooo:rsid="0695e563"/>
    </style:style>
    <style:style style:name="T496" style:family="text">
      <style:text-properties fo:color="#006600" officeooo:rsid="069789e6"/>
    </style:style>
    <style:style style:name="T497" style:family="text">
      <style:text-properties fo:color="#006600" fo:font-style="normal" officeooo:rsid="06ba5c7c" style:font-style-asian="normal" style:font-style-complex="normal"/>
    </style:style>
    <style:style style:name="T498" style:family="text">
      <style:text-properties fo:color="#006600" fo:font-style="normal" fo:font-weight="normal" officeooo:rsid="06bea75b" style:font-style-asian="normal" style:font-weight-asian="normal" style:font-style-complex="normal" style:font-weight-complex="normal"/>
    </style:style>
    <style:style style:name="T499" style:family="text">
      <style:text-properties fo:color="#006600" fo:font-style="normal" fo:font-weight="normal" officeooo:rsid="06bed200" style:font-style-asian="normal" style:font-weight-asian="normal" style:font-style-complex="normal" style:font-weight-complex="normal"/>
    </style:style>
    <style:style style:name="T500" style:family="text">
      <style:text-properties fo:color="#006600" fo:font-style="normal" fo:font-weight="normal" officeooo:rsid="06c05b82" style:font-style-asian="normal" style:font-weight-asian="normal" style:font-style-complex="normal" style:font-weight-complex="normal"/>
    </style:style>
    <style:style style:name="T501" style:family="text">
      <style:text-properties fo:color="#006600" fo:font-style="normal" fo:font-weight="normal" officeooo:rsid="06c77349" style:font-style-asian="normal" style:font-weight-asian="normal" style:font-style-complex="normal" style:font-weight-complex="normal"/>
    </style:style>
    <style:style style:name="T502" style:family="text">
      <style:text-properties fo:color="#006600" fo:font-style="normal" fo:font-weight="normal" officeooo:rsid="06e17e00" style:font-style-asian="normal" style:font-weight-asian="normal" style:font-style-complex="normal" style:font-weight-complex="normal"/>
    </style:style>
    <style:style style:name="T503" style:family="text">
      <style:text-properties fo:color="#006600" fo:font-style="normal" fo:font-weight="normal" officeooo:rsid="06e74018" style:font-style-asian="normal" style:font-weight-asian="normal" style:font-style-complex="normal" style:font-weight-complex="normal"/>
    </style:style>
    <style:style style:name="T504" style:family="text">
      <style:text-properties fo:color="#006600" fo:font-style="normal" fo:font-weight="normal" officeooo:rsid="06eb8457" style:font-style-asian="normal" style:font-weight-asian="normal" style:font-style-complex="normal" style:font-weight-complex="normal"/>
    </style:style>
    <style:style style:name="T505" style:family="text">
      <style:text-properties fo:color="#006600" fo:font-style="normal" fo:font-weight="normal" officeooo:rsid="06f3c1db" style:font-style-asian="normal" style:font-weight-asian="normal" style:font-style-complex="normal" style:font-weight-complex="normal"/>
    </style:style>
    <style:style style:name="T506" style:family="text">
      <style:text-properties fo:color="#006600" fo:font-style="normal" fo:font-weight="normal" officeooo:rsid="06f7b3ab" style:font-style-asian="normal" style:font-weight-asian="normal" style:font-style-complex="normal" style:font-weight-complex="normal"/>
    </style:style>
    <style:style style:name="T507" style:family="text">
      <style:text-properties fo:color="#006600" fo:font-style="italic" fo:font-weight="normal" officeooo:rsid="06c77349" style:font-style-asian="italic" style:font-weight-asian="normal" style:font-style-complex="italic" style:font-weight-complex="normal"/>
    </style:style>
    <style:style style:name="T508" style:family="text">
      <style:text-properties fo:color="#006600" officeooo:rsid="07138acb"/>
    </style:style>
    <style:style style:name="T509" style:family="text">
      <style:text-properties fo:color="#006600" style:font-name="Liberation Sans" officeooo:rsid="03f41e93"/>
    </style:style>
    <style:style style:name="T510" style:family="text">
      <style:text-properties fo:color="#006600" style:font-name="Liberation Sans" officeooo:rsid="001de800"/>
    </style:style>
    <style:style style:name="T511" style:family="text">
      <style:text-properties fo:color="#006600" style:font-name="Liberation Sans" fo:font-style="normal" fo:font-weight="normal" officeooo:rsid="06f3c1db" style:font-style-asian="normal" style:font-weight-asian="normal" style:font-style-complex="normal" style:font-weight-complex="normal"/>
    </style:style>
    <style:style style:name="T512" style:family="text">
      <style:text-properties fo:color="#006600" style:font-name="Liberation Sans" fo:font-style="normal" fo:font-weight="normal" officeooo:rsid="06f7b3ab" style:font-style-asian="normal" style:font-weight-asian="normal" style:font-style-complex="normal" style:font-weight-complex="normal"/>
    </style:style>
    <style:style style:name="T513" style:family="text">
      <style:text-properties fo:color="#006600" style:font-name="Liberation Sans" fo:font-style="normal" fo:font-weight="normal" officeooo:rsid="06bed200" style:font-style-asian="normal" style:font-weight-asian="normal" style:font-style-complex="normal" style:font-weight-complex="normal"/>
    </style:style>
    <style:style style:name="T514" style:family="text">
      <style:text-properties fo:color="#006600" style:font-name="Liberation Sans" fo:font-style="normal" fo:font-weight="normal" officeooo:rsid="06bea75b" style:font-style-asian="normal" style:font-weight-asian="normal" style:font-style-complex="normal" style:font-weight-complex="normal"/>
    </style:style>
    <style:style style:name="T515" style:family="text">
      <style:text-properties fo:color="#006600" style:font-name="Liberation Sans" fo:font-style="normal" fo:font-weight="normal" officeooo:rsid="06e74018" style:font-style-asian="normal" style:font-weight-asian="normal" style:font-style-complex="normal" style:font-weight-complex="normal"/>
    </style:style>
    <style:style style:name="T516" style:family="text">
      <style:text-properties fo:color="#006600" style:font-name="Liberation Sans" fo:font-style="normal" fo:font-weight="normal" officeooo:rsid="06eb8457" style:font-style-asian="normal" style:font-weight-asian="normal" style:font-style-complex="normal" style:font-weight-complex="normal"/>
    </style:style>
    <style:style style:name="T517" style:family="text">
      <style:text-properties fo:color="#006600" style:font-name="Liberation Sans" fo:font-style="normal" fo:font-weight="normal" officeooo:rsid="06e17e00" style:font-style-asian="normal" style:font-weight-asian="normal" style:font-style-complex="normal" style:font-weight-complex="normal"/>
    </style:style>
    <style:style style:name="T518" style:family="text">
      <style:text-properties fo:color="#006600" style:font-name="Liberation Sans" fo:font-style="normal" fo:font-weight="normal" officeooo:rsid="06c77349" style:font-style-asian="normal" style:font-weight-asian="normal" style:font-style-complex="normal" style:font-weight-complex="normal"/>
    </style:style>
    <style:style style:name="T519" style:family="text">
      <style:text-properties fo:color="#006600" style:font-name="Liberation Sans" fo:font-style="normal" fo:font-weight="normal" officeooo:rsid="06c05b82" style:font-style-asian="normal" style:font-weight-asian="normal" style:font-style-complex="normal" style:font-weight-complex="normal"/>
    </style:style>
    <style:style style:name="T520" style:family="text">
      <style:text-properties fo:color="#006600" style:font-name="Liberation Sans" fo:font-style="normal" officeooo:rsid="06ba5c7c" style:font-style-asian="normal" style:font-style-complex="normal"/>
    </style:style>
    <style:style style:name="T521" style:family="text">
      <style:text-properties fo:color="#006600" style:font-name="Liberation Sans" fo:font-style="italic" fo:font-weight="normal" officeooo:rsid="06c77349" style:font-style-asian="italic" style:font-weight-asian="normal" style:font-style-complex="italic" style:font-weight-complex="normal"/>
    </style:style>
    <style:style style:name="T522" style:family="text">
      <style:text-properties fo:color="#006600" style:font-name="Liberation Sans" officeooo:rsid="06356577"/>
    </style:style>
    <style:style style:name="T523" style:family="text">
      <style:text-properties fo:color="#006600" style:font-name="Liberation Sans" officeooo:rsid="0695e563"/>
    </style:style>
    <style:style style:name="T524" style:family="text">
      <style:text-properties fo:color="#006600" style:font-name="Liberation Sans" officeooo:rsid="06950ce1"/>
    </style:style>
    <style:style style:name="T525" style:family="text">
      <style:text-properties fo:color="#006600" style:font-name="Liberation Sans" officeooo:rsid="069789e6"/>
    </style:style>
    <style:style style:name="T526" style:family="text">
      <style:text-properties officeooo:rsid="040841a7"/>
    </style:style>
    <style:style style:name="T527" style:family="text">
      <style:text-properties style:use-window-font-color="true" style:font-name="Liberation Serif" officeooo:rsid="02799c62"/>
    </style:style>
    <style:style style:name="T528" style:family="text">
      <style:text-properties style:use-window-font-color="true" style:font-name="Liberation Serif" officeooo:rsid="040b863a"/>
    </style:style>
    <style:style style:name="T529" style:family="text">
      <style:text-properties style:use-window-font-color="true" style:font-name="Liberation Serif" fo:font-weight="bold" officeooo:rsid="040b863a" style:font-weight-asian="bold" style:font-weight-complex="bold"/>
    </style:style>
    <style:style style:name="T530" style:family="text">
      <style:text-properties style:use-window-font-color="true" style:font-name="Liberation Serif" fo:font-style="italic" officeooo:rsid="040b863a" style:font-style-asian="italic" style:font-style-complex="italic"/>
    </style:style>
    <style:style style:name="T531" style:family="text">
      <style:text-properties style:use-window-font-color="true" style:font-name="Liberation Serif" fo:font-style="italic" officeooo:rsid="0410e09b" style:font-style-asian="italic" style:font-style-complex="italic"/>
    </style:style>
    <style:style style:name="T532" style:family="text">
      <style:text-properties style:use-window-font-color="true" style:font-name="Liberation Serif" fo:font-style="italic" fo:font-weight="normal" officeooo:rsid="04484de3" style:font-style-asian="italic" style:font-weight-asian="normal" style:font-style-complex="italic" style:font-weight-complex="normal"/>
    </style:style>
    <style:style style:name="T533" style:family="text">
      <style:text-properties style:use-window-font-color="true" style:font-name="Liberation Serif" fo:font-style="italic" fo:font-weight="normal" officeooo:rsid="05131457" style:font-style-asian="italic" style:font-weight-asian="normal" style:font-style-complex="italic" style:font-weight-complex="normal"/>
    </style:style>
    <style:style style:name="T534" style:family="text">
      <style:text-properties style:use-window-font-color="true" style:font-name="Liberation Serif" fo:font-style="italic" fo:font-weight="normal" officeooo:rsid="051374f1" style:font-style-asian="italic" style:font-weight-asian="normal" style:font-style-complex="italic" style:font-weight-complex="normal"/>
    </style:style>
    <style:style style:name="T535" style:family="text">
      <style:text-properties style:use-window-font-color="true" style:font-name="Liberation Serif" fo:font-style="italic" fo:font-weight="normal" officeooo:rsid="052abdb5" style:font-style-asian="italic" style:font-weight-asian="normal" style:font-style-complex="italic" style:font-weight-complex="normal"/>
    </style:style>
    <style:style style:name="T536" style:family="text">
      <style:text-properties style:use-window-font-color="true" style:font-name="Liberation Serif" fo:font-style="italic" fo:font-weight="normal" officeooo:rsid="054a67cf" style:font-style-asian="italic" style:font-weight-asian="normal" style:font-style-complex="italic" style:font-weight-complex="normal"/>
    </style:style>
    <style:style style:name="T537" style:family="text">
      <style:text-properties style:use-window-font-color="true" style:font-name="Liberation Serif" fo:font-style="italic" fo:font-weight="normal" officeooo:rsid="05af0883" style:font-style-asian="italic" style:font-weight-asian="normal" style:font-style-complex="italic" style:font-weight-complex="normal"/>
    </style:style>
    <style:style style:name="T538" style:family="text">
      <style:text-properties style:use-window-font-color="true" style:font-name="Liberation Serif" fo:font-style="normal" officeooo:rsid="040b863a" style:font-style-asian="normal" style:font-style-complex="normal"/>
    </style:style>
    <style:style style:name="T539" style:family="text">
      <style:text-properties style:use-window-font-color="true" style:font-name="Liberation Serif" fo:font-style="normal" officeooo:rsid="02799c62" style:font-style-asian="normal" style:font-style-complex="normal"/>
    </style:style>
    <style:style style:name="T540" style:family="text">
      <style:text-properties style:use-window-font-color="true" style:font-name="Liberation Serif" fo:font-style="normal" officeooo:rsid="05a0cf2e" style:font-style-asian="normal" style:font-style-complex="normal"/>
    </style:style>
    <style:style style:name="T541" style:family="text">
      <style:text-properties style:use-window-font-color="true" style:font-name="Liberation Serif" fo:font-style="normal" fo:font-weight="normal" officeooo:rsid="040b863a" style:font-style-asian="normal" style:font-weight-asian="normal" style:font-style-complex="normal" style:font-weight-complex="normal"/>
    </style:style>
    <style:style style:name="T542" style:family="text">
      <style:text-properties style:use-window-font-color="true" style:font-name="Liberation Serif" fo:font-style="normal" fo:font-weight="bold" officeooo:rsid="040b863a" style:font-style-asian="normal" style:font-weight-asian="bold" style:font-style-complex="normal" style:font-weight-complex="bold"/>
    </style:style>
    <style:style style:name="T543" style:family="text">
      <style:text-properties style:use-window-font-color="true" style:font-name="Liberation Serif" officeooo:rsid="001de800"/>
    </style:style>
    <style:style style:name="T544" style:family="text">
      <style:text-properties style:use-window-font-color="true" style:font-name="Liberation Serif" officeooo:rsid="0410e09b"/>
    </style:style>
    <style:style style:name="T545" style:family="text">
      <style:text-properties style:use-window-font-color="true" style:font-name="Liberation Serif" fo:font-weight="normal" officeooo:rsid="02799c62" style:font-weight-asian="normal" style:font-weight-complex="normal"/>
    </style:style>
    <style:style style:name="T546" style:family="text">
      <style:text-properties style:use-window-font-color="true" style:font-name="Liberation Serif" fo:font-weight="normal" officeooo:rsid="04484de3" style:font-weight-asian="normal" style:font-weight-complex="normal"/>
    </style:style>
    <style:style style:name="T547" style:family="text">
      <style:text-properties style:use-window-font-color="true" style:font-name="Liberation Serif" fo:font-weight="normal" officeooo:rsid="05131457" style:font-weight-asian="normal" style:font-weight-complex="normal"/>
    </style:style>
    <style:style style:name="T548" style:family="text">
      <style:text-properties style:use-window-font-color="true" style:font-name="Liberation Serif" fo:font-weight="normal" officeooo:rsid="051374f1" style:font-weight-asian="normal" style:font-weight-complex="normal"/>
    </style:style>
    <style:style style:name="T549" style:family="text">
      <style:text-properties style:use-window-font-color="true" style:font-name="Liberation Serif" fo:font-weight="normal" officeooo:rsid="0527d6ae" style:font-weight-asian="normal" style:font-weight-complex="normal"/>
    </style:style>
    <style:style style:name="T550" style:family="text">
      <style:text-properties style:use-window-font-color="true" style:font-name="Liberation Serif" fo:font-weight="normal" officeooo:rsid="052abdb5" style:font-weight-asian="normal" style:font-weight-complex="normal"/>
    </style:style>
    <style:style style:name="T551" style:family="text">
      <style:text-properties style:use-window-font-color="true" style:font-name="Liberation Serif" fo:font-weight="normal" officeooo:rsid="052c9981" style:font-weight-asian="normal" style:font-weight-complex="normal"/>
    </style:style>
    <style:style style:name="T552" style:family="text">
      <style:text-properties style:use-window-font-color="true" style:font-name="Liberation Serif" fo:font-weight="normal" officeooo:rsid="0532375a" style:font-weight-asian="normal" style:font-weight-complex="normal"/>
    </style:style>
    <style:style style:name="T553" style:family="text">
      <style:text-properties style:use-window-font-color="true" style:font-name="Liberation Serif" fo:font-weight="normal" officeooo:rsid="0532afed" style:font-weight-asian="normal" style:font-weight-complex="normal"/>
    </style:style>
    <style:style style:name="T554" style:family="text">
      <style:text-properties style:use-window-font-color="true" style:font-name="Liberation Serif" fo:font-weight="normal" officeooo:rsid="0548f767" style:font-weight-asian="normal" style:font-weight-complex="normal"/>
    </style:style>
    <style:style style:name="T555" style:family="text">
      <style:text-properties style:use-window-font-color="true" style:font-name="Liberation Serif" fo:font-weight="normal" officeooo:rsid="054a67cf" style:font-weight-asian="normal" style:font-weight-complex="normal"/>
    </style:style>
    <style:style style:name="T556" style:family="text">
      <style:text-properties style:use-window-font-color="true" style:font-name="Liberation Serif" fo:font-weight="normal" officeooo:rsid="05a797a1" style:font-weight-asian="normal" style:font-weight-complex="normal"/>
    </style:style>
    <style:style style:name="T557" style:family="text">
      <style:text-properties style:use-window-font-color="true" style:font-name="Liberation Serif" fo:font-weight="normal" officeooo:rsid="05a84d0f" style:font-weight-asian="normal" style:font-weight-complex="normal"/>
    </style:style>
    <style:style style:name="T558" style:family="text">
      <style:text-properties style:use-window-font-color="true" style:font-name="Liberation Serif" fo:font-weight="normal" officeooo:rsid="05aa4b5f" style:font-weight-asian="normal" style:font-weight-complex="normal"/>
    </style:style>
    <style:style style:name="T559" style:family="text">
      <style:text-properties style:use-window-font-color="true" style:font-name="Liberation Serif" fo:font-weight="normal" officeooo:rsid="05af0883" style:font-weight-asian="normal" style:font-weight-complex="normal"/>
    </style:style>
    <style:style style:name="T560" style:family="text">
      <style:text-properties style:use-window-font-color="true" style:font-name="Liberation Serif" fo:font-weight="normal" officeooo:rsid="001de800" style:font-weight-asian="normal" style:font-weight-complex="normal"/>
    </style:style>
    <style:style style:name="T561" style:family="text">
      <style:text-properties style:use-window-font-color="true" style:font-name="Liberation Serif" fo:font-weight="normal" officeooo:rsid="05f72a60" style:font-weight-asian="normal" style:font-weight-complex="normal"/>
    </style:style>
    <style:style style:name="T562" style:family="text">
      <style:text-properties officeooo:rsid="04291dcb"/>
    </style:style>
    <style:style style:name="T563" style:family="text">
      <style:text-properties style:font-name="Liberation Sans" fo:font-weight="normal" officeooo:rsid="045b7951" style:font-weight-asian="normal" style:font-weight-complex="normal"/>
    </style:style>
    <style:style style:name="T564" style:family="text">
      <style:text-properties style:font-name="Liberation Sans" fo:font-weight="normal" officeooo:rsid="045c84a8" style:font-weight-asian="normal" style:font-weight-complex="normal"/>
    </style:style>
    <style:style style:name="T565" style:family="text">
      <style:text-properties style:font-name="Liberation Sans" fo:font-weight="normal" officeooo:rsid="04c93477" style:font-weight-asian="normal" style:font-weight-complex="normal"/>
    </style:style>
    <style:style style:name="T566" style:family="text">
      <style:text-properties style:font-name="Liberation Sans" fo:font-weight="normal" officeooo:rsid="045f36a6" style:font-weight-asian="normal" style:font-weight-complex="normal"/>
    </style:style>
    <style:style style:name="T567" style:family="text">
      <style:text-properties style:font-name="Liberation Sans" fo:font-weight="normal" officeooo:rsid="04679e7c" style:font-weight-asian="normal" style:font-weight-complex="normal"/>
    </style:style>
    <style:style style:name="T568" style:family="text">
      <style:text-properties style:font-name="Liberation Sans" fo:font-weight="normal" officeooo:rsid="04605969" style:font-weight-asian="normal" style:font-weight-complex="normal"/>
    </style:style>
    <style:style style:name="T569" style:family="text">
      <style:text-properties style:font-name="Liberation Sans" fo:font-weight="normal" officeooo:rsid="04943550" style:font-weight-asian="normal" style:font-weight-complex="normal"/>
    </style:style>
    <style:style style:name="T570" style:family="text">
      <style:text-properties style:font-name="Liberation Sans" fo:font-weight="normal" officeooo:rsid="04933afc" style:font-weight-asian="normal" style:font-weight-complex="normal"/>
    </style:style>
    <style:style style:name="T571" style:family="text">
      <style:text-properties style:font-name="Liberation Sans" fo:font-weight="normal" officeooo:rsid="04691b10" style:font-weight-asian="normal" style:font-weight-complex="normal"/>
    </style:style>
    <style:style style:name="T572" style:family="text">
      <style:text-properties style:font-name="Liberation Sans" fo:font-weight="normal" officeooo:rsid="04df0d57" style:font-weight-asian="normal" style:font-weight-complex="normal"/>
    </style:style>
    <style:style style:name="T573" style:family="text">
      <style:text-properties style:font-name="Liberation Sans" fo:font-weight="normal" officeooo:rsid="0589b3c4" style:font-weight-asian="normal" style:font-weight-complex="normal"/>
    </style:style>
    <style:style style:name="T574" style:family="text">
      <style:text-properties style:font-name="Liberation Sans" fo:font-style="italic" fo:font-weight="normal" officeooo:rsid="04e576a3" style:font-style-asian="italic" style:font-weight-asian="normal" style:font-style-complex="italic" style:font-weight-complex="normal"/>
    </style:style>
    <style:style style:name="T575" style:family="text">
      <style:text-properties style:font-name="Liberation Serif" fo:font-style="normal" fo:font-weight="normal" officeooo:rsid="04e576a3" style:font-style-asian="normal" style:font-weight-asian="normal" style:font-style-complex="normal" style:font-weight-complex="normal"/>
    </style:style>
    <style:style style:name="T576" style:family="text">
      <style:text-properties style:font-name="Liberation Serif" fo:font-style="normal" fo:font-weight="normal" officeooo:rsid="04e80812" style:font-style-asian="normal" style:font-weight-asian="normal" style:font-style-complex="normal" style:font-weight-complex="normal"/>
    </style:style>
    <style:style style:name="T577" style:family="text">
      <style:text-properties style:font-name="Liberation Serif" fo:font-style="normal" fo:font-weight="normal" officeooo:rsid="04e94c38" style:font-style-asian="normal" style:font-weight-asian="normal" style:font-style-complex="normal" style:font-weight-complex="normal"/>
    </style:style>
    <style:style style:name="T578" style:family="text">
      <style:text-properties style:font-name="Liberation Serif" fo:font-style="normal" fo:font-weight="normal" officeooo:rsid="04eef9b0" style:font-style-asian="normal" style:font-weight-asian="normal" style:font-style-complex="normal" style:font-weight-complex="normal"/>
    </style:style>
    <style:style style:name="T579" style:family="text">
      <style:text-properties style:font-name="Liberation Serif" fo:font-style="normal" fo:font-weight="normal" officeooo:rsid="04ef5a26" style:font-style-asian="normal" style:font-weight-asian="normal" style:font-style-complex="normal" style:font-weight-complex="normal"/>
    </style:style>
    <style:style style:name="T580" style:family="text">
      <style:text-properties style:font-name="Liberation Serif" fo:font-style="normal" fo:font-weight="normal" officeooo:rsid="04f11439" style:font-style-asian="normal" style:font-weight-asian="normal" style:font-style-complex="normal" style:font-weight-complex="normal"/>
    </style:style>
    <style:style style:name="T581" style:family="text">
      <style:text-properties style:font-name="Liberation Serif" fo:font-style="normal" fo:font-weight="normal" officeooo:rsid="04f3e82e" style:font-style-asian="normal" style:font-weight-asian="normal" style:font-style-complex="normal" style:font-weight-complex="normal"/>
    </style:style>
    <style:style style:name="T582" style:family="text">
      <style:text-properties style:font-name="Liberation Serif" fo:font-style="normal" fo:font-weight="normal" officeooo:rsid="04f4062f" style:font-style-asian="normal" style:font-weight-asian="normal" style:font-style-complex="normal" style:font-weight-complex="normal"/>
    </style:style>
    <style:style style:name="T583" style:family="text">
      <style:text-properties style:font-name="Liberation Serif" fo:font-style="normal" fo:font-weight="normal" officeooo:rsid="04f5fbd6" style:font-style-asian="normal" style:font-weight-asian="normal" style:font-style-complex="normal" style:font-weight-complex="normal"/>
    </style:style>
    <style:style style:name="T584" style:family="text">
      <style:text-properties style:font-name="Liberation Serif" fo:font-style="normal" fo:font-weight="normal" officeooo:rsid="036566cd" style:font-style-asian="normal" style:font-weight-asian="normal" style:font-style-complex="normal" style:font-weight-complex="normal"/>
    </style:style>
    <style:style style:name="T585" style:family="text">
      <style:text-properties style:font-name="Liberation Serif" fo:font-style="normal" fo:font-weight="normal" officeooo:rsid="04f6e514" style:font-style-asian="normal" style:font-weight-asian="normal" style:font-style-complex="normal" style:font-weight-complex="normal"/>
    </style:style>
    <style:style style:name="T586" style:family="text">
      <style:text-properties style:font-name="Liberation Serif" fo:font-style="normal" fo:font-weight="normal" officeooo:rsid="04f79562" style:font-style-asian="normal" style:font-weight-asian="normal" style:font-style-complex="normal" style:font-weight-complex="normal"/>
    </style:style>
    <style:style style:name="T587" style:family="text">
      <style:text-properties style:font-name="Liberation Serif" fo:font-style="normal" fo:font-weight="normal" officeooo:rsid="04f86b91" style:font-style-asian="normal" style:font-weight-asian="normal" style:font-style-complex="normal" style:font-weight-complex="normal"/>
    </style:style>
    <style:style style:name="T588" style:family="text">
      <style:text-properties style:font-name="Liberation Serif" fo:font-style="normal" fo:font-weight="normal" officeooo:rsid="04faf3b4" style:font-style-asian="normal" style:font-weight-asian="normal" style:font-style-complex="normal" style:font-weight-complex="normal"/>
    </style:style>
    <style:style style:name="T589" style:family="text">
      <style:text-properties style:font-name="Liberation Serif" fo:font-style="normal" fo:font-weight="normal" officeooo:rsid="04fc9949" style:font-style-asian="normal" style:font-weight-asian="normal" style:font-style-complex="normal" style:font-weight-complex="normal"/>
    </style:style>
    <style:style style:name="T590" style:family="text">
      <style:text-properties style:font-name="Liberation Serif" fo:font-style="normal" fo:font-weight="normal" officeooo:rsid="04fd71d5" style:font-style-asian="normal" style:font-weight-asian="normal" style:font-style-complex="normal" style:font-weight-complex="normal"/>
    </style:style>
    <style:style style:name="T591" style:family="text">
      <style:text-properties style:font-name="Liberation Serif" fo:font-style="normal" fo:font-weight="normal" officeooo:rsid="04fd7546" style:font-style-asian="normal" style:font-weight-asian="normal" style:font-style-complex="normal" style:font-weight-complex="normal"/>
    </style:style>
    <style:style style:name="T592" style:family="text">
      <style:text-properties style:font-name="Liberation Serif" fo:font-style="normal" fo:font-weight="normal" officeooo:rsid="04ff3068" style:font-style-asian="normal" style:font-weight-asian="normal" style:font-style-complex="normal" style:font-weight-complex="normal"/>
    </style:style>
    <style:style style:name="T593" style:family="text">
      <style:text-properties style:font-name="Liberation Serif" fo:font-style="normal" fo:font-weight="normal" officeooo:rsid="05012205" style:font-style-asian="normal" style:font-weight-asian="normal" style:font-style-complex="normal" style:font-weight-complex="normal"/>
    </style:style>
    <style:style style:name="T594" style:family="text">
      <style:text-properties style:font-name="Liberation Serif" fo:font-style="normal" fo:font-weight="normal" officeooo:rsid="050486ca" style:font-style-asian="normal" style:font-weight-asian="normal" style:font-style-complex="normal" style:font-weight-complex="normal"/>
    </style:style>
    <style:style style:name="T595" style:family="text">
      <style:text-properties style:font-name="Liberation Serif" fo:font-style="normal" fo:font-weight="normal" officeooo:rsid="05060580" style:font-style-asian="normal" style:font-weight-asian="normal" style:font-style-complex="normal" style:font-weight-complex="normal"/>
    </style:style>
    <style:style style:name="T596" style:family="text">
      <style:text-properties style:font-name="Liberation Serif" fo:font-style="normal" fo:font-weight="normal" officeooo:rsid="050646f4" style:font-style-asian="normal" style:font-weight-asian="normal" style:font-style-complex="normal" style:font-weight-complex="normal"/>
    </style:style>
    <style:style style:name="T597" style:family="text">
      <style:text-properties style:font-name="Liberation Serif" fo:font-style="normal" fo:font-weight="normal" officeooo:rsid="050f8183" style:font-style-asian="normal" style:font-weight-asian="normal" style:font-style-complex="normal" style:font-weight-complex="normal"/>
    </style:style>
    <style:style style:name="T598" style:family="text">
      <style:text-properties style:font-name="Liberation Serif" fo:font-style="normal" fo:font-weight="normal" officeooo:rsid="05105c6f" style:font-style-asian="normal" style:font-weight-asian="normal" style:font-style-complex="normal" style:font-weight-complex="normal"/>
    </style:style>
    <style:style style:name="T599" style:family="text">
      <style:text-properties style:font-name="Liberation Serif" fo:font-style="normal" fo:font-weight="normal" officeooo:rsid="051243a5" style:font-style-asian="normal" style:font-weight-asian="normal" style:font-style-complex="normal" style:font-weight-complex="normal"/>
    </style:style>
    <style:style style:name="T600" style:family="text">
      <style:text-properties style:font-name="Liberation Serif" fo:font-style="normal" fo:font-weight="normal" officeooo:rsid="051515bf" style:font-style-asian="normal" style:font-weight-asian="normal" style:font-style-complex="normal" style:font-weight-complex="normal"/>
    </style:style>
    <style:style style:name="T601" style:family="text">
      <style:text-properties style:font-name="Liberation Serif" fo:font-style="normal" fo:font-weight="normal" officeooo:rsid="0516a9fd" style:font-style-asian="normal" style:font-weight-asian="normal" style:font-style-complex="normal" style:font-weight-complex="normal"/>
    </style:style>
    <style:style style:name="T602" style:family="text">
      <style:text-properties style:font-name="Liberation Serif" fo:font-style="normal" fo:font-weight="normal" officeooo:rsid="05187f07" style:font-style-asian="normal" style:font-weight-asian="normal" style:font-style-complex="normal" style:font-weight-complex="normal"/>
    </style:style>
    <style:style style:name="T603" style:family="text">
      <style:text-properties style:font-name="Liberation Serif" fo:font-style="normal" fo:font-weight="normal" officeooo:rsid="051bb8e0" style:font-style-asian="normal" style:font-weight-asian="normal" style:font-style-complex="normal" style:font-weight-complex="normal"/>
    </style:style>
    <style:style style:name="T604" style:family="text">
      <style:text-properties style:font-name="Liberation Serif" fo:font-style="normal" fo:font-weight="normal" officeooo:rsid="051fbaa3" style:font-style-asian="normal" style:font-weight-asian="normal" style:font-style-complex="normal" style:font-weight-complex="normal"/>
    </style:style>
    <style:style style:name="T605" style:family="text">
      <style:text-properties style:font-name="Liberation Serif" fo:font-style="normal" fo:font-weight="normal" officeooo:rsid="05211411" style:font-style-asian="normal" style:font-weight-asian="normal" style:font-style-complex="normal" style:font-weight-complex="normal"/>
    </style:style>
    <style:style style:name="T606" style:family="text">
      <style:text-properties style:font-name="Liberation Serif" fo:font-style="normal" fo:font-weight="normal" officeooo:rsid="05218311" style:font-style-asian="normal" style:font-weight-asian="normal" style:font-style-complex="normal" style:font-weight-complex="normal"/>
    </style:style>
    <style:style style:name="T607" style:family="text">
      <style:text-properties style:font-name="Liberation Serif" fo:font-style="normal" fo:font-weight="normal" officeooo:rsid="05238195" style:font-style-asian="normal" style:font-weight-asian="normal" style:font-style-complex="normal" style:font-weight-complex="normal"/>
    </style:style>
    <style:style style:name="T608" style:family="text">
      <style:text-properties style:font-name="Liberation Serif" fo:font-style="normal" fo:font-weight="normal" officeooo:rsid="05240e28" style:font-style-asian="normal" style:font-weight-asian="normal" style:font-style-complex="normal" style:font-weight-complex="normal"/>
    </style:style>
    <style:style style:name="T609" style:family="text">
      <style:text-properties style:font-name="Liberation Serif" fo:font-style="normal" fo:font-weight="normal" officeooo:rsid="052487a2" style:font-style-asian="normal" style:font-weight-asian="normal" style:font-style-complex="normal" style:font-weight-complex="normal"/>
    </style:style>
    <style:style style:name="T610" style:family="text">
      <style:text-properties style:font-name="Liberation Serif" fo:font-style="normal" fo:font-weight="normal" officeooo:rsid="054283dd" style:font-style-asian="normal" style:font-weight-asian="normal" style:font-style-complex="normal" style:font-weight-complex="normal"/>
    </style:style>
    <style:style style:name="T611" style:family="text">
      <style:text-properties style:font-name="Liberation Serif" fo:font-style="normal" fo:font-weight="normal" officeooo:rsid="0542d9d0" style:font-style-asian="normal" style:font-weight-asian="normal" style:font-style-complex="normal" style:font-weight-complex="normal"/>
    </style:style>
    <style:style style:name="T612" style:family="text">
      <style:text-properties style:font-name="Liberation Serif" fo:font-style="normal" fo:font-weight="normal" officeooo:rsid="05440de0" style:font-style-asian="normal" style:font-weight-asian="normal" style:font-style-complex="normal" style:font-weight-complex="normal"/>
    </style:style>
    <style:style style:name="T613" style:family="text">
      <style:text-properties style:font-name="Liberation Serif" fo:font-style="normal" fo:font-weight="normal" officeooo:rsid="054587b4" style:font-style-asian="normal" style:font-weight-asian="normal" style:font-style-complex="normal" style:font-weight-complex="normal"/>
    </style:style>
    <style:style style:name="T614" style:family="text">
      <style:text-properties style:font-name="Liberation Serif" fo:font-style="normal" fo:font-weight="normal" officeooo:rsid="056964db" style:font-style-asian="normal" style:font-weight-asian="normal" style:font-style-complex="normal" style:font-weight-complex="normal"/>
    </style:style>
    <style:style style:name="T615" style:family="text">
      <style:text-properties style:font-name="Liberation Serif" fo:font-style="normal" fo:font-weight="normal" officeooo:rsid="056a0ef7" style:font-style-asian="normal" style:font-weight-asian="normal" style:font-style-complex="normal" style:font-weight-complex="normal"/>
    </style:style>
    <style:style style:name="T616" style:family="text">
      <style:text-properties style:font-name="Liberation Serif" fo:font-style="normal" fo:font-weight="normal" officeooo:rsid="056b89fa" style:font-style-asian="normal" style:font-weight-asian="normal" style:font-style-complex="normal" style:font-weight-complex="normal"/>
    </style:style>
    <style:style style:name="T617" style:family="text">
      <style:text-properties style:font-name="Liberation Serif" fo:font-style="normal" fo:font-weight="normal" officeooo:rsid="056d04a7" style:font-style-asian="normal" style:font-weight-asian="normal" style:font-style-complex="normal" style:font-weight-complex="normal"/>
    </style:style>
    <style:style style:name="T618" style:family="text">
      <style:text-properties style:font-name="Liberation Serif" fo:font-style="normal" fo:font-weight="normal" officeooo:rsid="056eee82" style:font-style-asian="normal" style:font-weight-asian="normal" style:font-style-complex="normal" style:font-weight-complex="normal"/>
    </style:style>
    <style:style style:name="T619" style:family="text">
      <style:text-properties style:font-name="Liberation Serif" fo:font-style="normal" fo:font-weight="normal" officeooo:rsid="0570dcd2" style:font-style-asian="normal" style:font-weight-asian="normal" style:font-style-complex="normal" style:font-weight-complex="normal"/>
    </style:style>
    <style:style style:name="T620" style:family="text">
      <style:text-properties style:font-name="Liberation Serif" fo:font-style="normal" fo:font-weight="normal" officeooo:rsid="0595d883" style:font-style-asian="normal" style:font-weight-asian="normal" style:font-style-complex="normal" style:font-weight-complex="normal"/>
    </style:style>
    <style:style style:name="T621" style:family="text">
      <style:text-properties style:font-name="Liberation Serif" fo:font-style="normal" fo:font-weight="normal" officeooo:rsid="0596526d" style:font-style-asian="normal" style:font-weight-asian="normal" style:font-style-complex="normal" style:font-weight-complex="normal"/>
    </style:style>
    <style:style style:name="T622" style:family="text">
      <style:text-properties style:font-name="Liberation Serif" fo:font-style="normal" fo:font-weight="normal" officeooo:rsid="05971fda" style:font-style-asian="normal" style:font-weight-asian="normal" style:font-style-complex="normal" style:font-weight-complex="normal"/>
    </style:style>
    <style:style style:name="T623" style:family="text">
      <style:text-properties style:font-name="Liberation Serif" fo:font-style="normal" fo:font-weight="normal" officeooo:rsid="05986e25" style:font-style-asian="normal" style:font-weight-asian="normal" style:font-style-complex="normal" style:font-weight-complex="normal"/>
    </style:style>
    <style:style style:name="T624" style:family="text">
      <style:text-properties style:font-name="Liberation Serif" fo:font-style="normal" fo:font-weight="normal" officeooo:rsid="059d2405" style:font-style-asian="normal" style:font-weight-asian="normal" style:font-style-complex="normal" style:font-weight-complex="normal"/>
    </style:style>
    <style:style style:name="T625" style:family="text">
      <style:text-properties style:font-name="Liberation Serif" fo:font-style="normal" fo:font-weight="normal" officeooo:rsid="05af323b" style:font-style-asian="normal" style:font-weight-asian="normal" style:font-style-complex="normal" style:font-weight-complex="normal"/>
    </style:style>
    <style:style style:name="T626" style:family="text">
      <style:text-properties style:font-name="Liberation Serif" fo:font-style="normal" fo:font-weight="normal" officeooo:rsid="05b08e80" style:font-style-asian="normal" style:font-weight-asian="normal" style:font-style-complex="normal" style:font-weight-complex="normal"/>
    </style:style>
    <style:style style:name="T627" style:family="text">
      <style:text-properties style:font-name="Liberation Serif" fo:font-style="normal" fo:font-weight="normal" officeooo:rsid="05b1f7b8" style:font-style-asian="normal" style:font-weight-asian="normal" style:font-style-complex="normal" style:font-weight-complex="normal"/>
    </style:style>
    <style:style style:name="T628" style:family="text">
      <style:text-properties style:font-name="Liberation Serif" fo:font-style="normal" fo:font-weight="normal" officeooo:rsid="05b34fa0" style:font-style-asian="normal" style:font-weight-asian="normal" style:font-style-complex="normal" style:font-weight-complex="normal"/>
    </style:style>
    <style:style style:name="T629" style:family="text">
      <style:text-properties style:font-name="Liberation Serif" fo:font-style="normal" fo:font-weight="normal" officeooo:rsid="05b37125" style:font-style-asian="normal" style:font-weight-asian="normal" style:font-style-complex="normal" style:font-weight-complex="normal"/>
    </style:style>
    <style:style style:name="T630" style:family="text">
      <style:text-properties style:font-name="Liberation Serif" fo:font-style="normal" fo:font-weight="normal" officeooo:rsid="05b52aa3" style:font-style-asian="normal" style:font-weight-asian="normal" style:font-style-complex="normal" style:font-weight-complex="normal"/>
    </style:style>
    <style:style style:name="T631" style:family="text">
      <style:text-properties style:font-name="Liberation Serif" fo:font-style="normal" fo:font-weight="normal" officeooo:rsid="05b6ec25" style:font-style-asian="normal" style:font-weight-asian="normal" style:font-style-complex="normal" style:font-weight-complex="normal"/>
    </style:style>
    <style:style style:name="T632" style:family="text">
      <style:text-properties style:font-name="Liberation Serif" fo:font-style="normal" fo:font-weight="normal" officeooo:rsid="05b7c5da" style:font-style-asian="normal" style:font-weight-asian="normal" style:font-style-complex="normal" style:font-weight-complex="normal"/>
    </style:style>
    <style:style style:name="T633" style:family="text">
      <style:text-properties style:font-name="Liberation Serif" fo:font-style="normal" fo:font-weight="normal" officeooo:rsid="05b8b6c7" style:font-style-asian="normal" style:font-weight-asian="normal" style:font-style-complex="normal" style:font-weight-complex="normal"/>
    </style:style>
    <style:style style:name="T634" style:family="text">
      <style:text-properties style:font-name="Liberation Serif" fo:font-style="normal" fo:font-weight="normal" officeooo:rsid="05cf318c" style:font-style-asian="normal" style:font-weight-asian="normal" style:font-style-complex="normal" style:font-weight-complex="normal"/>
    </style:style>
    <style:style style:name="T635" style:family="text">
      <style:text-properties style:font-name="Liberation Serif" fo:font-style="normal" fo:font-weight="normal" officeooo:rsid="05d21a83" style:font-style-asian="normal" style:font-weight-asian="normal" style:font-style-complex="normal" style:font-weight-complex="normal"/>
    </style:style>
    <style:style style:name="T636" style:family="text">
      <style:text-properties style:font-name="Liberation Serif" fo:font-style="normal" fo:font-weight="normal" officeooo:rsid="05d3965d" style:font-style-asian="normal" style:font-weight-asian="normal" style:font-style-complex="normal" style:font-weight-complex="normal"/>
    </style:style>
    <style:style style:name="T637" style:family="text">
      <style:text-properties style:font-name="Liberation Serif" fo:font-style="normal" fo:font-weight="normal" officeooo:rsid="05d8ebe6" style:font-style-asian="normal" style:font-weight-asian="normal" style:font-style-complex="normal" style:font-weight-complex="normal"/>
    </style:style>
    <style:style style:name="T638" style:family="text">
      <style:text-properties style:font-name="Liberation Serif" fo:font-style="normal" fo:font-weight="normal" officeooo:rsid="05da95c7" style:font-style-asian="normal" style:font-weight-asian="normal" style:font-style-complex="normal" style:font-weight-complex="normal"/>
    </style:style>
    <style:style style:name="T639" style:family="text">
      <style:text-properties style:font-name="Liberation Serif" fo:font-style="normal" fo:font-weight="bold" officeooo:rsid="04e576a3" style:font-style-asian="normal" style:font-weight-asian="bold" style:font-style-complex="normal" style:font-weight-complex="bold"/>
    </style:style>
    <style:style style:name="T640" style:family="text">
      <style:text-properties style:font-name="Liberation Serif" fo:font-style="normal" fo:font-weight="bold" officeooo:rsid="04e80812" style:font-style-asian="normal" style:font-weight-asian="bold" style:font-style-complex="normal" style:font-weight-complex="bold"/>
    </style:style>
    <style:style style:name="T641" style:family="text">
      <style:text-properties style:font-name="Liberation Serif" fo:font-style="normal" fo:font-weight="bold" officeooo:rsid="04e94c38" style:font-style-asian="normal" style:font-weight-asian="bold" style:font-style-complex="normal" style:font-weight-complex="bold"/>
    </style:style>
    <style:style style:name="T642" style:family="text">
      <style:text-properties style:font-name="Liberation Serif" fo:font-style="normal" fo:font-weight="bold" officeooo:rsid="04ef5a26" style:font-style-asian="normal" style:font-weight-asian="bold" style:font-style-complex="normal" style:font-weight-complex="bold"/>
    </style:style>
    <style:style style:name="T643" style:family="text">
      <style:text-properties style:font-name="Liberation Serif" fo:font-style="normal" fo:font-weight="bold" officeooo:rsid="04faf3b4" style:font-style-asian="normal" style:font-weight-asian="bold" style:font-style-complex="normal" style:font-weight-complex="bold"/>
    </style:style>
    <style:style style:name="T644" style:family="text">
      <style:text-properties style:font-name="Liberation Serif" fo:font-style="normal" fo:font-weight="bold" officeooo:rsid="050f8183" style:font-style-asian="normal" style:font-weight-asian="bold" style:font-style-complex="normal" style:font-weight-complex="bold"/>
    </style:style>
    <style:style style:name="T645" style:family="text">
      <style:text-properties style:font-name="Liberation Serif" fo:font-style="normal" fo:font-weight="bold" officeooo:rsid="056a0ef7" style:font-style-asian="normal" style:font-weight-asian="bold" style:font-style-complex="normal" style:font-weight-complex="bold"/>
    </style:style>
    <style:style style:name="T646" style:family="text">
      <style:text-properties style:font-name="Liberation Serif" fo:font-style="normal" fo:font-weight="bold" officeooo:rsid="05b6ec25" style:font-style-asian="normal" style:font-weight-asian="bold" style:font-style-complex="normal" style:font-weight-complex="bold"/>
    </style:style>
    <style:style style:name="T647" style:family="text">
      <style:text-properties style:font-name="Liberation Serif" fo:font-style="normal" fo:font-weight="bold" officeooo:rsid="05d21a83" style:font-style-asian="normal" style:font-weight-asian="bold" style:font-style-complex="normal" style:font-weight-complex="bold"/>
    </style:style>
    <style:style style:name="T648" style:family="text">
      <style:text-properties style:font-name="Liberation Serif" fo:font-style="italic" fo:font-weight="normal" officeooo:rsid="04e94c38" style:font-style-asian="italic" style:font-weight-asian="normal" style:font-style-complex="italic" style:font-weight-complex="normal"/>
    </style:style>
    <style:style style:name="T649" style:family="text">
      <style:text-properties style:font-name="Liberation Serif" fo:font-style="italic" fo:font-weight="normal" officeooo:rsid="04f11439" style:font-style-asian="italic" style:font-weight-asian="normal" style:font-style-complex="italic" style:font-weight-complex="normal"/>
    </style:style>
    <style:style style:name="T650" style:family="text">
      <style:text-properties style:font-name="Liberation Serif" fo:font-style="italic" fo:font-weight="normal" officeooo:rsid="04f6e514" style:font-style-asian="italic" style:font-weight-asian="normal" style:font-style-complex="italic" style:font-weight-complex="normal"/>
    </style:style>
    <style:style style:name="T651" style:family="text">
      <style:text-properties style:font-name="Liberation Serif" fo:font-style="italic" fo:font-weight="normal" officeooo:rsid="04f86b91" style:font-style-asian="italic" style:font-weight-asian="normal" style:font-style-complex="italic" style:font-weight-complex="normal"/>
    </style:style>
    <style:style style:name="T652" style:family="text">
      <style:text-properties style:font-name="Liberation Serif" fo:font-style="italic" fo:font-weight="normal" officeooo:rsid="051515bf" style:font-style-asian="italic" style:font-weight-asian="normal" style:font-style-complex="italic" style:font-weight-complex="normal"/>
    </style:style>
    <style:style style:name="T653" style:family="text">
      <style:text-properties style:font-name="Liberation Serif" fo:font-style="italic" fo:font-weight="normal" officeooo:rsid="05211411" style:font-style-asian="italic" style:font-weight-asian="normal" style:font-style-complex="italic" style:font-weight-complex="normal"/>
    </style:style>
    <style:style style:name="T654" style:family="text">
      <style:text-properties style:font-name="Liberation Serif" fo:font-style="italic" fo:font-weight="normal" officeooo:rsid="04ef5a26" style:font-style-asian="italic" style:font-weight-asian="normal" style:font-style-complex="italic" style:font-weight-complex="normal"/>
    </style:style>
    <style:style style:name="T655" style:family="text">
      <style:text-properties style:font-name="Liberation Serif" fo:font-style="italic" fo:font-weight="normal" officeooo:rsid="056b89fa" style:font-style-asian="italic" style:font-weight-asian="normal" style:font-style-complex="italic" style:font-weight-complex="normal"/>
    </style:style>
    <style:style style:name="T656" style:family="text">
      <style:text-properties style:font-name="Liberation Serif" fo:font-style="italic" fo:font-weight="normal" officeooo:rsid="056a0ef7" style:font-style-asian="italic" style:font-weight-asian="normal" style:font-style-complex="italic" style:font-weight-complex="normal"/>
    </style:style>
    <style:style style:name="T657" style:family="text">
      <style:text-properties style:font-name="Liberation Serif" fo:font-style="italic" fo:font-weight="normal" officeooo:rsid="05af323b" style:font-style-asian="italic" style:font-weight-asian="normal" style:font-style-complex="italic" style:font-weight-complex="normal"/>
    </style:style>
    <style:style style:name="T658" style:family="text">
      <style:text-properties style:font-name="Liberation Serif" fo:font-style="italic" fo:font-weight="normal" officeooo:rsid="05b1f7b8" style:font-style-asian="italic" style:font-weight-asian="normal" style:font-style-complex="italic" style:font-weight-complex="normal"/>
    </style:style>
    <style:style style:name="T659" style:family="text">
      <style:text-properties officeooo:rsid="03603b41"/>
    </style:style>
    <style:style style:name="T660" style:family="text">
      <style:text-properties officeooo:rsid="06ca37b3"/>
    </style:style>
    <style:style style:name="T661" style:family="text">
      <style:text-properties officeooo:rsid="06ddda42"/>
    </style:style>
    <style:style style:name="T662" style:family="text">
      <style:text-properties fo:color="#000000" fo:font-style="normal" fo:font-weight="normal" officeooo:rsid="001de800" style:font-style-asian="normal" style:font-weight-asian="normal" style:font-style-complex="normal" style:font-weight-complex="normal"/>
    </style:style>
    <style:style style:name="T663" style:family="text">
      <style:text-properties fo:color="#000000" fo:font-style="normal" fo:font-weight="normal" officeooo:rsid="06f3bad5" style:font-style-asian="normal" style:font-weight-asian="normal" style:font-style-complex="normal" style:font-weight-complex="normal"/>
    </style:style>
    <style:style style:name="T664" style:family="text">
      <style:text-properties fo:color="#000000" style:font-name="Liberation Sans" fo:font-style="normal" fo:font-weight="normal" officeooo:rsid="001de800" style:font-style-asian="normal" style:font-weight-asian="normal" style:font-style-complex="normal" style:font-weight-complex="normal"/>
    </style:style>
    <style:style style:name="T665" style:family="text">
      <style:text-properties fo:color="#000000" style:font-name="Liberation Sans" fo:font-style="normal" fo:font-weight="normal" officeooo:rsid="06f3bad5" style:font-style-asian="normal" style:font-weight-asian="normal" style:font-style-complex="normal" style:font-weight-complex="normal"/>
    </style:style>
    <style:style style:name="T666" style:family="text">
      <style:text-properties officeooo:rsid="06f7b3ab"/>
    </style:style>
    <style:style style:name="T667" style:family="text">
      <style:text-properties officeooo:rsid="07138acb"/>
    </style:style>
    <style:style style:name="T668" style:family="text">
      <style:text-properties officeooo:rsid="0724d78f"/>
    </style:style>
    <style:style style:name="T669" style:family="text">
      <style:text-properties style:font-name="Liberation Sans"/>
    </style:style>
    <style:style style:name="T670" style:family="text">
      <style:text-properties style:font-name="Liberation Sans" officeooo:rsid="001de800"/>
    </style:style>
    <style:style style:name="T671" style:family="text">
      <style:text-properties style:font-name="Liberation Sans" fo:font-style="italic" fo:font-weight="normal" officeooo:rsid="001de800" style:font-style-asian="italic" style:font-weight-asian="normal" style:font-style-complex="italic" style:font-weight-complex="normal"/>
    </style:style>
    <style:style style:name="T672" style:family="text">
      <style:text-properties style:font-name="Liberation Sans" fo:font-style="italic" officeooo:rsid="001de800" style:font-style-asian="italic" style:font-style-complex="italic"/>
    </style:style>
    <style:style style:name="T673" style:family="text">
      <style:text-properties style:font-name="Liberation Sans" fo:font-style="italic" officeooo:rsid="03f41e93" style:font-style-asian="italic" style:font-style-complex="italic"/>
    </style:style>
    <style:style style:name="T674" style:family="text">
      <style:text-properties style:font-name="Liberation Sans" fo:font-style="italic" officeooo:rsid="03c81a50" style:font-style-asian="italic" style:font-style-complex="italic"/>
    </style:style>
    <style:style style:name="T675" style:family="text">
      <style:text-properties style:font-name="Liberation Sans" officeooo:rsid="040841a7"/>
    </style:style>
    <style:style style:name="T676" style:family="text">
      <style:text-properties style:font-name="Liberation Sans" officeooo:rsid="03f41e93"/>
    </style:style>
    <style:style style:name="T677" style:family="text">
      <style:text-properties style:font-name="Liberation Sans" officeooo:rsid="0724d78f"/>
    </style:style>
    <style:style style:name="T678" style:family="text">
      <style:text-properties style:font-name="Liberation Sans" officeooo:rsid="07138acb"/>
    </style:style>
    <style:style style:name="T679" style:family="text">
      <style:text-properties style:font-name="Liberation Sans" fo:font-style="normal" fo:font-weight="normal" officeooo:rsid="06a2a130" style:font-style-asian="normal" style:font-weight-asian="normal" style:font-style-complex="normal" style:font-weight-complex="normal"/>
    </style:style>
    <style:style style:name="T680" style:family="text">
      <style:text-properties style:font-name="Liberation Sans" fo:font-style="normal" fo:font-weight="normal" officeooo:rsid="06f114a3" style:font-style-asian="normal" style:font-weight-asian="normal" style:font-style-complex="normal" style:font-weight-complex="normal"/>
    </style:style>
    <style:style style:name="T681" style:family="text">
      <style:text-properties style:font-name="Liberation Sans" fo:font-style="normal" fo:font-weight="normal" officeooo:rsid="06a3c361" style:font-style-asian="normal" style:font-weight-asian="normal" style:font-style-complex="normal" style:font-weight-complex="normal"/>
    </style:style>
    <style:style style:name="T682" style:family="text">
      <style:text-properties style:font-name="Liberation Sans" fo:font-style="normal" fo:font-weight="normal" officeooo:rsid="06f3c1db" style:font-style-asian="normal" style:font-weight-asian="normal" style:font-style-complex="normal" style:font-weight-complex="normal"/>
    </style:style>
    <style:style style:name="T683" style:family="text">
      <style:text-properties style:font-name="Liberation Sans" fo:font-style="normal" fo:font-weight="normal" officeooo:rsid="06f1e7eb" style:font-style-asian="normal" style:font-weight-asian="normal" style:font-style-complex="normal" style:font-weight-complex="normal"/>
    </style:style>
    <style:style style:name="T684" style:family="text">
      <style:text-properties style:font-name="Liberation Sans" fo:font-style="normal" fo:font-weight="normal" officeooo:rsid="001de800" style:font-style-asian="normal" style:font-weight-asian="normal" style:font-style-complex="normal" style:font-weight-complex="normal"/>
    </style:style>
    <style:style style:name="T685" style:family="text">
      <style:text-properties style:font-name="Liberation Sans" fo:font-style="normal" fo:font-weight="normal" officeooo:rsid="06bea75b" style:font-style-asian="normal" style:font-weight-asian="normal" style:font-style-complex="normal" style:font-weight-complex="normal"/>
    </style:style>
    <style:style style:name="T686" style:family="text">
      <style:text-properties style:font-name="Liberation Sans" fo:font-style="normal" fo:font-weight="normal" officeooo:rsid="06c1bfdf" style:font-style-asian="normal" style:font-weight-asian="normal" style:font-style-complex="normal" style:font-weight-complex="normal"/>
    </style:style>
    <style:style style:name="T687" style:family="text">
      <style:text-properties style:font-name="Liberation Sans" fo:font-style="normal" fo:font-weight="normal" officeooo:rsid="06bed200" style:font-style-asian="normal" style:font-weight-asian="normal" style:font-style-complex="normal" style:font-weight-complex="normal"/>
    </style:style>
    <style:style style:name="T688" style:family="text">
      <style:text-properties style:font-name="Liberation Sans" fo:font-style="normal" fo:font-weight="normal" officeooo:rsid="06c77349" style:font-style-asian="normal" style:font-weight-asian="normal" style:font-style-complex="normal" style:font-weight-complex="normal"/>
    </style:style>
    <style:style style:name="T689" style:family="text">
      <style:text-properties style:font-name="Liberation Sans" fo:font-style="normal" fo:font-weight="normal" officeooo:rsid="06c05b82" style:font-style-asian="normal" style:font-weight-asian="normal" style:font-style-complex="normal" style:font-weight-complex="normal"/>
    </style:style>
    <style:style style:name="T690" style:family="text">
      <style:text-properties style:font-name="Liberation Sans" fo:font-style="normal" fo:font-weight="normal" officeooo:rsid="06e74018" style:font-style-asian="normal" style:font-weight-asian="normal" style:font-style-complex="normal" style:font-weight-complex="normal"/>
    </style:style>
    <style:style style:name="T691" style:family="text">
      <style:text-properties style:font-name="Liberation Sans" fo:font-style="normal" fo:font-weight="normal" officeooo:rsid="06bed22d" style:font-style-asian="normal" style:font-weight-asian="normal" style:font-style-complex="normal" style:font-weight-complex="normal"/>
    </style:style>
    <style:style style:name="T692" style:family="text">
      <style:text-properties style:font-name="Liberation Sans" fo:font-style="normal" fo:font-weight="normal" officeooo:rsid="06e092f4" style:font-style-asian="normal" style:font-weight-asian="normal" style:font-style-complex="normal" style:font-weight-complex="normal"/>
    </style:style>
    <style:style style:name="T693" style:family="text">
      <style:text-properties style:font-name="Liberation Sans" fo:font-style="normal" fo:font-weight="normal" officeooo:rsid="06e60196" style:font-style-asian="normal" style:font-weight-asian="normal" style:font-style-complex="normal" style:font-weight-complex="normal"/>
    </style:style>
    <style:style style:name="T694" style:family="text">
      <style:text-properties style:font-name="Liberation Sans" fo:font-style="normal" fo:font-weight="normal" officeooo:rsid="06e17e00" style:font-style-asian="normal" style:font-weight-asian="normal" style:font-style-complex="normal" style:font-weight-complex="normal"/>
    </style:style>
    <style:style style:name="T695" style:family="text">
      <style:text-properties style:font-name="Liberation Sans" fo:font-style="normal" officeooo:rsid="06b1fd69" style:font-style-asian="normal" style:font-style-complex="normal"/>
    </style:style>
    <style:style style:name="T696" style:family="text">
      <style:text-properties style:font-name="Liberation Sans" fo:font-style="normal" officeooo:rsid="06f3c1db" style:font-style-asian="normal" style:font-style-complex="normal"/>
    </style:style>
    <style:style style:name="T697" style:family="text">
      <style:text-properties style:font-name="Liberation Sans" fo:font-style="normal" officeooo:rsid="06a2a130" style:font-style-asian="normal" style:font-style-complex="normal"/>
    </style:style>
    <style:style style:name="T698" style:family="text">
      <style:text-properties style:font-name="Liberation Sans" fo:font-style="normal" officeooo:rsid="06a81d68" style:font-style-asian="normal" style:font-style-complex="normal"/>
    </style:style>
    <style:style style:name="T699" style:family="text">
      <style:text-properties style:font-name="Liberation Sans" fo:font-style="normal" officeooo:rsid="06a999e8" style:font-style-asian="normal" style:font-style-complex="normal"/>
    </style:style>
    <style:style style:name="T700" style:family="text">
      <style:text-properties style:font-name="Liberation Sans" fo:font-style="normal" officeooo:rsid="06a3c361" style:font-style-asian="normal" style:font-style-complex="normal"/>
    </style:style>
    <style:style style:name="T701" style:family="text">
      <style:text-properties style:font-name="Liberation Sans" fo:font-style="normal" officeooo:rsid="06aa7c3c" style:font-style-asian="normal" style:font-style-complex="normal"/>
    </style:style>
    <style:style style:name="T702" style:family="text">
      <style:text-properties style:font-name="Liberation Sans" fo:font-style="normal" officeooo:rsid="001de800" style:font-style-asian="normal" style:font-style-complex="normal"/>
    </style:style>
    <style:style style:name="T703" style:family="text">
      <style:text-properties style:font-name="Liberation Sans" officeooo:rsid="06f7b3ab"/>
    </style:style>
    <style:style style:name="T704" style:family="text">
      <style:text-properties style:font-name="Liberation Sans" fo:font-weight="normal" officeooo:rsid="06bea75b" style:font-weight-asian="normal" style:font-weight-complex="normal"/>
    </style:style>
    <style:style style:name="T705" style:family="text">
      <style:text-properties style:font-name="Liberation Sans" officeooo:rsid="03603b41"/>
    </style:style>
    <style:style style:name="T706" style:family="text">
      <style:text-properties officeooo:rsid="0734928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K-19006 Various Topics of Civil Engineering: <text:span text:style-name="T2">Python 3 for scientific computing</text:span></text:p>
      <text:p text:style-name="P2">Spring 2018, TUT, Tampere</text:p>
      <text:p text:style-name="P2"/>
      <text:p text:style-name="P4">Published <text:span text:style-name="T706">22</text:span>.<text:span text:style-name="T437">5</text:span>.2018</text:p>
      <text:p text:style-name="P2"/>
      <text:p text:style-name="P3"><text:span text:style-name="T431">Solutions to e</text:span><text:span text:style-name="T429">xercise</text:span><text:span text:style-name="T430">s</text:span><text:span text:style-name="T432">,</text:span><text:span text:style-name="T433"> </text:span><text:span text:style-name="T434">lecture</text:span><text:span text:style-name="T435">s</text:span><text:span text:style-name="T434"> </text:span><text:span text:style-name="T435">5–</text:span><text:span text:style-name="T436">6, 9</text:span><text:span text:style-name="T435">–11</text:span></text:p>
      <text:p text:style-name="P5"/>
      <text:list xml:id="list7249898417789780452" text:style-name="L1">
        <text:list-item>
          <text:p text:style-name="P7"><text:span text:style-name="T18">★☆☆ </text:span><text:span text:style-name="T20">NumPy and SciPy</text:span><text:span text:style-name="T21">.</text:span><text:span text:style-name="T18"><text:line-break/><text:line-break/></text:span><text:span text:style-name="T3">a)</text:span><text:span text:style-name="T18"> This works essentially the same way as in MATLAB:<text:line-break/><text:line-break/></text:span><text:span text:style-name="T414">import</text:span><text:span text:style-name="T670"> numpy </text:span><text:span text:style-name="T414">as</text:span><text:span text:style-name="T670"> np<text:line-break/>xx = np.linspace(</text:span><text:span text:style-name="T472">0</text:span><text:span text:style-name="T670">, </text:span><text:span text:style-name="T472">1</text:span><text:span text:style-name="T670">, </text:span><text:span text:style-name="T472">101</text:span><text:span text:style-name="T670">) <text:s/></text:span><text:span text:style-name="T510"># 100, + 1 for the </text:span><text:a xlink:type="simple" xlink:href="https://en.wiktionary.org/wiki/fencepost_problem" text:style-name="Internet_20_link" text:visited-style-name="Visited_20_Internet_20_Link"><text:span text:style-name="T669">fencepost</text:span></text:a><text:span text:style-name="T510"> </text:span><text:span text:style-name="T523">(</text:span><text:span text:style-name="T524">to g</text:span><text:span text:style-name="T525">et</text:span><text:span text:style-name="T524"> 100 intervals</text:span><text:span text:style-name="T523">)</text:span><text:span text:style-name="T524">.</text:span><text:span text:style-name="T670"><text:line-break/>yy = xx**</text:span><text:span text:style-name="T472">2</text:span><text:span text:style-name="T18"><text:line-break/><text:line-break/></text:span><text:span text:style-name="T4">b</text:span><text:span text:style-name="T3">)</text:span><text:span text:style-name="T18"> Here is how to create and solve a random linear equation system using NumPy:<text:line-break/><text:line-break/></text:span><text:span text:style-name="T414">import</text:span><text:span text:style-name="T670"> numpy </text:span><text:span text:style-name="T414">as</text:span><text:span text:style-name="T670"> np<text:line-break/>n = </text:span><text:span text:style-name="T472">5</text:span><text:span text:style-name="T670"><text:line-break/>A = np.random.random((n, n))<text:line-break/>b = np.random.random((n,))<text:line-break/>x = np.linalg.solve(A, b)</text:span><text:span text:style-name="T18"><text:line-break/><text:line-break/>Recall that in NumPy, a vector is a rank-1 tensor; there are no row or column vectors in NumPy.<text:line-break/>(Contrast MATLAB, which uses the matrix formalism.)<text:line-break/><text:line-break/></text:span><text:span text:style-name="T4">c</text:span><text:span text:style-name="T3">)</text:span><text:span text:style-name="T18"> To force the datatype, use the </text:span><text:span text:style-name="T20">dtype</text:span><text:span text:style-name="T18"> kwarg:<text:line-break/><text:line-break/></text:span><text:span text:style-name="T670">A = np.array([[</text:span><text:span text:style-name="T472">1</text:span><text:span text:style-name="T670">, </text:span><text:span text:style-name="T472">2</text:span><text:span text:style-name="T670">, </text:span><text:span text:style-name="T472">3</text:span><text:span text:style-name="T670">], [</text:span><text:span text:style-name="T472">4</text:span><text:span text:style-name="T670">, </text:span><text:span text:style-name="T472">5</text:span><text:span text:style-name="T670">, </text:span><text:span text:style-name="T472">6</text:span><text:span text:style-name="T670">], [</text:span><text:span text:style-name="T472">7</text:span><text:span text:style-name="T670">, </text:span><text:span text:style-name="T472">8</text:span><text:span text:style-name="T670">, </text:span><text:span text:style-name="T472">9</text:span><text:span text:style-name="T670">]], dtype=np.float64)</text:span><text:span text:style-name="T18"><text:line-break/><text:line-break/>This makes NumPy treat your input data as if they were floats.<text:line-break/><text:line-break/>Most of the commonly used functions in NumPy that create arrays support the </text:span><text:span text:style-name="T20">dtype</text:span><text:span text:style-name="T18"> kwarg,<text:line-break/>but some don't – notably </text:span><text:span text:style-name="T20">np.random.random()</text:span><text:span text:style-name="T18">. If you need random complex numbers (for example), it is possible to use </text:span><text:span text:style-name="T20">A + </text:span><text:span text:style-name="T459">1</text:span><text:span text:style-name="T20">j*B</text:span><text:span text:style-name="T18">, where </text:span><text:span text:style-name="T20">A</text:span><text:span text:style-name="T18"> and </text:span><text:span text:style-name="T20">B</text:span><text:span text:style-name="T18"> are arrays of matching (or in general, broadcast-compatible) shapes, containing random real numbers.<text:line-break/><text:line-break/>Of course, the strategy depends on what you want. If you would like random numbers from inside a circle in the complex plane, then obviously </text:span><text:span text:style-name="T20">A * np.exp(</text:span><text:span text:style-name="T459">1</text:span><text:span text:style-name="T20">j * np.pi * </text:span><text:span text:style-name="T30">B</text:span><text:span text:style-name="T20">)</text:span><text:span text:style-name="T18"> is more appropriate. The point here is that NumPy provides random real numbers as a building block.<text:line-break/><text:line-break/></text:span><text:span text:style-name="T4">d</text:span><text:span text:style-name="T3">)</text:span><text:span text:style-name="T18"> This was covered in the lectures (lec. 6, slide 22; lec. 6, slide 17): NumPy provides a “basic” version of the linear algebra routines, while SciPy provides an “advanced” one.<text:line-break/><text:line-break/>Usually SciPy has more options (e.g. a separate solver for symmetric or Hermitian systems, instead of just a general solver; may give higher performance if applicable to your problem),<text:line-break/>or can solve some problem types NumPy itself cannot (e.g. the generalized linear eigenvalue problem vs. just the standard linear eigenvalue problem).<text:line-break/></text:span><text:soft-page-break/><text:span text:style-name="T4">e</text:span><text:span text:style-name="T3">)</text:span><text:span text:style-name="T18"> Items e) and f) were basically exercises in skimming the documentation for the linear algebra modules of NumPy (</text:span><text:a xlink:type="simple" xlink:href="https://docs.scipy.org/doc/numpy/reference/routines.linalg.html" text:style-name="Internet_20_link" text:visited-style-name="Visited_20_Internet_20_Link"><text:span text:style-name="T20">np.linalg</text:span></text:a><text:span text:style-name="T18">) and SciPy (</text:span><text:a xlink:type="simple" xlink:href="https://docs.scipy.org/doc/scipy/reference/linalg.html" text:style-name="Internet_20_link" text:visited-style-name="Visited_20_Internet_20_Link"><text:span text:style-name="T20">scipy.linalg</text:span></text:a><text:span text:style-name="T18">).<text:line-break/><text:line-break/>To solve an eigenvalue problem in SciPy, see </text:span><text:a xlink:type="simple" xlink:href="https://docs.scipy.org/doc/scipy/reference/generated/scipy.linalg.eig.html" text:style-name="Internet_20_link" text:visited-style-name="Visited_20_Internet_20_Link"><text:span text:style-name="T18">scipy.linalg.eig()</text:span></text:a><text:span text:style-name="T18">. For a general matrix </text:span><text:span text:style-name="T41">A</text:span><text:span text:style-name="T18">:<text:line-break/><text:line-break/></text:span><text:span text:style-name="T414">import</text:span><text:span text:style-name="T670"> scipy.linalg<text:line-break/>lam, x = scipy.linalg.eig(A)</text:span><text:span text:style-name="T18"><text:line-break/><text:line-break/>For hermitian or symmetric </text:span><text:span text:style-name="T41">A</text:span><text:span text:style-name="T18">, the corresponding routine is </text:span><text:span text:style-name="T20">eigh()</text:span><text:span text:style-name="T18">.<text:line-break/><text:line-break/>The same routines support also generalized linear eigenvalue problems:<text:line-break/><text:line-break/></text:span><text:span text:style-name="T414">import</text:span><text:span text:style-name="T670"> scipy.linalg<text:line-break/>lam, x = scipy.linalg.eig(A, B)</text:span><text:span text:style-name="T18"><text:line-break/><text:line-break/>To get the eigenvalues only, use </text:span><text:span text:style-name="T20">eigvals()</text:span><text:span text:style-name="T18"> (general) or </text:span><text:span text:style-name="T20">eigvalsh()</text:span><text:span text:style-name="T18"> (symmetric/Hermitian) instead.<text:line-break/>This is faster, so it can be useful if you don't need the eigenvectors.<text:line-break/><text:line-break/><text:line-break/></text:span><text:span text:style-name="T3">f)</text:span><text:span text:style-name="T18"> Singular value decomposition. In NumPy, </text:span><text:a xlink:type="simple" xlink:href="https://docs.scipy.org/doc/numpy/reference/generated/numpy.linalg.svd.html" text:style-name="Internet_20_link" text:visited-style-name="Visited_20_Internet_20_Link"><text:span text:style-name="T20">numpy.linalg.svd()</text:span></text:a><text:span text:style-name="T18">:<text:line-break/><text:line-break/></text:span><text:span text:style-name="T414">import</text:span><text:span text:style-name="T670"> numpy </text:span><text:span text:style-name="T414">as</text:span><text:span text:style-name="T670"> np<text:line-break/>U, sigma, Vh = np.linalg.svd(A)</text:span><text:span text:style-name="T18"><text:line-break/><text:line-break/>In SciPy, </text:span><text:a xlink:type="simple" xlink:href="https://docs.scipy.org/doc/scipy/reference/generated/scipy.linalg.svd.html" text:style-name="Internet_20_link" text:visited-style-name="Visited_20_Internet_20_Link"><text:span text:style-name="T20">scipy.linalg.svd()</text:span></text:a><text:span text:style-name="T18">:<text:line-break/><text:line-break/></text:span><text:span text:style-name="T414">import</text:span><text:span text:style-name="T670"> scipy.linalg<text:line-break/>U, sigma, Vh = scipy.linalg.svd(A)</text:span><text:span text:style-name="T18"><text:line-break/><text:line-break/><text:line-break/>To get the condition number of a matrix: </text:span><text:a xlink:type="simple" xlink:href="https://docs.scipy.org/doc/numpy/reference/generated/numpy.linalg.cond.html" text:style-name="Internet_20_link" text:visited-style-name="Visited_20_Internet_20_Link"><text:span text:style-name="T20">np.linalg.cond()</text:span></text:a><text:span text:style-name="T18">:<text:line-break/><text:line-break/></text:span><text:span text:style-name="T414">import</text:span><text:span text:style-name="T670"> numpy </text:span><text:span text:style-name="T414">as</text:span><text:span text:style-name="T670"> np<text:line-break/>c = np.linalg.cond(A)</text:span><text:span text:style-name="T18"><text:line-break/><text:line-break/><text:line-break/><text:tab/>※ </text:span><text:span text:style-name="T20">Why is </text:span><text:span text:style-name="T31">this last question </text:span><text:span text:style-name="T20">here?</text:span><text:span text:style-name="T18"> The documentation states that </text:span><text:span text:style-name="T20">cond()</text:span><text:span text:style-name="T18"> can determine<text:line-break/><text:tab/> <text:s text:c="4"/>the condition number with respect to various different matrix norms; the default is<text:line-break/><text:tab/> <text:s text:c="4"/>the 2-norm condition number, which is internally obtained by computing the SVD.<text:line-break/><text:line-break/></text:span></text:p>
        </text:list-item>
      </text:list>
      <text:p text:style-name="P6"/>
      <text:list xml:id="list160012749692951" text:continue-numbering="true" text:style-name="L1">
        <text:list-item>
          <text:p text:style-name="P26"><text:span text:style-name="T18">★☆☆ </text:span><text:span text:style-name="T20">Basic plotting</text:span><text:span text:style-name="T18">.<text:line-break/><text:line-break/></text:span><text:span text:style-name="T3">a)</text:span><text:span text:style-name="T18"> Plotting </text:span><text:span text:style-name="T20">x</text:span><text:span text:style-name="T18">, </text:span><text:span text:style-name="T20">x</text:span><text:span text:style-name="T439">2</text:span><text:span text:style-name="T18">, </text:span><text:span text:style-name="T20">x</text:span><text:span text:style-name="T439">3</text:span><text:span text:style-name="T18">, </text:span><text:span text:style-name="T20">x</text:span><text:span text:style-name="T439">4</text:span><text:span text:style-name="T18"> and </text:span><text:span text:style-name="T20">x</text:span><text:span text:style-name="T439">5</text:span><text:span text:style-name="T18"> <text:s/>into the same picture, with </text:span><text:span text:style-name="T20">x</text:span><text:span text:style-name="T18"> in [0, 1]:<text:line-break/><text:line-break/></text:span><text:span text:style-name="T414">import</text:span><text:span text:style-name="T670"> numpy </text:span><text:span text:style-name="T414">as</text:span><text:span text:style-name="T670"> np<text:line-break/></text:span><text:span text:style-name="T414">import</text:span><text:span text:style-name="T670"> matplotlib.pyplot </text:span><text:span text:style-name="T414">as</text:span><text:span text:style-name="T670"> plt<text:line-break/><text:line-break/>xx = np.linspace(</text:span><text:span text:style-name="T472">0</text:span><text:span text:style-name="T670">, </text:span><text:span text:style-name="T472">1</text:span><text:span text:style-name="T670">, </text:span><text:span text:style-name="T472">100001</text:span><text:span text:style-name="T670">) <text:s/></text:span><text:span text:style-name="T510"># see item f) for why so many points.</text:span><text:span text:style-name="T670"><text:line-break/><text:line-break/>plt.figure(</text:span><text:span text:style-name="T472">1</text:span><text:span text:style-name="T670">)<text:line-break/>plt.clf() <text:s/></text:span><text:span text:style-name="T510"># for Spyder </text:span><text:span text:style-name="T522">(no auto-clear between runs)</text:span><text:span text:style-name="T670"><text:line-break/></text:span><text:span text:style-name="T414">for</text:span><text:span text:style-name="T670"> k </text:span><text:span text:style-name="T414">in</text:span><text:span text:style-name="T670"> range(</text:span><text:span text:style-name="T472">1</text:span><text:span text:style-name="T670">, </text:span><text:span text:style-name="T472">6</text:span><text:span text:style-name="T670">):<text:line-break/> <text:s text:c="3"/>plt.plot(xx, xx**k)</text:span><text:span text:style-name="T18"><text:line-break/><text:line-break/></text:span><text:span text:style-name="T9">b</text:span><text:span text:style-name="T3">)</text:span><text:span text:style-name="T18"> Adding a grid, </text:span><text:span text:style-name="T20">x</text:span><text:span text:style-name="T18">-axis and </text:span><text:span text:style-name="T20">y</text:span><text:span text:style-name="T18">-axis labels, and a title.<text:line-break/><text:line-break/></text:span><text:span text:style-name="T670">plt.grid(b=</text:span><text:span text:style-name="T414">True</text:span><text:span text:style-name="T670">, which=</text:span><text:span text:style-name="T385">'both'</text:span><text:span text:style-name="T670">)<text:line-break/>plt.xlabel(</text:span><text:span text:style-name="T385">r'$x$'</text:span><text:span text:style-name="T670">)<text:line-break/>plt.ylabel(</text:span><text:span text:style-name="T385">r'$y$'</text:span><text:span text:style-name="T670">)<text:line-break/>plt.title(</text:span><text:span text:style-name="T385">'Some monomials of x'</text:span><text:span text:style-name="T670">)</text:span><text:span text:style-name="T18"><text:line-break/><text:line-break/></text:span><text:span text:style-name="T9">c</text:span><text:span text:style-name="T3">)</text:span><text:span text:style-name="T18"> Labeling each curve and adding a legend.<text:line-break/><text:line-break/>To make sure that, in the source code, each label definitely stays together with the curve<text:line-break/>it is supposed to label, we use the </text:span><text:span text:style-name="T20">label</text:span><text:span text:style-name="T18"> kwarg of </text:span><text:span text:style-name="T20">plt.plot()</text:span><text:span text:style-name="T18">. The complete program so far:<text:line-break/><text:line-break/></text:span><text:span text:style-name="T414">import</text:span><text:span text:style-name="T670"> numpy </text:span><text:span text:style-name="T414">as</text:span><text:span text:style-name="T670"> np<text:line-break/></text:span><text:span text:style-name="T414">import</text:span><text:span text:style-name="T670"> matplotlib.pyplot </text:span><text:span text:style-name="T414">as</text:span><text:span text:style-name="T670"> plt<text:line-break/><text:line-break/>xx = np.linspace(</text:span><text:span text:style-name="T472">0</text:span><text:span text:style-name="T670">, </text:span><text:span text:style-name="T472">1</text:span><text:span text:style-name="T670">, </text:span><text:span text:style-name="T472">100001</text:span><text:span text:style-name="T670">)<text:line-break/><text:line-break/>plt.figure(</text:span><text:span text:style-name="T472">1</text:span><text:span text:style-name="T670">)<text:line-break/>plt.clf() <text:s/></text:span><text:span text:style-name="T510"># for Spyder</text:span><text:span text:style-name="T670"><text:line-break/></text:span><text:span text:style-name="T414">for</text:span><text:span text:style-name="T670"> k </text:span><text:span text:style-name="T414">in</text:span><text:span text:style-name="T670"> range(</text:span><text:span text:style-name="T472">1</text:span><text:span text:style-name="T670">, </text:span><text:span text:style-name="T472">6</text:span><text:span text:style-name="T670">):<text:line-break/> <text:s text:c="3"/>plt.plot(xx, xx**k, label=</text:span><text:span text:style-name="T385">r'$x</text:span><text:span text:style-name="T386">^</text:span><text:span text:style-name="T385">{}$'</text:span><text:span text:style-name="T670">.format(k))<text:line-break/><text:line-break/>plt.grid(b=</text:span><text:span text:style-name="T414">True</text:span><text:span text:style-name="T670">, which=</text:span><text:span text:style-name="T385">'both'</text:span><text:span text:style-name="T670">)<text:line-break/>plt.xlabel(</text:span><text:span text:style-name="T385">r'$x$'</text:span><text:span text:style-name="T670">)<text:line-break/>plt.ylabel(</text:span><text:span text:style-name="T385">r'$y$'</text:span><text:span text:style-name="T670">)<text:line-break/>plt.title(</text:span><text:span text:style-name="T385">'Some monomials of x'</text:span><text:span text:style-name="T670">)<text:line-break/>plt.legend(loc=</text:span><text:span text:style-name="T385">'best'</text:span><text:span text:style-name="T670">)</text:span><text:span text:style-name="T18"><text:line-break/><text:line-break/></text:span><text:span text:style-name="T9">d</text:span><text:span text:style-name="T16">)</text:span><text:span text:style-name="T659"> Saving the resulting figure. All we need is:<text:line-break/><text:line-break/></text:span><text:span text:style-name="T705">plt.savefig(</text:span><text:span text:style-name="T384">'monomials.svg'</text:span><text:span text:style-name="T705">)</text:span><text:span text:style-name="T659"><text:line-break/><text:line-break/>This always saves the currently active figure; to switch, use </text:span><text:span text:style-name="T32">plt.figure(n)</text:span><text:span text:style-name="T659">.<text:line-break/><text:line-break/>※ Running without Spyder, add </text:span><text:span text:style-name="T32">plt.show()</text:span><text:span text:style-name="T659"> to the end to </text:span><text:span text:style-name="T32">see</text:span><text:span text:style-name="T659"> the figure; saving does not need it.</text:span></text:p>
          <text:p text:style-name="P26"><text:span text:style-name="T427">e</text:span><text:span text:style-name="T426">)</text:span><text:span text:style-name="T428"> [optional]</text:span><text:span text:style-name="T18"> </text:span><text:span text:style-name="T20">How many samples is enough for plotting a curve?</text:span><text:span text:style-name="T18"><text:line-break/><text:line-break/>This depends on the use case and is a matter of opinion; the point was to think about the issue.<text:line-break/><text:line-break/>My personal opinion is that for line curves, such as here, if the evaluation of the function is<text:line-break/>not prohibitively expensive, a very large number of points is preferable, because that allows zooming while still keeping the curve smooth.<text:line-break/><text:line-break/>This is useful for interactive exploration, avoiding the need to adjust the plotting script just to look at different parts of the function. In data visualization, convenience is important, because the price of inconvenience is to risk missing a potential discovery.<text:line-break/><text:line-break/>(Even page layout matters; Edward Tufte has a nice example, on comparing geographical distributions, in his classic book </text:span><text:a xlink:type="simple" xlink:href="https://www.edwardtufte.com/tufte/books_vdqi" text:style-name="Internet_20_link" text:visited-style-name="Visited_20_Internet_20_Link"><text:span text:style-name="T18">The Visual Display of Quantitative Information, 2</text:span></text:a><text:a xlink:type="simple" xlink:href="https://www.edwardtufte.com/tufte/books_vdqi" text:style-name="Internet_20_link" text:visited-style-name="Visited_20_Internet_20_Link"><text:span text:style-name="T438">nd</text:span></text:a><text:a xlink:type="simple" xlink:href="https://www.edwardtufte.com/tufte/books_vdqi" text:style-name="Internet_20_link" text:visited-style-name="Visited_20_Internet_20_Link"><text:span text:style-name="T18"> ed., Graphics Press, 2001</text:span></text:a><text:span text:style-name="T18">. It's a light, funny and extremely informative read; highly recommended<text:line-break/>for anyone dealing with visualization of quantitative data.)<text:line-break/><text:line-break/>If the width of the plot area in the figure window is, say, 1000 pixels (≈ half the screen width<text:line-break/>at </text:span><text:a xlink:type="simple" xlink:href="https://en.wikipedia.org/wiki/1080p" text:style-name="Internet_20_link" text:visited-style-name="Visited_20_Internet_20_Link"><text:span text:style-name="T18">full HD</text:span></text:a><text:span text:style-name="T18">, the typical laptop resolution), then using 1e5 points allows zooming in by a factor<text:line-break/>of 100 (i.e. twice by a factor of 10), and still has enough data for the result to look smooth.<text:line-break/><text:line-break/>If there is no need to zoom – if the output is for a fixed-size non-interactive picture only – then a significantly lower number of points should be enough. However, keep in mind that the resolution used in printing to paper is commonly 300 or even 600 </text:span><text:a xlink:type="simple" xlink:href="https://en.wikipedia.org/wiki/Dots_per_inch" text:style-name="Internet_20_link" text:visited-style-name="Visited_20_Internet_20_Link"><text:span text:style-name="T18">DPI</text:span></text:a><text:span text:style-name="T18">, whereas for computer displays the pixel density is usually near 100 DPI. (</text:span><text:a xlink:type="simple" xlink:href="https://en.wikipedia.org/wiki/Cathode_ray_tube" text:style-name="Internet_20_link" text:visited-style-name="Visited_20_Internet_20_Link"><text:span text:style-name="T18">CRT</text:span></text:a><text:span text:style-name="T18"> monitors used to be near 70 DPI!)<text:line-break/>The mobile phone industry is currently pushing this frontier (</text:span><text:a xlink:type="simple" xlink:href="https://en.wikipedia.org/wiki/4K_resolution" text:style-name="Internet_20_link" text:visited-style-name="Visited_20_Internet_20_Link"><text:span text:style-name="T18">4K</text:span></text:a><text:span text:style-name="T18"> resolution in the palm of<text:line-break/>your hand), but laptops are still usually limited to full HD.<text:line-break/><text:line-break/>So, as a rough guideline, if you intend the output for printing – such as for a scientific journal – consider how wide the final picture will be in inches, and multiply by 600 to get the horizontal size in pixels. Since the data takes up most of the figure area (or it at least should!), this is also<text:line-break/>a reasonable number of points to use on the </text:span><text:span text:style-name="T20">x</text:span><text:span text:style-name="T18"> axis to take advantage of the available resolution.<text:line-break/><text:line-break/>In any case, be aware that for changing the size of a </text:span><text:a xlink:type="simple" xlink:href="https://en.wikipedia.org/wiki/Raster_graphics" text:style-name="Internet_20_link" text:visited-style-name="Visited_20_Internet_20_Link"><text:span text:style-name="T18">raster image</text:span></text:a><text:span text:style-name="T18"> – i.e. displaying it at any other number of pixels than the image has – high-quality resampling </text:span><text:a xlink:type="simple" xlink:href="https://en.wikipedia.org/wiki/Spatial_anti-aliasing" text:style-name="Internet_20_link" text:visited-style-name="Visited_20_Internet_20_Link"><text:span text:style-name="T18">[1]</text:span></text:a><text:span text:style-name="T18"> </text:span><text:a xlink:type="simple" xlink:href="https://en.wikipedia.org/wiki/Sample-rate_conversion" text:style-name="Internet_20_link" text:visited-style-name="Visited_20_Internet_20_Link"><text:span text:style-name="T18">[2]</text:span></text:a><text:span text:style-name="T18"> </text:span><text:a xlink:type="simple" xlink:href="https://clouard.users.greyc.fr/Pantheon/experiments/rescaling/index-en.html" text:style-name="Internet_20_link" text:visited-style-name="Visited_20_Internet_20_Link"><text:span text:style-name="T18">[3]</text:span></text:a><text:span text:style-name="T18"> is both essential<text:line-break/>and </text:span><text:a xlink:type="simple" xlink:href="https://en.wikipedia.org/wiki/Lanczos_resampling" text:style-name="Internet_20_link" text:visited-style-name="Visited_20_Internet_20_Link"><text:span text:style-name="T18">nontrivial to do right</text:span></text:a><text:span text:style-name="T18">. In downsampling specifically, the main issue is to get rid of spatial frequencies </text:span><text:a xlink:type="simple" xlink:href="https://en.wikipedia.org/wiki/Nyquist–Shannon_sampling_theorem#Aliasing" text:style-name="Internet_20_link" text:visited-style-name="Visited_20_Internet_20_Link"><text:span text:style-name="T18">higher than can be displayed</text:span></text:a><text:span text:style-name="T18"> at the target size, to eliminate aliasing artifacts.<text:line-break/><text:line-break/>The issues hardly stop there; even drawing a smooth-looking straight line, at an angle, is difficult on a raster device, and many programs do not even bother to try. The developers of Matplotlib, on the other hand, have realized this, and Matplotlib uses the </text:span><text:a xlink:type="simple" xlink:href="https://en.wikipedia.org/wiki/Anti-Grain_Geometry" text:style-name="Internet_20_link" text:visited-style-name="Visited_20_Internet_20_Link"><text:span text:style-name="T18">Anti-Grain Geometry (AGG)</text:span></text:a><text:span text:style-name="T18"> graphics library. (</text:span><text:a xlink:type="simple" xlink:href="http://www.antigrain.com/" text:style-name="Internet_20_link" text:visited-style-name="Visited_20_Internet_20_Link"><text:span text:style-name="T18">Original historical homepage</text:span></text:a><text:span text:style-name="T18">; current </text:span><text:a xlink:type="simple" xlink:href="https://sourceforge.net/projects/agg/" text:style-name="Internet_20_link" text:visited-style-name="Visited_20_Internet_20_Link"><text:span text:style-name="T18">SourceForge project site</text:span></text:a><text:span text:style-name="T18">.)<text:line-break/><text:line-break/>Finally, line curves have the advantage that for a resolution of </text:span><text:span text:style-name="T20">n</text:span><text:span text:style-name="T18"> pixels (along the curve, say), they need only </text:span><text:span text:style-name="T20">O(n)</text:span><text:span text:style-name="T18"> function evaluations. Surface data, on the other hand, needs </text:span><text:span text:style-name="T20">O(n²)</text:span><text:span text:style-name="T18"> evaluations, volume data needs </text:span><text:span text:style-name="T20">O(n³)</text:span><text:span text:style-name="T18"> evaluations, …so with a given amount of computing resources, the available </text:span><text:a xlink:type="simple" xlink:href="https://en.wikipedia.org/wiki/Elapsed_real_time" text:style-name="Internet_20_link" text:visited-style-name="Visited_20_Internet_20_Link"><text:span text:style-name="T18">wall time</text:span></text:a><text:span text:style-name="T18"> and </text:span><text:a xlink:type="simple" xlink:href="https://en.wikipedia.org/wiki/Random-access_memory" text:style-name="Internet_20_link" text:visited-style-name="Visited_20_Internet_20_Link"><text:span text:style-name="T18">RAM</text:span></text:a><text:span text:style-name="T18"> become limiting factors much earlier than for line curves. (Unless we use some adaptive algorithms to decide how to distribute the points to where they matter the most, instead of using the classical uniform grid.)<text:line-break/></text:span></text:p>
        </text:list-item>
        <text:list-item>
          <text:p text:style-name="P10"><text:soft-page-break/><text:span text:style-name="T18">★★☆ </text:span><text:span text:style-name="T20">Intermediate plotting</text:span><text:span text:style-name="T18">.</text:span></text:p>
          <text:p text:style-name="P15"><text:line-break/><text:span text:style-name="T5">a)</text:span><text:span text:style-name="T440"> Just s</text:span><text:span text:style-name="T270">ome comments here: </text:span><text:span text:style-name="T33">linestyle</text:span><text:span text:style-name="T270"> and </text:span><text:span text:style-name="T33">linewidth</text:span><text:span text:style-name="T270"> are useful kwargs for </text:span><text:span text:style-name="T33">plt.plot()</text:span><text:span text:style-name="T270"> when plotting multiple curves into the same picture. The basic styles are </text:span><text:span text:style-name="T350">'solid'</text:span><text:span text:style-name="T270"> and </text:span><text:span text:style-name="T350">'dashed'</text:span><text:span text:style-name="T270">, and </text:span><text:span text:style-name="T33">linewidth</text:span><text:span text:style-name="T270"> simply takes a positive real number. It can also be smaller than </text:span><text:span text:style-name="T460">1</text:span><text:span text:style-name="T270">; the antialiasing<text:line-break/>in the AGG library will take care of </text:span><text:span text:style-name="T271">it.</text:span><text:span text:style-name="T270"><text:line-break/><text:line-break/></text:span><text:span text:style-name="T271">The </text:span><text:span text:style-name="T34">color</text:span><text:span text:style-name="T271"> option accepts (R,G,B) </text:span><text:span text:style-name="T278">and (R,G,B,A)</text:span><text:span text:style-name="T271"> tuples, HTML RGB </text:span><text:span text:style-name="T278">(and RGBA) </text:span><text:span text:style-name="T271">colors as strings such as </text:span><text:span text:style-name="T351">'#808080'</text:span><text:span text:style-name="T271">, some named colors, and some MATLAB classics (</text:span><text:span text:style-name="T351">'b'</text:span><text:span text:style-name="T271">, </text:span><text:span text:style-name="T351">'r'</text:span><text:span text:style-name="T271">, </text:span><text:span text:style-name="T351">'g'</text:span><text:span text:style-name="T271">, </text:span><text:span text:style-name="T351">'k'</text:span><text:span text:style-name="T271">, etc.). </text:span><text:span text:style-name="T281">Note that the default color has changed in </text:span><text:span text:style-name="T282">Matplotlib 2.0, </text:span><text:span text:style-name="T283">which revised all the defaults</text:span><text:span text:style-name="T281"> </text:span><text:a xlink:type="simple" xlink:href="https://www.youtube.com/watch?v=wwUIEflrTCk" text:style-name="Internet_20_link" text:visited-style-name="Visited_20_Internet_20_Link"><text:span text:style-name="T283">[PyData 2016 Carolinas talk by Thomas Caswell]</text:span></text:a><text:span text:style-name="T281">; the default line is </text:span><text:span text:style-name="T283">now </text:span><text:span text:style-name="T281">light blue, different from </text:span><text:span text:style-name="T351">'b'</text:span><text:span text:style-name="T281">.</text:span><text:span text:style-name="T270"><text:line-break/><text:line-break/></text:span><text:span text:style-name="T271">The </text:span><text:span text:style-name="T34">marker</text:span><text:span text:style-name="T271"> option activates markers (for </text:span><text:span text:style-name="T279">the data being plotted </text:span><text:span text:style-name="T280">in that plot command</text:span><text:span text:style-name="T271">)<text:line-break/>and chooses the marker type. The </text:span><text:span text:style-name="T34">markersize</text:span><text:span text:style-name="T271"> option scales the visual size of the markers.<text:line-break/><text:line-break/>The markers are placed </text:span><text:span text:style-name="T42">at each data point</text:span><text:span text:style-name="T271">. When using </text:span><text:span text:style-name="T272">markers</text:span><text:span text:style-name="T271">, it may be useful to prepare two copies of your data; one with lots of points to get a smooth curve, and another with much fewer points, to use for </text:span><text:span text:style-name="T276">placing </text:span><text:span text:style-name="T271">the markers. For example:<text:line-break/><text:line-break/></text:span><text:span text:style-name="T415">import</text:span><text:span text:style-name="T697"> numpy </text:span><text:span text:style-name="T415">as</text:span><text:span text:style-name="T697"> np<text:line-break/></text:span><text:span text:style-name="T415">import</text:span><text:span text:style-name="T697"> matplotlib.pyplot </text:span><text:span text:style-name="T415">as</text:span><text:span text:style-name="T697"> plt<text:line-break/><text:line-break/></text:span><text:span text:style-name="T424">def</text:span><text:span text:style-name="T698"> </text:span><text:span text:style-name="T452">f</text:span><text:span text:style-name="T698">(x):<text:line-break/> <text:s text:c="3"/></text:span><text:span text:style-name="T699">x = np.atleast_1d(x)</text:span><text:span text:style-name="T698"><text:line-break/> <text:s text:c="3"/>return np.sin(</text:span><text:span text:style-name="T480">2</text:span><text:span text:style-name="T698"> * np.pi * x)<text:line-break/></text:span><text:span text:style-name="T697"><text:line-break/></text:span><text:span text:style-name="T700">xx</text:span><text:span text:style-name="T701">1</text:span><text:span text:style-name="T700"> = np.linspace(</text:span><text:span text:style-name="T481">0</text:span><text:span text:style-name="T700">, </text:span><text:span text:style-name="T481">1</text:span><text:span text:style-name="T700">, </text:span><text:span text:style-name="T481">100001</text:span><text:span text:style-name="T700">) <text:s/></text:span><text:span text:style-name="T520"># 1e5 points plus fencepost...</text:span><text:span text:style-name="T700"><text:line-break/>xx2 = [</text:span><text:span text:style-name="T481">0</text:span><text:span text:style-name="T700">, </text:span><text:span text:style-name="T481">0.25</text:span><text:span text:style-name="T700">, </text:span><text:span text:style-name="T481">0.5</text:span><text:span text:style-name="T700">, </text:span><text:span text:style-name="T481">0.75</text:span><text:span text:style-name="T700">, </text:span><text:span text:style-name="T481">1</text:span><text:span text:style-name="T700">] <text:s text:c="8"/></text:span><text:span text:style-name="T520"># just 5 points!</text:span><text:span text:style-name="T700"><text:line-break/>yy</text:span><text:span text:style-name="T701">1</text:span><text:span text:style-name="T700"> = </text:span><text:span text:style-name="T698">f(xx</text:span><text:span text:style-name="T701">1</text:span><text:span text:style-name="T698">)</text:span><text:span text:style-name="T700"><text:line-break/>yy2 = </text:span><text:span text:style-name="T698">f(xx2)</text:span><text:span text:style-name="T697"><text:line-break/><text:line-break/></text:span><text:span text:style-name="T700">plt.figure(</text:span><text:span text:style-name="T481">1</text:span><text:span text:style-name="T700">)<text:line-break/>plt.clf()<text:line-break/>plt.plot(xx</text:span><text:span text:style-name="T701">1</text:span><text:span text:style-name="T700">, yy</text:span><text:span text:style-name="T701">1</text:span><text:span text:style-name="T700">, linestyle=</text:span><text:span text:style-name="T380">'solid'</text:span><text:span text:style-name="T700">, linewidth=</text:span><text:span text:style-name="T481">1.0</text:span><text:span text:style-name="T700">, color=</text:span><text:span text:style-name="T380">'k'</text:span><text:span text:style-name="T700">)<text:line-break/>plt.plot(xx2, yy2, linestyle=</text:span><text:span text:style-name="T381">'</text:span><text:span text:style-name="T380">None</text:span><text:span text:style-name="T381">'</text:span><text:span text:style-name="T700">, marker=</text:span><text:span text:style-name="T380">'o'</text:span><text:span text:style-name="T700">, color=</text:span><text:span text:style-name="T380">'k'</text:span><text:span text:style-name="T700">, </text:span><text:span text:style-name="T695">label=</text:span><text:span text:style-name="T379">r'$</text:span><text:span text:style-name="T382">\</text:span><text:span text:style-name="T379">sin(2 \pi x)$'</text:span><text:span text:style-name="T695">)</text:span><text:span text:style-name="T697"><text:line-break/></text:span><text:span text:style-name="T702">plt.grid(b=</text:span><text:span text:style-name="T417">True</text:span><text:span text:style-name="T702">, which=</text:span><text:span text:style-name="T383">'both'</text:span><text:span text:style-name="T702">)<text:line-break/></text:span><text:span text:style-name="T695">plt.legend(loc=</text:span><text:span text:style-name="T379">'best'</text:span><text:span text:style-name="T695">)</text:span><text:span text:style-name="T271"><text:line-break/><text:line-break/><text:line-break/><text:tab/></text:span><text:span text:style-name="T268">※ </text:span><text:span text:style-name="T285">T</text:span><text:span text:style-name="T284">o switch line drawing off, </text:span><text:span text:style-name="T35">linestyle</text:span><text:span text:style-name="T284"> </text:span><text:span text:style-name="T292">is </text:span><text:span text:style-name="T284">the string </text:span><text:span text:style-name="T354">'None'</text:span><text:span text:style-name="T284">, not the actual </text:span><text:span text:style-name="T401">None</text:span><text:span text:style-name="T284">!</text:span></text:p>
          <text:p text:style-name="P14"><text:line-break/></text:p>
          <text:p text:style-name="P33"><text:span text:style-name="T5">b) </text:span><text:span text:style-name="T265">Subplots with </text:span><text:span text:style-name="T100">plt.subplot()</text:span><text:span text:style-name="T265">.<text:line-break/><text:line-break/></text:span><text:span text:style-name="T266">Here's a complete program:</text:span><text:span text:style-name="T265"><text:line-break/><text:line-break/></text:span><text:span text:style-name="T415">import</text:span><text:span text:style-name="T679"> numpy </text:span><text:span text:style-name="T415">as</text:span><text:span text:style-name="T679"> np<text:line-break/></text:span><text:span text:style-name="T415">import</text:span><text:span text:style-name="T679"> matplotlib.pyplot </text:span><text:span text:style-name="T415">as</text:span><text:span text:style-name="T679"> plt<text:line-break/><text:line-break/></text:span><text:span text:style-name="T513"># configuration</text:span><text:span text:style-name="T704"><text:line-break/></text:span><text:span text:style-name="T685">nrows = </text:span><text:span text:style-name="T475">3</text:span><text:span text:style-name="T685"><text:line-break/>ncols = </text:span><text:span text:style-name="T475">2</text:span><text:span text:style-name="T681"><text:line-break/></text:span><text:span text:style-name="T685">fs = [</text:span><text:span text:style-name="T419">lambda</text:span><text:span text:style-name="T686"> x: </text:span><text:span text:style-name="T685">np.sin</text:span><text:span text:style-name="T686">(</text:span><text:span text:style-name="T476">2</text:span><text:span text:style-name="T686"> * np.pi * x)</text:span><text:span text:style-name="T685">,<text:line-break/> <text:s text:c="3"/></text:span><text:span text:style-name="T686"><text:s text:c="4"/></text:span><text:span text:style-name="T419">lambda</text:span><text:span text:style-name="T686"> x: </text:span><text:span text:style-name="T685">np.cos</text:span><text:span text:style-name="T686">(</text:span><text:span text:style-name="T476">2</text:span><text:span text:style-name="T686"> * np.pi * x)</text:span><text:span text:style-name="T685">,<text:line-break/> <text:s text:c="7"/></text:span><text:span text:style-name="T419">lambda</text:span><text:span text:style-name="T686"> x: </text:span><text:span text:style-name="T685">np.sinh</text:span><text:span text:style-name="T686">(</text:span><text:span text:style-name="T476">2</text:span><text:span text:style-name="T686"> * np.pi * x),<text:line-break/> <text:s text:c="7"/></text:span><text:span text:style-name="T419">lambda</text:span><text:span text:style-name="T686"> x: </text:span><text:span text:style-name="T685">np.cosh</text:span><text:span text:style-name="T686">(</text:span><text:span text:style-name="T476">2</text:span><text:span text:style-name="T686"> * np.pi * x)</text:span><text:span text:style-name="T685">,<text:line-break/> <text:s text:c="7"/></text:span><text:span text:style-name="T420">lambda</text:span><text:span text:style-name="T685"> x: x**</text:span><text:span text:style-name="T475">2</text:span><text:span text:style-name="T685">,<text:line-break/> <text:s text:c="7"/></text:span><text:span text:style-name="T420">lambda</text:span><text:span text:style-name="T685"> x: x**</text:span><text:span text:style-name="T475">0.5</text:span><text:span text:style-name="T685">]</text:span><text:span text:style-name="T681"><text:line-break/></text:span><text:span text:style-name="T685">x1 = </text:span><text:span text:style-name="T475">0</text:span><text:span text:style-name="T685"><text:line-break/>x2 = </text:span><text:span text:style-name="T475">1</text:span><text:span text:style-name="T681"><text:line-break/></text:span><text:span text:style-name="T687">nx = </text:span><text:span text:style-name="T477">100001</text:span><text:span text:style-name="T681"><text:line-break/><text:line-break/></text:span><text:span text:style-name="T513"># main program</text:span><text:span text:style-name="T685"><text:line-break/></text:span><text:span text:style-name="T687">xx = np.linspace(x1, x2, nx)</text:span><text:span text:style-name="T681"><text:line-break/><text:line-break/>plt.figure(</text:span><text:span text:style-name="T474">1</text:span><text:span text:style-name="T681">)<text:line-break/>plt.clf()<text:line-break/><text:line-break/></text:span><text:span text:style-name="T420">for</text:span><text:span text:style-name="T685"> row </text:span><text:span text:style-name="T420">in</text:span><text:span text:style-name="T685"> range(nrows):<text:line-break/> <text:s text:c="3"/></text:span><text:span text:style-name="T420">for</text:span><text:span text:style-name="T685"> col </text:span><text:span text:style-name="T420">in</text:span><text:span text:style-name="T685"> range(ncols):<text:line-break/> <text:s text:c="7"/>k = ncols*row + col <text:s/></text:span><text:span text:style-name="T514"># </text:span><text:span text:style-name="T519">subplots use </text:span><text:span text:style-name="T514">“row-major order”…<text:line-break/> </text:span><text:span text:style-name="T681"><text:s text:c="7"/></text:span><text:span text:style-name="T685">f = fs[k]</text:span><text:span text:style-name="T681"><text:line-break/> <text:s text:c="7"/></text:span><text:span text:style-name="T685">plt.subplot(nrows, ncols, </text:span><text:span text:style-name="T475">1</text:span><text:span text:style-name="T685"> </text:span><text:span text:style-name="T689">+ k</text:span><text:span text:style-name="T685">) <text:s/></text:span><text:span text:style-name="T514"># …</text:span><text:span text:style-name="T519">and </text:span><text:span text:style-name="T514">1-based indexing</text:span><text:span text:style-name="T685"><text:line-break/> <text:s text:c="7"/>plt.plot(</text:span><text:span text:style-name="T687">xx, f(xx))<text:line-break/> <text:s text:c="7"/></text:span><text:span text:style-name="T684">plt.grid(b=</text:span><text:span text:style-name="T417">True</text:span><text:span text:style-name="T684">, which=</text:span><text:span text:style-name="T371">'both'</text:span><text:span text:style-name="T684">)<text:line-break/></text:span><text:span text:style-name="T687"> <text:s text:c="7"/></text:span><text:span text:style-name="T691">plt.xlabel(</text:span><text:span text:style-name="T376">r'$x$'</text:span><text:span text:style-name="T691">)</text:span><text:span text:style-name="T687"><text:line-break/> <text:s text:c="7"/></text:span><text:span text:style-name="T691">plt.ylabel(</text:span><text:span text:style-name="T376">r'$y$'</text:span><text:span text:style-name="T691">)</text:span><text:span text:style-name="T687"><text:line-break/></text:span><text:span text:style-name="T685"><text:line-break/></text:span><text:span text:style-name="T687">plt.suptitle(</text:span><text:span text:style-name="T378">r'Some functions $</text:span><text:span text:style-name="T376">y = f(</text:span><text:span text:style-name="T378">x</text:span><text:span text:style-name="T376">)</text:span><text:span text:style-name="T378">$'</text:span><text:span text:style-name="T687">)</text:span><text:span text:style-name="T440"><text:line-break/><text:line-break/></text:span></text:p>
          <text:p text:style-name="P34"><text:span text:style-name="T5">c)</text:span><text:span text:style-name="T440"> Placing the </text:span><text:span text:style-name="T22">y</text:span><text:span text:style-name="T440">-axis labels of the right column of subplots onto the right side. Let's update the solution from item b). Modified complete program:<text:line-break/><text:line-break/></text:span><text:span text:style-name="T415">import</text:span><text:span text:style-name="T679"> numpy </text:span><text:span text:style-name="T415">as</text:span><text:span text:style-name="T679"> np<text:line-break/></text:span><text:span text:style-name="T415">import</text:span><text:span text:style-name="T679"> matplotlib.pyplot </text:span><text:span text:style-name="T415">as</text:span><text:span text:style-name="T679"> plt<text:line-break/><text:line-break/></text:span><text:span text:style-name="T513"># configuration</text:span><text:span text:style-name="T704"><text:line-break/></text:span><text:span text:style-name="T685">nrows = </text:span><text:span text:style-name="T475">3</text:span><text:span text:style-name="T685"><text:line-break/>ncols = </text:span><text:span text:style-name="T475">2</text:span><text:span text:style-name="T681"><text:line-break/></text:span><text:span text:style-name="T685">fs = [</text:span><text:span text:style-name="T419">lambda</text:span><text:span text:style-name="T686"> x: </text:span><text:span text:style-name="T685">np.sin</text:span><text:span text:style-name="T686">(</text:span><text:span text:style-name="T476">2</text:span><text:span text:style-name="T686"> * np.pi * x)</text:span><text:span text:style-name="T685">,<text:line-break/> <text:s text:c="3"/></text:span><text:span text:style-name="T686"><text:s text:c="4"/></text:span><text:span text:style-name="T419">lambda</text:span><text:span text:style-name="T686"> x: </text:span><text:span text:style-name="T685">np.cos</text:span><text:span text:style-name="T686">(</text:span><text:span text:style-name="T476">2</text:span><text:span text:style-name="T686"> * np.pi * x)</text:span><text:span text:style-name="T685">,<text:line-break/> <text:s text:c="7"/></text:span><text:span text:style-name="T419">lambda</text:span><text:span text:style-name="T686"> x: </text:span><text:span text:style-name="T685">np.sinh</text:span><text:span text:style-name="T686">(</text:span><text:span text:style-name="T476">2</text:span><text:span text:style-name="T686"> * np.pi * x),<text:line-break/> <text:s text:c="7"/></text:span><text:span text:style-name="T419">lambda</text:span><text:span text:style-name="T686"> x: </text:span><text:span text:style-name="T685">np.cosh</text:span><text:span text:style-name="T686">(</text:span><text:span text:style-name="T476">2</text:span><text:span text:style-name="T686"> * np.pi * x)</text:span><text:span text:style-name="T685">,<text:line-break/> <text:s text:c="7"/></text:span><text:span text:style-name="T420">lambda</text:span><text:span text:style-name="T685"> x: x**</text:span><text:span text:style-name="T475">2</text:span><text:span text:style-name="T685">,<text:line-break/> <text:s text:c="7"/></text:span><text:span text:style-name="T420">lambda</text:span><text:span text:style-name="T685"> x: x**</text:span><text:span text:style-name="T475">0.5</text:span><text:span text:style-name="T685">]</text:span><text:span text:style-name="T681"><text:line-break/></text:span><text:span text:style-name="T685">x1 = </text:span><text:span text:style-name="T475">0</text:span><text:span text:style-name="T685"><text:line-break/>x2 = </text:span><text:span text:style-name="T475">1</text:span><text:span text:style-name="T681"><text:line-break/></text:span><text:span text:style-name="T687">nx = </text:span><text:span text:style-name="T477">100001</text:span><text:span text:style-name="T681"><text:line-break/><text:line-break/></text:span><text:span text:style-name="T513"># main program</text:span><text:span text:style-name="T685"><text:line-break/></text:span><text:span text:style-name="T687">xx = np.linspace(x1, x2, nx)</text:span><text:span text:style-name="T681"><text:line-break/><text:line-break/>plt.figure(</text:span><text:span text:style-name="T474">1</text:span><text:span text:style-name="T681">)<text:line-break/>plt.clf()<text:line-break/><text:line-break/></text:span><text:span text:style-name="T420">for</text:span><text:span text:style-name="T685"> row </text:span><text:span text:style-name="T420">in</text:span><text:span text:style-name="T685"> range(nrows):<text:line-break/> <text:s text:c="3"/></text:span><text:span text:style-name="T420">for</text:span><text:span text:style-name="T685"> col </text:span><text:span text:style-name="T420">in</text:span><text:span text:style-name="T685"> range(ncols):<text:line-break/> <text:s text:c="7"/>k = ncols*row + col</text:span><text:span text:style-name="T514"><text:line-break/> </text:span><text:span text:style-name="T681"><text:s text:c="7"/></text:span><text:span text:style-name="T685">f = fs[k]</text:span><text:span text:style-name="T681"><text:line-break/> <text:s text:c="7"/></text:span><text:span text:style-name="T688">ax = </text:span><text:span text:style-name="T685">plt.subplot(nrows, ncols, </text:span><text:span text:style-name="T475">1</text:span><text:span text:style-name="T685"> </text:span><text:span text:style-name="T689">+ k</text:span><text:span text:style-name="T685">) <text:s/></text:span><text:span text:style-name="T514"># </text:span><text:span text:style-name="T518">grab a ref to the axis object, we'll need it…</text:span><text:span text:style-name="T685"><text:line-break/> <text:s text:c="7"/>plt.plot(</text:span><text:span text:style-name="T687">xx, f(xx))<text:line-break/> <text:s text:c="7"/></text:span><text:span text:style-name="T684">plt.grid(b=</text:span><text:span text:style-name="T417">True</text:span><text:span text:style-name="T684">, which=</text:span><text:span text:style-name="T371">'both'</text:span><text:span text:style-name="T684">)<text:line-break/></text:span><text:span text:style-name="T687"> <text:s text:c="7"/></text:span><text:span text:style-name="T691">plt.xlabel(</text:span><text:span text:style-name="T376">r'$x$'</text:span><text:span text:style-name="T691">)</text:span><text:span text:style-name="T687"><text:line-break/> <text:s text:c="7"/></text:span><text:span text:style-name="T691">plt.ylabel(</text:span><text:span text:style-name="T376">r'$y$'</text:span><text:span text:style-name="T691">)<text:line-break/> <text:s text:c="7"/></text:span><text:span text:style-name="T423">if</text:span><text:span text:style-name="T688"> col % </text:span><text:span text:style-name="T479">2</text:span><text:span text:style-name="T688"> == </text:span><text:span text:style-name="T479">1</text:span><text:span text:style-name="T688">: <text:s/></text:span><text:span text:style-name="T518"># right column</text:span><text:span text:style-name="T691"><text:line-break/> <text:s text:c="11"/></text:span><text:span text:style-name="T688">ax.yaxis.set_label_position(</text:span><text:span text:style-name="T377">'right'</text:span><text:span text:style-name="T688">) <text:s/></text:span><text:span text:style-name="T514"># …</text:span><text:span text:style-name="T518">to place the </text:span><text:span text:style-name="T521">y</text:span><text:span text:style-name="T518">-labels on the right side.</text:span><text:span text:style-name="T687"><text:line-break/></text:span><text:span text:style-name="T685"><text:line-break/></text:span><text:span text:style-name="T687">plt.suptitle(</text:span><text:span text:style-name="T378">r'Some functions $</text:span><text:span text:style-name="T376">y = f(</text:span><text:span text:style-name="T378">x</text:span><text:span text:style-name="T376">)</text:span><text:span text:style-name="T378">$'</text:span><text:span text:style-name="T687">)</text:span><text:span text:style-name="T440"><text:line-break/><text:line-break/><text:line-break/><text:tab/></text:span>※ <text:span text:style-name="T661">Can also use </text:span><text:span text:style-name="T22">plt.gca()</text:span><text:span text:style-name="T440"> to grab a reference to the currently active axis object.<text:line-break/><text:line-break/>In some cases, we may need to omit adding the </text:span><text:span text:style-name="T36">xlabel</text:span><text:span text:style-name="T660"> for the first two rows, but here we have used the fact that the plot areas have opaque white backgrounds by default, so if the xlabel won't fit, it will be automatically hidden under the subplot below it. But depending on the<text:line-break/>size of the figure window, the label may not be completely hidden, so let's fix that.<text:line-break/><text:line-break/>There are also other customizations that can be done; e.g. switch </text:span><text:span text:style-name="T36">x</text:span><text:span text:style-name="T660">-axis tick labels off for the<text:line-break/>first two rows, because (in this particular example) the </text:span><text:span text:style-name="T36">x</text:span><text:span text:style-name="T660"> values are the same in all rows.<text:line-break/></text:span><text:soft-page-break/><text:span text:style-name="T660">Another nice customization is to switch the </text:span><text:span text:style-name="T36">spines</text:span><text:span text:style-name="T660"> off for the right and upper sides, as they contain no useful information, only adding visual noise. (</text:span><text:span text:style-name="T44">Maximize data ink</text:span><text:span text:style-name="T17">.</text:span><text:span text:style-name="T660"> –Edward Tufte)<text:line-break/><text:line-break/>Performing these three changes, here's the final complete program:<text:line-break/><text:line-break/></text:span><text:span text:style-name="T415">import</text:span><text:span text:style-name="T679"> numpy </text:span><text:span text:style-name="T415">as</text:span><text:span text:style-name="T679"> np<text:line-break/></text:span><text:span text:style-name="T415">import</text:span><text:span text:style-name="T679"> matplotlib.pyplot </text:span><text:span text:style-name="T415">as</text:span><text:span text:style-name="T679"> plt<text:line-break/><text:line-break/></text:span><text:span text:style-name="T513"># configuration</text:span><text:span text:style-name="T704"><text:line-break/></text:span><text:span text:style-name="T685">nrows = </text:span><text:span text:style-name="T475">3</text:span><text:span text:style-name="T685"><text:line-break/>ncols = </text:span><text:span text:style-name="T475">2</text:span><text:span text:style-name="T681"><text:line-break/></text:span><text:span text:style-name="T685">fs = [</text:span><text:span text:style-name="T419">lambda</text:span><text:span text:style-name="T686"> x: </text:span><text:span text:style-name="T685">np.sin</text:span><text:span text:style-name="T686">(</text:span><text:span text:style-name="T476">2</text:span><text:span text:style-name="T686"> * np.pi * x)</text:span><text:span text:style-name="T685">,<text:line-break/> <text:s text:c="3"/></text:span><text:span text:style-name="T686"><text:s text:c="4"/></text:span><text:span text:style-name="T419">lambda</text:span><text:span text:style-name="T686"> x: </text:span><text:span text:style-name="T685">np.cos</text:span><text:span text:style-name="T686">(</text:span><text:span text:style-name="T476">2</text:span><text:span text:style-name="T686"> * np.pi * x)</text:span><text:span text:style-name="T685">,<text:line-break/> <text:s text:c="7"/></text:span><text:span text:style-name="T419">lambda</text:span><text:span text:style-name="T686"> x: </text:span><text:span text:style-name="T685">np.sinh</text:span><text:span text:style-name="T686">(</text:span><text:span text:style-name="T476">2</text:span><text:span text:style-name="T686"> * np.pi * x),<text:line-break/> <text:s text:c="7"/></text:span><text:span text:style-name="T419">lambda</text:span><text:span text:style-name="T686"> x: </text:span><text:span text:style-name="T685">np.cosh</text:span><text:span text:style-name="T686">(</text:span><text:span text:style-name="T476">2</text:span><text:span text:style-name="T686"> * np.pi * x)</text:span><text:span text:style-name="T685">,<text:line-break/> <text:s text:c="7"/></text:span><text:span text:style-name="T420">lambda</text:span><text:span text:style-name="T685"> x: x**</text:span><text:span text:style-name="T475">2</text:span><text:span text:style-name="T685">,<text:line-break/> <text:s text:c="7"/></text:span><text:span text:style-name="T420">lambda</text:span><text:span text:style-name="T685"> x: x**</text:span><text:span text:style-name="T475">0.5</text:span><text:span text:style-name="T685">]</text:span><text:span text:style-name="T681"><text:line-break/></text:span><text:span text:style-name="T685">x1 = </text:span><text:span text:style-name="T475">0</text:span><text:span text:style-name="T685"><text:line-break/>x2 = </text:span><text:span text:style-name="T475">1</text:span><text:span text:style-name="T681"><text:line-break/></text:span><text:span text:style-name="T687">nx = </text:span><text:span text:style-name="T477">100001</text:span><text:span text:style-name="T681"><text:line-break/><text:line-break/></text:span><text:span text:style-name="T513"># main program</text:span><text:span text:style-name="T685"><text:line-break/></text:span><text:span text:style-name="T687">xx = np.linspace(x1, x2, nx)</text:span><text:span text:style-name="T681"><text:line-break/><text:line-break/>plt.figure(</text:span><text:span text:style-name="T474">1</text:span><text:span text:style-name="T681">)<text:line-break/>plt.clf()<text:line-break/><text:line-break/></text:span><text:span text:style-name="T420">for</text:span><text:span text:style-name="T685"> row </text:span><text:span text:style-name="T420">in</text:span><text:span text:style-name="T685"> range(nrows):<text:line-break/> <text:s text:c="3"/></text:span><text:span text:style-name="T420">for</text:span><text:span text:style-name="T685"> col </text:span><text:span text:style-name="T420">in</text:span><text:span text:style-name="T685"> range(ncols):<text:line-break/> <text:s text:c="7"/>k = ncols*row + col</text:span><text:span text:style-name="T514"><text:line-break/> </text:span><text:span text:style-name="T681"><text:s text:c="7"/></text:span><text:span text:style-name="T685">f = fs[k]</text:span><text:span text:style-name="T681"><text:line-break/> <text:s text:c="7"/></text:span><text:span text:style-name="T688">ax = </text:span><text:span text:style-name="T685">plt.subplot(nrows, ncols, </text:span><text:span text:style-name="T475">1</text:span><text:span text:style-name="T685"> </text:span><text:span text:style-name="T689">+ k</text:span><text:span text:style-name="T685">)<text:line-break/> <text:s text:c="7"/>plt.plot(</text:span><text:span text:style-name="T687">xx, f(xx))<text:line-break/> <text:s text:c="7"/></text:span><text:span text:style-name="T684">plt.grid(b=</text:span><text:span text:style-name="T417">True</text:span><text:span text:style-name="T684">, which=</text:span><text:span text:style-name="T371">'both'</text:span><text:span text:style-name="T684">)<text:line-break/><text:line-break/> <text:s text:c="7"/></text:span><text:span text:style-name="T515"># </text:span><text:span text:style-name="T516">see</text:span><text:span text:style-name="T690"> </text:span><text:span text:style-name="T425">https://matplotlib.org/examples/ticks_and_spines/spines_demo.html</text:span></text:p>
          <text:p text:style-name="P25"><text:span text:style-name="T338"><text:s text:c="8"/>ax.spines[</text:span><text:span text:style-name="T361">'right'</text:span><text:span text:style-name="T338">].set_visible(</text:span><text:span text:style-name="T408">False</text:span><text:span text:style-name="T338">)</text:span></text:p>
          <text:p text:style-name="P25"><text:span text:style-name="T338"><text:s text:c="8"/>ax.spines[</text:span><text:span text:style-name="T361">'top'</text:span><text:span text:style-name="T338">].set_visible(</text:span><text:span text:style-name="T408">False</text:span><text:span text:style-name="T338">)</text:span></text:p>
          <text:p text:style-name="P25"><text:span text:style-name="T338"><text:s text:c="8"/>ax.yaxis.set_ticks_position(</text:span><text:span text:style-name="T361">'left'</text:span><text:span text:style-name="T338">)</text:span></text:p>
          <text:p text:style-name="P16"><text:span text:style-name="T690"><text:s text:c="8"/>ax.xaxis.set_ticks_position(</text:span><text:span text:style-name="T375">'bottom'</text:span><text:span text:style-name="T690">)</text:span><text:span text:style-name="T684"><text:line-break/></text:span><text:span text:style-name="T687"> <text:s text:c="7"/></text:span><text:span text:style-name="T691">plt.ylabel(</text:span><text:span text:style-name="T376">r'$y$'</text:span><text:span text:style-name="T691">)<text:line-break/> <text:s text:c="7"/></text:span><text:span text:style-name="T421">if</text:span><text:span text:style-name="T692"> row </text:span><text:span text:style-name="T693">==</text:span><text:span text:style-name="T692"> nrows - </text:span><text:span text:style-name="T478">1</text:span><text:span text:style-name="T692">:<text:line-break/></text:span><text:span text:style-name="T693"> <text:s text:c="3"/></text:span><text:span text:style-name="T687"><text:s text:c="8"/></text:span><text:span text:style-name="T691">plt.xlabel(</text:span><text:span text:style-name="T376">r'$x$'</text:span><text:span text:style-name="T691">)</text:span><text:span text:style-name="T687"><text:line-break/></text:span><text:span text:style-name="T691"> <text:s text:c="7"/></text:span><text:span text:style-name="T422">else</text:span><text:span text:style-name="T693">:<text:line-break/></text:span><text:span text:style-name="T692"> <text:s text:c="11"/>ax.xaxis.set_major_formatter(plt.NullFormatter()) <text:s/></text:span><text:span text:style-name="T517"># see</text:span><text:span text:style-name="T694"> </text:span><text:a xlink:type="simple" xlink:href="https://stackoverflow.com/questions/2176424/hiding-axis-text-in-matplotlib-plots" text:style-name="Internet_20_link" text:visited-style-name="Visited_20_Internet_20_Link"><text:span text:style-name="T694">StackOverflow</text:span></text:a><text:span text:style-name="T691"><text:line-break/> <text:s text:c="7"/></text:span><text:span text:style-name="T423">if</text:span><text:span text:style-name="T688"> col % </text:span><text:span text:style-name="T479">2</text:span><text:span text:style-name="T688"> == </text:span><text:span text:style-name="T479">1</text:span><text:span text:style-name="T688">: <text:s/></text:span><text:span text:style-name="T518"># right column</text:span><text:span text:style-name="T691"><text:line-break/> <text:s text:c="11"/></text:span><text:span text:style-name="T688">ax.yaxis.set_label_position(</text:span><text:span text:style-name="T377">'right'</text:span><text:span text:style-name="T688">)</text:span><text:span text:style-name="T687"><text:line-break/></text:span><text:span text:style-name="T685"><text:line-break/></text:span><text:span text:style-name="T687">plt.suptitle(</text:span><text:span text:style-name="T378">r'Some functions $</text:span><text:span text:style-name="T376">y = f(</text:span><text:span text:style-name="T378">x</text:span><text:span text:style-name="T376">)</text:span><text:span text:style-name="T378">$'</text:span><text:span text:style-name="T687">)</text:span></text:p>
          <text:p text:style-name="P37"><text:span text:style-name="T1">d)</text:span> <text:span text:style-name="T268">Independent </text:span><text:span text:style-name="T19">y</text:span><text:span text:style-name="T268">-axes.<text:line-break/><text:line-break/></text:span><text:span text:style-name="T287">See </text:span><text:a xlink:type="simple" xlink:href="https://matplotlib.org/examples/api/two_scales.html" text:style-name="Internet_20_link" text:visited-style-name="Visited_20_Internet_20_Link"><text:span text:style-name="T287">the example in the gallery</text:span></text:a><text:span text:style-name="T287">. </text:span><text:span text:style-name="T286">Here's a complete program:</text:span><text:line-break/><text:line-break/><text:span text:style-name="T415">import</text:span><text:span text:style-name="T679"> numpy </text:span><text:span text:style-name="T415">as</text:span><text:span text:style-name="T679"> np<text:line-break/></text:span><text:span text:style-name="T415">import</text:span><text:span text:style-name="T679"> matplotlib.pyplot </text:span><text:span text:style-name="T415">as</text:span><text:span text:style-name="T679"> plt<text:line-break/><text:line-break/></text:span><text:span text:style-name="T680">f = </text:span><text:span text:style-name="T416">lambda</text:span><text:span text:style-name="T680"> x: -</text:span><text:span text:style-name="T473">6</text:span><text:span text:style-name="T680"> * x**</text:span><text:span text:style-name="T473">5</text:span><text:span text:style-name="T680"> + </text:span><text:span text:style-name="T473">15</text:span><text:span text:style-name="T680"> * x**</text:span><text:span text:style-name="T473">4</text:span><text:span text:style-name="T680"> - </text:span><text:span text:style-name="T473">10</text:span><text:span text:style-name="T680"> * x**</text:span><text:span text:style-name="T473">3</text:span><text:span text:style-name="T680"> + </text:span><text:span text:style-name="T473">1</text:span><text:span text:style-name="T680"><text:line-break/>g = </text:span><text:span text:style-name="T416">lambda</text:span><text:span text:style-name="T680"> x: (</text:span><text:span text:style-name="T473">1</text:span><text:span text:style-name="T680"> / </text:span><text:span text:style-name="T473">2</text:span><text:span text:style-name="T680">) * (-x**</text:span><text:span text:style-name="T473">5</text:span><text:span text:style-name="T680"> + </text:span><text:span text:style-name="T473">3</text:span><text:span text:style-name="T680"> * x**</text:span><text:span text:style-name="T473">4</text:span><text:span text:style-name="T680"> - </text:span><text:span text:style-name="T473">3</text:span><text:span text:style-name="T680"> * x**</text:span><text:span text:style-name="T473">3</text:span><text:span text:style-name="T680"> + x**</text:span><text:span text:style-name="T473">2</text:span><text:span text:style-name="T680">)</text:span><text:span text:style-name="T679"><text:line-break/><text:line-break/></text:span><text:span text:style-name="T681">xx = np.linspace(</text:span><text:span text:style-name="T474">0</text:span><text:span text:style-name="T681">, </text:span><text:span text:style-name="T474">1</text:span><text:span text:style-name="T681">, </text:span><text:span text:style-name="T474">100001</text:span><text:span text:style-name="T681">)</text:span><text:span text:style-name="T679"><text:line-break/></text:span><text:span text:style-name="T669"><text:line-break/></text:span><text:span text:style-name="T681">plt.figure(</text:span><text:span text:style-name="T474">1</text:span><text:span text:style-name="T681">)<text:line-break/>plt.clf()<text:line-break/><text:line-break/></text:span><text:span text:style-name="T680">ax1 = plt.gca()</text:span><text:span text:style-name="T681"><text:line-break/></text:span><text:span text:style-name="T682">lines1 = </text:span><text:span text:style-name="T680">ax1.plot(xx, f(xx), </text:span><text:span text:style-name="T683">color=</text:span><text:span text:style-name="T369">'b'</text:span><text:span text:style-name="T683">,</text:span><text:span text:style-name="T680"> label=</text:span><text:span text:style-name="T370">r'$f$'</text:span><text:span text:style-name="T680">)</text:span><text:span text:style-name="T669"><text:line-break/></text:span><text:span text:style-name="T703">ax1</text:span><text:span text:style-name="T684">.grid(b=</text:span><text:span text:style-name="T417">True</text:span><text:span text:style-name="T684">, which=</text:span><text:span text:style-name="T371">'both'</text:span><text:span text:style-name="T664">, </text:span><text:span text:style-name="T665">color=</text:span><text:span text:style-name="T372">'#</text:span><text:span text:style-name="T373">cccc</text:span><text:span text:style-name="T374">ff</text:span><text:span text:style-name="T372">'</text:span><text:span text:style-name="T684">)<text:line-break/></text:span><text:span text:style-name="T669"><text:line-break/></text:span><text:span text:style-name="T680">ax2 = ax1.twinx()</text:span><text:span text:style-name="T681"><text:line-break/></text:span><text:span text:style-name="T682">lines2 = </text:span><text:span text:style-name="T680">ax2.plot(xx, g(xx), </text:span><text:span text:style-name="T683">color=</text:span><text:span text:style-name="T369">'r'</text:span><text:span text:style-name="T683">, </text:span><text:span text:style-name="T680">label=</text:span><text:span text:style-name="T370">r'$g$'</text:span><text:span text:style-name="T680">)</text:span><text:span text:style-name="T669"><text:line-break/></text:span><text:span text:style-name="T703">ax2</text:span><text:span text:style-name="T684">.grid(b=</text:span><text:span text:style-name="T417">True</text:span><text:span text:style-name="T684">, which=</text:span><text:span text:style-name="T371">'both'</text:span><text:span text:style-name="T664">, </text:span><text:span text:style-name="T665">color=</text:span><text:span text:style-name="T372">'#</text:span><text:span text:style-name="T374">ff</text:span><text:span text:style-name="T373">cccc</text:span><text:span text:style-name="T372">'</text:span><text:span text:style-name="T684">)<text:line-break/><text:line-break/></text:span><text:span text:style-name="T511"># see</text:span><text:span text:style-name="T682"> </text:span><text:a xlink:type="simple" xlink:href="https://stackoverflow.com/questions/5484922/secondary-axis-with-twinx-how-to-add-to-legend" text:style-name="Internet_20_link" text:visited-style-name="Visited_20_Internet_20_Link"><text:span text:style-name="T682">StackOverflow</text:span></text:a><text:span text:style-name="T511"> </text:span><text:span text:style-name="T512">for how to use legend() with twinx()</text:span><text:span text:style-name="T684"><text:line-break/></text:span><text:span text:style-name="T682">all_lines = lines1 + lines2<text:line-break/>all_labels = [line.get_label() </text:span><text:span text:style-name="T418">for</text:span><text:span text:style-name="T682"> line </text:span><text:span text:style-name="T418">in</text:span><text:span text:style-name="T682"> all_lines]</text:span><text:span text:style-name="T669"><text:line-break/></text:span><text:span text:style-name="T695">plt.legend(</text:span><text:span text:style-name="T696">all_lines, all_labels, </text:span><text:span text:style-name="T695">loc=</text:span><text:span text:style-name="T379">'best'</text:span><text:span text:style-name="T695">)</text:span><text:span text:style-name="T659"><text:line-break/><text:line-break/><text:line-break/></text:span><text:span text:style-name="T271"><text:tab/></text:span><text:span text:style-name="T289">※ </text:span><text:span text:style-name="T290">The </text:span><text:span text:style-name="T37">twinx()</text:span><text:span text:style-name="T290"> method </text:span><text:span text:style-name="T43">creates a new, independent axis object</text:span><text:span text:style-name="T290">, sets the visibility<text:line-break/><text:tab/> <text:s text:c="4"/>of its </text:span><text:span text:style-name="T37">patch</text:span><text:span text:style-name="T290"> (the background) to </text:span><text:span text:style-name="T411">False</text:span><text:span text:style-name="T290">, so that the original axis shows through,<text:line-break/><text:tab/> <text:s text:c="4"/></text:span><text:span text:style-name="T291">and sets up its </text:span><text:span text:style-name="T38">y</text:span><text:span text:style-name="T291">-labels to appear on the right side.</text:span><text:span text:style-name="T290"><text:line-break/><text:line-break/><text:tab/> <text:s text:c="4"/>The implications of this behavior occasionally trip up new users.<text:line-break/></text:span><text:span text:style-name="T289"><text:line-break/><text:tab/> <text:s text:c="4"/></text:span><text:span text:style-name="T290">For example, t</text:span><text:span text:style-name="T659">he grid of ax2 shows on top of the data of ax1. This is because the<text:line-break/><text:tab/> <text:s text:c="4"/>two axis objects are drawn independently; their drawing cannot be interleaved,<text:line-break/><text:tab/> <text:s text:c="4"/>so the </text:span><text:span text:style-name="T32">zorder</text:span><text:span text:style-name="T659"> kwarg cannot help. See </text:span><text:a xlink:type="simple" xlink:href="https://github.com/matplotlib/matplotlib/issues/7984" text:style-name="Internet_20_link" text:visited-style-name="Visited_20_Internet_20_Link"><text:span text:style-name="T659">issue #7984</text:span></text:a><text:span text:style-name="T659"> and </text:span><text:a xlink:type="simple" xlink:href="https://stackoverflow.com/questions/43334273/matplotlib-multiple-grids-zorder-not-working-with-errorbars" text:style-name="Internet_20_link" text:visited-style-name="Visited_20_Internet_20_Link"><text:span text:style-name="T659">StackOverflow</text:span></text:a><text:span text:style-name="T659">.<text:line-break/><text:line-break/><text:tab/> <text:s text:c="4"/>One possible workaround here is to use </text:span><text:span text:style-name="T32">four</text:span><text:span text:style-name="T659"> axis objects; the bottommost two<text:line-break/><text:tab/> <text:s text:c="4"/>for the grids, and the top two for the actual data. To ensure that the ticks match,<text:line-break/><text:tab/> <text:s text:c="4"/>it may be useful to plot another copy of the data – invisible, no line, no markers –<text:line-break/><text:tab/> <text:s text:c="4"/>onto the axis that holds the grid, and then plot the same data again using the desired<text:line-break/><text:tab/> <text:s text:c="4"/>style onto the axis that will hold the data.<text:line-break/><text:line-break/><text:tab/> <text:s text:c="4"/>This is left as an (advanced) exercise to the reader. (</text:span><text:span text:style-name="T32">Hint</text:span><text:span text:style-name="T659">: search the internet for<text:line-break/><text:tab/> <text:s text:c="4"/>how to create axis objects manually. Combine with what you know about what<text:line-break/><text:tab/> <text:s text:c="4"/></text:span><text:span text:style-name="T32">twinx()</text:span><text:span text:style-name="T659"> actually does. You may need to hide the ticks, labels and spines for the<text:line-break/><text:tab/> <text:s text:c="4"/>duplicate axes.)</text:span></text:p>
        </text:list-item>
        <text:list-item>
          <text:p text:style-name="P35"><text:span text:style-name="T18">★★☆ </text:span><text:span text:style-name="T23">3D</text:span><text:span text:style-name="T20"> plotting</text:span><text:span text:style-name="T18">.<text:line-break/><text:line-break/></text:span><text:span text:style-name="T3">a)</text:span><text:span text:style-name="T18"> Plotting the </text:span><text:span text:style-name="T20">wireframe</text:span><text:span text:style-name="T18"> of <text:s/></text:span><text:span text:style-name="T20">f</text:span><text:span text:style-name="T18">(</text:span><text:span text:style-name="T20">x</text:span><text:span text:style-name="T18">, </text:span><text:span text:style-name="T20">y</text:span><text:span text:style-name="T18">) = sin(</text:span><text:span text:style-name="T20">π</text:span><text:span text:style-name="T18"> </text:span><text:span text:style-name="T20">x</text:span><text:span text:style-name="T18">) cos(</text:span><text:span text:style-name="T20">π</text:span><text:span text:style-name="T18"> </text:span><text:span text:style-name="T20">y</text:span><text:span text:style-name="T18">) <text:s/>for </text:span><text:span text:style-name="T20">x</text:span><text:span text:style-name="T18"> and </text:span><text:span text:style-name="T20">y </text:span><text:span text:style-name="T18">in the unit square. Let's use the </text:span><text:a xlink:type="simple" xlink:href="https://github.com/Technologicat/python-3-scicomp-intro/blob/master/examples/matplotlib_3d.py" text:style-name="Internet_20_link" text:visited-style-name="Visited_20_Internet_20_Link"><text:span text:style-name="T18">template from lecture 5</text:span></text:a><text:span text:style-name="T18">. Here's a complete program:<text:line-break/><text:line-break/></text:span><text:span text:style-name="T414">import</text:span><text:span text:style-name="T670"> numpy </text:span><text:span text:style-name="T414">as</text:span><text:span text:style-name="T670"> np</text:span></text:p>
          <text:p text:style-name="P24"><text:span text:style-name="T391">import</text:span><text:span text:style-name="T667"> matplotlib.pyplot </text:span><text:span text:style-name="T391">as</text:span><text:span text:style-name="T667"> plt</text:span></text:p>
          <text:p text:style-name="P24"><text:span text:style-name="T391">import</text:span><text:span text:style-name="T667"> mpl_toolkits.mplot3d.axes3d </text:span><text:span text:style-name="T391">as</text:span><text:span text:style-name="T667"> axes3d</text:span></text:p>
          <text:p text:style-name="P24"/>
          <text:p text:style-name="P24"><text:span text:style-name="T667">f = </text:span><text:span text:style-name="T391">lambda</text:span><text:span text:style-name="T667"> x, y: np.sin(np.pi * x) * np.cos(np.pi * y)<text:line-break/><text:line-break/>xx = np.linspace(</text:span><text:span text:style-name="T470">0</text:span><text:span text:style-name="T667">, </text:span><text:span text:style-name="T470">1</text:span><text:span text:style-name="T667">, </text:span><text:span text:style-name="T470">101</text:span><text:span text:style-name="T667">)</text:span></text:p>
          <text:p text:style-name="P24"><text:span text:style-name="T667">yy = np.linspace(</text:span><text:span text:style-name="T470">0</text:span><text:span text:style-name="T667">, </text:span><text:span text:style-name="T470">1</text:span><text:span text:style-name="T667">, </text:span><text:span text:style-name="T470">101</text:span><text:span text:style-name="T667">)</text:span></text:p>
          <text:p text:style-name="P24"><text:span text:style-name="T667"><text:line-break/>X, Y = np.meshgrid(xx, yy)</text:span><text:line-break/><text:span text:style-name="T667">Z = f(X, Y)</text:span><text:line-break/><text:line-break/><text:span text:style-name="T667">fig = plt.figure(</text:span><text:span text:style-name="T470">1</text:span><text:span text:style-name="T667">)<text:line-break/>plt.clf()</text:span></text:p>
          <text:p text:style-name="P24"><text:span text:style-name="T667">fig.patch.set_color((</text:span><text:span text:style-name="T470">1</text:span><text:span text:style-name="T667">,</text:span><text:span text:style-name="T470">1</text:span><text:span text:style-name="T667">,</text:span><text:span text:style-name="T470">1</text:span><text:span text:style-name="T667">)) <text:s/></text:span><text:span text:style-name="T508"># fig. background, RGB</text:span></text:p>
          <text:p text:style-name="P24"><text:span text:style-name="T667">fig.patch.set_alpha(</text:span><text:span text:style-name="T470">1.0</text:span><text:span text:style-name="T667">) <text:s/></text:span><text:span text:style-name="T508"># fig. background, opacity</text:span></text:p>
          <text:p text:style-name="P24"><text:span text:style-name="T667">left_bot_w_h = [</text:span><text:span text:style-name="T470">0.02</text:span><text:span text:style-name="T667">, </text:span><text:span text:style-name="T470">0.02</text:span><text:span text:style-name="T667">, </text:span><text:span text:style-name="T470">0.96</text:span><text:span text:style-name="T667">, </text:span><text:span text:style-name="T470">0.96</text:span><text:span text:style-name="T667">] <text:s/></text:span><text:span text:style-name="T508"># more space to edges</text:span></text:p>
          <text:p text:style-name="P24"><text:span text:style-name="T667">ax = axes3d.Axes3D(fig, rect=left_bot_w_h)</text:span></text:p>
          <text:p text:style-name="P24"><text:span text:style-name="T667"><text:line-break/>ax.plot_wireframe(X, Y, Z)</text:span></text:p>
          <text:p text:style-name="P17"><text:span text:style-name="T667"><text:line-break/><text:line-break/></text:span><text:span text:style-name="T3">b)</text:span><text:span text:style-name="T18"> Adding axis labels and a title. Setting a nice camera angle.<text:line-break/><text:line-break/></text:span><text:span text:style-name="T670">ax.view_init(</text:span><text:span text:style-name="T472">15</text:span><text:span text:style-name="T670">, </text:span><text:span text:style-name="T472">130</text:span><text:span text:style-name="T670">) <text:s/></text:span><text:span text:style-name="T510"># elev, azim</text:span></text:p>
          <text:p text:style-name="P24"><text:span text:style-name="T667">ax.axis(</text:span><text:span text:style-name="T367">'tight'</text:span><text:span text:style-name="T667">)</text:span></text:p>
          <text:p text:style-name="P24"><text:span text:style-name="T667">plt.xlabel(</text:span><text:span text:style-name="T367">r'$x$'</text:span><text:span text:style-name="T667">)</text:span></text:p>
          <text:p text:style-name="P24"><text:span text:style-name="T667">plt.ylabel(</text:span><text:span text:style-name="T367">r'$y$'</text:span><text:span text:style-name="T667">)</text:span></text:p>
          <text:p text:style-name="P24"><text:span text:style-name="T667">ax.set_title(</text:span><text:span text:style-name="T367">r'$z$'</text:span><text:span text:style-name="T667">) <text:s/></text:span><text:span text:style-name="T508"># note! No “zlabel” due to Matplotlib's history as a 2D plotter.</text:span></text:p>
          <text:p text:style-name="P18"><text:span text:style-name="T18"><text:line-break/><text:line-break/></text:span><text:span text:style-name="T3">c)</text:span><text:span text:style-name="T18"> Experimenting with the options of the wireframe command to get a nice-looking plot. Replace the plotting command above with this:<text:line-break/><text:line-break/></text:span><text:span text:style-name="T670">ax.plot_wireframe(X, Y, Z, rcount=</text:span><text:span text:style-name="T472">5</text:span><text:span text:style-name="T670">, ccount=</text:span><text:span text:style-name="T472">5</text:span><text:span text:style-name="T670">) <text:s/></text:span><text:span text:style-name="T510"># use a grid of 4 × 4 rectangles</text:span></text:p>
          <text:p text:style-name="P19"><text:span text:style-name="T18"><text:line-break/>Matplotlib versions earlier than 2.0 used </text:span><text:span text:style-name="T39">r</text:span><text:span text:style-name="T20">stride</text:span><text:span text:style-name="T18"> and </text:span><text:span text:style-name="T39">c</text:span><text:span text:style-name="T20">stride</text:span><text:span text:style-name="T18">, which set the step to use when reading the data array. These have now been deprecated in favor of </text:span><text:span text:style-name="T20">rcount</text:span><text:span text:style-name="T18"> and </text:span><text:span text:style-name="T20">ccount</text:span><text:span text:style-name="T18">, making wireframe behave somewhat similarly to linspace. The user only specifies how many samples to use, and the wireframe command does the sampling automatically. </text:span><text:span text:style-name="T3">Note the fencepost</text:span><text:span text:style-name="T18">; e.g. to get a grid of 10 × 10 rectangles, one needs to use </text:span><text:span text:style-name="T20">rcount=</text:span><text:span text:style-name="T459">11</text:span><text:span text:style-name="T20">, ccount=</text:span><text:span text:style-name="T459">11</text:span><text:span text:style-name="T18">.<text:line-break/><text:line-break/>Note that if we have enough data, we get smooth lines along the edges of the rectangles, even though we used very few rectangles – this is not just a linear interpolation of the vertex values.<text:line-break/></text:span><text:soft-page-break/><text:span text:style-name="T3">d)</text:span><text:span text:style-name="T18"> Plotting the same function as a filled surface (instead of a wireframe). Replace the plotting command above with this:<text:line-break/><text:line-break/></text:span><text:span text:style-name="T670">ax.plot_surface(X, Y, Z)</text:span><text:span text:style-name="T18"><text:line-break/><text:line-break/>See </text:span><text:a xlink:type="simple" xlink:href="https://matplotlib.org/mpl_toolkits/mplot3d/tutorial.html#surface-plots" text:style-name="Internet_20_link" text:visited-style-name="Visited_20_Internet_20_Link"><text:span text:style-name="T18">the tutorial</text:span></text:a><text:span text:style-name="T18"> for options.<text:line-break/><text:line-break/><text:line-break/></text:span><text:span text:style-name="T3">e)</text:span><text:span text:style-name="T18"> Making a colorsheet (as seen from the top) and adding a colorbar.<text:line-break/><text:line-break/>This is a 2D plot – now we don't need </text:span><text:span text:style-name="T20">Axes3D</text:span><text:span text:style-name="T18">. Here's a complete program:<text:line-break/><text:line-break/></text:span><text:span text:style-name="T414">import</text:span><text:span text:style-name="T670"> numpy </text:span><text:span text:style-name="T414">as</text:span><text:span text:style-name="T670"> np</text:span></text:p>
          <text:p text:style-name="P23"><text:span text:style-name="T391">import</text:span><text:span text:style-name="T667"> matplotlib.pyplot </text:span><text:span text:style-name="T391">as</text:span><text:span text:style-name="T667"> plt</text:span></text:p>
          <text:p text:style-name="P23"/>
          <text:p text:style-name="P23"><text:span text:style-name="T667">f = </text:span><text:span text:style-name="T391">lambda</text:span><text:span text:style-name="T667"> x, y: np.sin(np.pi * x) * np.cos(np.pi * y)<text:line-break/><text:line-break/>xx = np.linspace(</text:span><text:span text:style-name="T470">0</text:span><text:span text:style-name="T667">, </text:span><text:span text:style-name="T470">1</text:span><text:span text:style-name="T667">, </text:span><text:span text:style-name="T470">101</text:span><text:span text:style-name="T667">)</text:span></text:p>
          <text:p text:style-name="P23"><text:span text:style-name="T667">yy = np.linspace(</text:span><text:span text:style-name="T470">0</text:span><text:span text:style-name="T667">, </text:span><text:span text:style-name="T470">1</text:span><text:span text:style-name="T667">, </text:span><text:span text:style-name="T470">101</text:span><text:span text:style-name="T667">)</text:span></text:p>
          <text:p text:style-name="P23"><text:span text:style-name="T667"><text:line-break/>X, Y = np.meshgrid(xx, yy)</text:span><text:line-break/><text:span text:style-name="T667">Z = f(X, Y)</text:span><text:line-break/><text:line-break/><text:span text:style-name="T667">fig = plt.figure(</text:span><text:span text:style-name="T470">1</text:span><text:span text:style-name="T667">)<text:line-break/>plt.clf()<text:line-break/><text:line-break/>plt.pcolormesh(X, Y, Z)<text:line-break/>plt.xlabel(</text:span><text:span text:style-name="T367">r'$x$'</text:span><text:span text:style-name="T667">)</text:span></text:p>
          <text:p text:style-name="P23"><text:span text:style-name="T667">plt.ylabel(</text:span><text:span text:style-name="T367">r'$y$'</text:span><text:span text:style-name="T667">)</text:span></text:p>
          <text:p text:style-name="P19"><text:span text:style-name="T677">plt.title(</text:span><text:span text:style-name="T368">r'$z$'</text:span><text:span text:style-name="T678">)<text:line-break/><text:line-break/>plt.colorbar()</text:span><text:span text:style-name="T667"><text:line-break/></text:span><text:line-break/></text:p>
        </text:list-item>
      </text:list>
      <text:p text:style-name="P21"/>
      <text:list xml:id="list160013864253877" text:continue-numbering="true" text:style-name="L1">
        <text:list-item>
          <text:p text:style-name="P27"><text:span text:style-name="T18">★★☆ </text:span><text:span text:style-name="T20">Version control</text:span><text:span text:style-name="T18">. (Lecture 9)<text:line-break/><text:line-break/></text:span><text:span text:style-name="T3">a)</text:span><text:span text:style-name="T18"> This exercise was about walking through the step-by-step crash course on </text:span><text:span text:style-name="T20">git</text:span><text:span text:style-name="T18">, in the lecture notes, pp. 80–88. All the explanations (and links to further reading) are already there, so there is no need for a separate solution. See also lecture 9, slides 20–22.<text:line-break/><text:line-break/>But if you want some more further reading, see </text:span><text:a xlink:type="simple" xlink:href="https://www.joelonsoftware.com/2010/03/17/distributed-version-control-is-here-to-stay-baby/" text:style-name="Internet_20_link" text:visited-style-name="Visited_20_Internet_20_Link"><text:span text:style-name="T18">Joel Spolsky's essay</text:span></text:a><text:span text:style-name="T18"> on DVCS. Quoting:<text:line-break/><text:line-break/><text:tab/></text:span><text:span text:style-name="T19">I know, it’s strange… since </text:span><text:a xlink:type="simple" xlink:href="http://en.wikipedia.org/wiki/Source_Code_Control_System" text:style-name="Internet_20_link" text:visited-style-name="Visited_20_Internet_20_Link"><text:span text:style-name="T19">1972</text:span></text:a><text:span text:style-name="T19"> everyone was thinking that we were manipulating<text:line-break/><text:tab/>versions, but, it turned out, surprisingly, that thinking about the </text:span><text:span text:style-name="Emphasis"><text:span text:style-name="T40">changes themselves<text:line-break/><text:tab/></text:span></text:span><text:span text:style-name="T19">as first class solved a very important problem: the problem of merging branched code.<text:line-break/><text:line-break/></text:span><text:span text:style-name="T18"><text:line-break/></text:span><text:span text:style-name="T426">b)</text:span><text:span text:style-name="T428"> [optional]</text:span><text:span text:style-name="T18"> This part was about trying GitHub in practice. GitHub's </text:span><text:a xlink:type="simple" xlink:href="https://guides.github.com/activities/hello-world/" text:style-name="Internet_20_link" text:visited-style-name="Visited_20_Internet_20_Link"><text:span text:style-name="T18">Hello World guide</text:span></text:a><text:span text:style-name="T18"> already provides the explanations, so not much remains to explain here. See also lecture notes, p. 77, and lecture 9, slide 23 (licensing – to make it legal for others to contribute).<text:line-break/><text:line-break/>Used with a free account, GitHub is mainly useful for collaborating on open-source projects (such as NumPy, SciPy, …), and for publishing your own open-source codes, whether or not you intend to collaborate with anyone.<text:line-break/><text:line-break/>The advantage of using a </text:span><text:a xlink:type="simple" xlink:href="https://en.wikipedia.org/wiki/Distributed_version_control" text:style-name="Internet_20_link" text:visited-style-name="Visited_20_Internet_20_Link"><text:span text:style-name="T18">DVCS</text:span></text:a><text:span text:style-name="T18"> site such as GitHub – beside the benefits of version control – is that your source code is stored </text:span><text:a xlink:type="simple" xlink:href="https://en.wikipedia.org/wiki/Cloud_computing" text:style-name="Internet_20_link" text:visited-style-name="Visited_20_Internet_20_Link"><text:span text:style-name="T18">in the cloud</text:span></text:a><text:span text:style-name="T18">, so you (and indeed anyone) can access it from any web browser or any computer that has </text:span><text:span text:style-name="T20">git</text:span><text:span text:style-name="T18">. It's also very easy to synchronize between the cloud and local copies via </text:span><text:span text:style-name="T20">git push</text:span><text:span text:style-name="T18"> and </text:span><text:span text:style-name="T20">git pull</text:span><text:span text:style-name="T18">.<text:line-break/><text:line-break/>It's not a replacement for backups, but still it already makes it much less likely for a hard disk failure or a mistyped command to suddenly destroy your project.</text:span></text:p>
          <text:p text:style-name="P27"/>
        </text:list-item>
        <text:list-item>
          <text:p text:style-name="P11"><text:span text:style-name="T18">★★★ </text:span><text:span text:style-name="T41">Let</text:span><text:span text:style-name="T20"> it be</text:span><text:span text:style-name="T18">. (Lectures 10–11)<text:line-break/><text:line-break/></text:span><text:a xlink:type="simple" xlink:href="https://github.com/Technologicat/python-3-scicomp-intro/blob/master/examples/let.py" text:style-name="Internet_20_link" text:visited-style-name="Visited_20_Internet_20_Link"><text:span text:style-name="T18">https://github.com/Technologicat/python-3-scicomp-intro/blob/master/examples/let.py</text:span></text:a><text:span text:style-name="T18"><text:line-break/><text:line-break/>How the code works: we have essentially put together some techniques we have seen, namely the </text:span><text:a xlink:type="simple" xlink:href="https://github.com/Technologicat/python-3-scicomp-intro/blob/master/examples/bunch.py" text:style-name="Internet_20_link" text:visited-style-name="Visited_20_Internet_20_Link"><text:span text:style-name="T18">bunch design pattern</text:span></text:a><text:span text:style-name="T18"> (also lecture notes, pp. 41–42), the context manager (lec. 3, slides<text:line-break/>12–14; lecture notes, p. 40), redirection of attribute lookup (</text:span><text:a xlink:type="simple" xlink:href="https://github.com/Technologicat/python-3-scicomp-intro/blob/master/examples/dynamic_scoping_emulation/dynscope.py" text:style-name="Internet_20_link" text:visited-style-name="Visited_20_Internet_20_Link"><text:span text:style-name="T18">dynscope.py</text:span></text:a><text:span text:style-name="T18">, </text:span><text:a xlink:type="simple" xlink:href="https://github.com/Technologicat/python-3-scicomp-intro/blob/master/examples/no_rebind.py" text:style-name="Internet_20_link" text:visited-style-name="Visited_20_Internet_20_Link"><text:span text:style-name="T18">no_rebind.py</text:span></text:a><text:span text:style-name="T18">), and decorators (with and without parameters; lec. 3, slide 41; lec. 11, slide 33; lecture notes, p. 49).<text:line-break/><text:line-break/></text:span><text:span text:style-name="T3">a)</text:span><text:span text:style-name="T18"> The outermost </text:span><text:span text:style-name="T387">def</text:span><text:span text:style-name="T18"> is the decorator factory, allowing the user, in effect, to give arguments<text:line-break/>to the decorator. The arguments travel to the inner </text:span><text:span text:style-name="T387">def</text:span><text:span text:style-name="T18">s via the lexical closure property;<text:line-break/>their values are captured from the outermost </text:span><text:span text:style-name="T387">def</text:span><text:span text:style-name="T18"> when the decorator factory is called.<text:line-break/><text:line-break/>Here the arguments are essentially a dict, constructed from any arguments passed to the decorator factory by name, using dictionary packing (** in the </text:span><text:span text:style-name="T387">def</text:span><text:span text:style-name="T18">).<text:line-break/><text:line-break/>The middle </text:span><text:span text:style-name="T387">def</text:span><text:span text:style-name="T18"> is the decorator itself. It receives the function being decorated, and returns whatever object is intended to replace it (usually a decorated version of the function).<text:line-break/><text:line-break/>The innermost </text:span><text:span text:style-name="T387">def</text:span><text:span text:style-name="T18"> is the decorated function, that will replace the original function definition. The </text:span><text:span text:style-name="T20">bindings</text:span><text:span text:style-name="T18"> travel here by lexical closure. The decorated function passes through any other arguments, and adds a named argument </text:span><text:span text:style-name="T20">env</text:span><text:span text:style-name="T18"> containing the bindings packed into a bunch.<text:line-break/><text:line-break/></text:span><text:span text:style-name="T20">Why the factory pattern?</text:span><text:span text:style-name="T18"> Consider how Python's decorators work behind the scenes. Here:<text:line-break/><text:line-break/> <text:s text:c="3"/></text:span><text:span text:style-name="T672">@deco_</text:span><text:span text:style-name="T674">factory(args)</text:span><text:span text:style-name="T670"><text:line-break/> <text:s text:c="3"/></text:span><text:span text:style-name="T414">def</text:span><text:span text:style-name="T670"> </text:span><text:span text:style-name="T451">f</text:span><text:span text:style-name="T670">(x):<text:line-break/> <text:s text:c="7"/>...</text:span><text:span text:style-name="T18"><text:line-break/><text:line-break/>the </text:span><text:span text:style-name="T20">deco_</text:span><text:span text:style-name="T24">factory(args)</text:span><text:span text:style-name="T18"> part runs first (without the </text:span><text:span text:style-name="T20">@</text:span><text:span text:style-name="T18">), and then </text:span><text:span text:style-name="T10">its </text:span><text:span text:style-name="T3">return value</text:span><text:span text:style-name="T18"> is taken<text:line-break/>as the decorator to use with the </text:span><text:span text:style-name="T20">@</text:span><text:span text:style-name="T18">. Let's call the return value </text:span><text:span text:style-name="T20">deco</text:span><text:span text:style-name="T18">. We now have:<text:line-break/><text:line-break/> <text:s text:c="3"/></text:span><text:span text:style-name="T672">@deco</text:span><text:span text:style-name="T670"><text:line-break/> <text:s text:c="3"/></text:span><text:span text:style-name="T414">def</text:span><text:span text:style-name="T670"> </text:span><text:span text:style-name="T451">f</text:span><text:span text:style-name="T670">(x):<text:line-break/> <text:s text:c="7"/>...</text:span><text:span text:style-name="T18"><text:line-break/><text:line-break/>which is just syntactic sugar for<text:line-break/><text:line-break/> <text:s text:c="3"/></text:span><text:span text:style-name="T414">def</text:span><text:span text:style-name="T670"> </text:span><text:span text:style-name="T451">f</text:span><text:span text:style-name="T670">(x):<text:line-break/> <text:s text:c="7"/>...<text:line-break/> <text:s text:c="3"/>f = deco(f)</text:span><text:span text:style-name="T18"><text:line-break/><text:line-break/>Hence, the original is syntactic sugar for<text:line-break/><text:line-break/> <text:s text:c="3"/></text:span><text:span text:style-name="T414">def</text:span><text:span text:style-name="T670"> </text:span><text:span text:style-name="T451">f</text:span><text:span text:style-name="T670">(x):<text:line-break/> <text:s text:c="7"/>...<text:line-break/> <text:s text:c="3"/>f = (deco_factory(args))(f)</text:span><text:span text:style-name="T18"><text:line-break/><text:line-break/></text:span><text:soft-page-break/><text:span text:style-name="T3">b)</text:span><text:span text:style-name="T18"> The combined decorator </text:span><text:span text:style-name="T3">let</text:span><text:span text:style-name="T18"> is a decorator factory.<text:line-break/><text:line-break/>It first </text:span><text:span text:style-name="T269">calls the function</text:span><text:span text:style-name="T18"> </text:span><text:span text:style-name="T20">let_over_def</text:span><text:span text:style-name="T18"> (which is another decorator factory), passing along the given bindings. This produces a decorator, with the bindings “frozen in” by lexical closure,<text:line-break/>as explained in item a).<text:line-break/><text:line-break/>Then, </text:span><text:span text:style-name="T3">let</text:span><text:span text:style-name="T18"> defines the final decorator. It is simply the function composition of the above decorator (applying that first), and </text:span><text:span text:style-name="T20">immediate</text:span><text:span text:style-name="T18"> (which is a decorator).<text:line-break/><text:line-break/>Finally, </text:span><text:span text:style-name="T3">let</text:span><text:span text:style-name="T18"> returns this final decorator. This return value is the decorator function Python applies to the decorated function at the use site.<text:line-break/><text:line-break/>This is the kind of code you need to write if you want to increase user convenience by creating combined decorators for common use cases. Contrast the syntax you would use, if you were to use decorator composition (cf. function composition) at the use site. The combined decorator we have created here,<text:line-break/><text:line-break/></text:span><text:span text:style-name="T670"> <text:s text:c="3"/></text:span><text:span text:style-name="T673">@let</text:span><text:span text:style-name="T676">(x = </text:span><text:span text:style-name="T471">5</text:span><text:span text:style-name="T676">)</text:span><text:span text:style-name="T509"><text:line-break/></text:span><text:span text:style-name="T676"> <text:s text:c="3"/></text:span><text:span text:style-name="T413">def</text:span><text:span text:style-name="T676"> </text:span><text:span text:style-name="T449">_</text:span><text:span text:style-name="T676">(env):<text:line-break/> <text:s text:c="7"/>...</text:span><text:span text:style-name="T453"><text:line-break/><text:line-break/>is equivalent with this composition:<text:line-break/><text:line-break/></text:span><text:span text:style-name="T676"> <text:s text:c="3"/></text:span><text:span text:style-name="T672">@immediate</text:span></text:p>
          <text:p text:style-name="P22"><text:span text:style-name="T453"><text:s text:c="4"/></text:span><text:span text:style-name="T25">@let_over_def</text:span><text:span text:style-name="T453">(x = </text:span><text:span text:style-name="T454">5</text:span><text:span text:style-name="T453">) <text:s/></text:span><text:span text:style-name="T482"># Python applies the innermost decorator first</text:span></text:p>
          <text:p text:style-name="P20"><text:span text:style-name="T676"><text:s text:c="4"/></text:span><text:span text:style-name="T413">def</text:span><text:span text:style-name="T676"> </text:span><text:span text:style-name="T449">_</text:span><text:span text:style-name="T676">(env):<text:line-break/> <text:s text:c="7"/>...</text:span><text:span text:style-name="T453"><text:line-break/><text:line-break/>The main point here is that when implementing decorators, one must think in terms of how things work behind the scenes; the syntactic sugar only applies to use sites. Understanding<text:line-break/>how it </text:span><text:a xlink:type="simple" xlink:href="https://en.wiktionary.org/wiki/desugar" text:style-name="Internet_20_link" text:visited-style-name="Visited_20_Internet_20_Link"><text:span text:style-name="T453">desugars</text:span></text:a><text:span text:style-name="T453"> makes decorator definitions fairly easy to read, even if they contain nested </text:span><text:span text:style-name="T387">def</text:span><text:span text:style-name="T18">s.<text:line-break/><text:line-break/><text:line-break/></text:span><text:span text:style-name="T3">c)</text:span><text:span text:style-name="T18"> The function </text:span><text:span text:style-name="T3">letexpr</text:span><text:span text:style-name="T18"> works by calling the given </text:span><text:span text:style-name="T20">body</text:span><text:span text:style-name="T18">, which is expected to be a one-argument function (duck typing!), passing in the given bindings as an </text:span><text:span text:style-name="T20">env</text:span><text:span text:style-name="T18"> object (which<text:line-break/>itself is an implementation of the bunch pattern).<text:line-break/><text:line-break/>This is where having an </text:span><text:span text:style-name="T20">env</text:span><text:span text:style-name="T18"> class pays off; the approach taken in </text:span><text:span text:style-name="T3">letify</text:span><text:span text:style-name="T18"> – a simple abuse of syntax – does not lend itself to use with </text:span><text:span text:style-name="T387">lambda</text:span><text:span text:style-name="T18">s. Here we have made a reusable component<text:line-break/>(the </text:span><text:span text:style-name="T20">env</text:span><text:span text:style-name="T18"> class) that can be used in the implementation of both versions of </text:span><text:span text:style-name="T3">let</text:span><text:span text:style-name="T18"> – a decorator for </text:span><text:span text:style-name="T387">def</text:span><text:span text:style-name="T18">s, and a function that can be used with </text:span><text:span text:style-name="T387">lambda</text:span><text:span text:style-name="T18">s.<text:line-break/><text:line-break/>The </text:span><text:span text:style-name="T20">body</text:span><text:span text:style-name="T18"> parameter is singled out (from among the kwargs in **bindings) by a standard Python trick: we simply declare </text:span><text:span text:style-name="T20">body</text:span><text:span text:style-name="T18"> as a named formal parameter in the function definition. If the caller gives us either a single positional argument, or a named argument with name </text:span><text:span text:style-name="T20">body</text:span><text:span text:style-name="T18">.<text:line-break/>that value is bound to this name </text:span><text:span text:style-name="T20">body</text:span><text:span text:style-name="T18">. Only </text:span><text:span text:style-name="T20">any additional named arguments</text:span><text:span text:style-name="T18"> go into kwargs.<text:line-break/><text:line-break/><text:line-break/></text:span></text:p>
          <text:p text:style-name="P36"><text:span text:style-name="T3">d)</text:span><text:span text:style-name="T18"> The simpler </text:span><text:span text:style-name="T3">letify</text:span><text:span text:style-name="T18"> decorator has essentially the same effect as the more complex </text:span><text:span text:style-name="T3">let</text:span><text:span text:style-name="T18"> decorator, so for this particular use, the simpler one is sufficient.<text:line-break/><text:line-break/>Further, because<text:line-break/><text:line-break/> <text:s text:c="3"/></text:span><text:span text:style-name="T671">@letify</text:span></text:p>
          <text:p text:style-name="P12"><text:span text:style-name="T413"><text:s text:c="4"/>def</text:span><text:span text:style-name="T676"> </text:span><text:span text:style-name="T449">_</text:span><text:span text:style-name="T675">(x = </text:span><text:span text:style-name="T471">5</text:span><text:span text:style-name="T676">):<text:line-break/> <text:s text:c="7"/>...<text:line-break/></text:span><text:span text:style-name="T453"><text:line-break/>is just syntactic sugar for<text:line-break/><text:line-break/> <text:s text:c="3"/></text:span><text:span text:style-name="T413">def</text:span><text:span text:style-name="T676"> </text:span><text:span text:style-name="T450">dummy</text:span><text:span text:style-name="T675">(x = </text:span><text:span text:style-name="T471">5</text:span><text:span text:style-name="T676">):<text:line-break/> <text:s text:c="7"/>...<text:line-break/> <text:s text:c="3"/>dummy = dummy()</text:span><text:span text:style-name="T453"><text:line-break/><text:line-break/>we don't really need </text:span><text:span text:style-name="T11">letify</text:span><text:span text:style-name="T453">, either, if our only goal is to write </text:span><text:span text:style-name="T11">let</text:span><text:span text:style-name="T453">-like bindings where the names and corresponding values appear together at the start of the code block. The </text:span><text:span text:style-name="T388">def</text:span><text:span text:style-name="T453"> block already does that, although we must remember to call it manually; the </text:span><text:span text:style-name="T11">letify</text:span><text:span text:style-name="T453"> decorator automates that.<text:line-break/><text:line-break/><text:line-break/></text:span><text:span text:style-name="T426">e)</text:span><text:span text:style-name="T428"> [optional]</text:span><text:span text:style-name="T18"> Some possible viewpoints:<text:line-break/><text:line-break/> </text:span><text:span text:style-name="T527">●</text:span><text:span text:style-name="T18"> S</text:span><text:span text:style-name="T20">imple is better than complex</text:span><text:span text:style-name="T18">. The </text:span><text:span text:style-name="T3">letify</text:span><text:span text:style-name="T18"> implementation is two lines of code.<text:line-break/> </text:span><text:span text:style-name="T527">● </text:span><text:span text:style-name="T528">But the more complex </text:span><text:span text:style-name="T529">let</text:span><text:span text:style-name="T528"> implementation buys us extra features (</text:span><text:span text:style-name="T529">letexpr</text:span><text:span text:style-name="T528">).<text:line-break/></text:span><text:span text:style-name="T538"> </text:span><text:span text:style-name="T539">● </text:span><text:span text:style-name="T538">In </text:span><text:span text:style-name="T542">let</text:span><text:span text:style-name="T538">, we need to access the bindings as </text:span><text:span text:style-name="T530">env.foo</text:span><text:span text:style-name="T538">, which adds </text:span><text:span text:style-name="T540">visual </text:span><text:span text:style-name="T538">noise.<text:line-break/> </text:span><text:span text:style-name="T539">●</text:span><text:span text:style-name="T538"> On the other hand, this </text:span><text:span text:style-name="T542">let</text:span><text:span text:style-name="T538"> is a compromise between call stack inspection<text:line-break/> <text:s text:c="4"/>and “don't do that", similar to </text:span><text:span text:style-name="T530">dynscope.py</text:span><text:span text:style-name="T538">.</text:span><text:span text:style-name="T543"><text:line-break/></text:span><text:span text:style-name="T528"> </text:span><text:span text:style-name="T527">● </text:span><text:span text:style-name="T530">Explicit is better than implicit.</text:span><text:span text:style-name="T538"> How much magic is acceptable?<text:line-break/> <text:s text:c="4"/>Do we need a </text:span><text:span text:style-name="T541">let construct</text:span><text:span text:style-name="T538">?<text:line-break/></text:span><text:span text:style-name="T18"><text:line-break/><text:line-break/></text:span><text:span text:style-name="T426">f)</text:span><text:span text:style-name="T428"> [optional]</text:span><text:span text:style-name="T18"> Some possible viewpoints:<text:line-break/><text:line-break/> </text:span><text:span text:style-name="T527">●</text:span><text:span text:style-name="T18"> If one insists on using </text:span><text:span text:style-name="T3">let</text:span><text:span text:style-name="T18"> and “let over lambda” in Python, then obviously yes,<text:line-break/> <text:s text:c="4"/>these are useful.<text:line-break/> </text:span><text:span text:style-name="T527">●</text:span><text:span text:style-name="T18"> Slightly magic, and not very pythonic. Maybe out of place in Python?<text:line-break/> </text:span><text:span text:style-name="T527">●</text:span><text:span text:style-name="T18"> </text:span><text:span text:style-name="T20">Let over lambda</text:span><text:span text:style-name="T18"> is like an object instance, and Python already has syntax for that.<text:line-break/> <text:s text:c="4"/></text:span><text:a xlink:type="simple" xlink:href="http://people.csail.mit.edu/gregs/ll1-discuss-archive-html/msg03277.html" text:style-name="Internet_20_link" text:visited-style-name="Visited_20_Internet_20_Link"><text:span text:style-name="T18">Koan on objects and closures</text:span></text:a><text:span text:style-name="T18">.<text:line-break/> </text:span><text:span text:style-name="T527">● </text:span><text:span text:style-name="T544">On the other hand, lexical closures make it possible to have truly private data.<text:line-break/> <text:s text:c="4"/>(At least until someone </text:span><text:span text:style-name="T392">import</text:span><text:span text:style-name="T544">s </text:span><text:span text:style-name="T531">inspect</text:span><text:span text:style-name="T544">.)<text:line-break/> </text:span><text:span text:style-name="T527">● </text:span><text:span text:style-name="T544">On the yet other hand, </text:span><text:span text:style-name="T531">we are all responsible users here</text:span><text:span text:style-name="T544">. In the Python<text:line-break/> <text:s text:c="4"/>community, there is no need for language-enforced private data; a name<text:line-break/> <text:s text:c="4"/>beginning with an underscore should be enough to mark as private.</text:span><text:span text:style-name="T18"><text:line-break/><text:line-break/>In my personal opinion, </text:span><text:span text:style-name="T3">letexpr</text:span><text:span text:style-name="T18"> is perhaps the most useful part here. The trivial option of abusing another </text:span><text:span text:style-name="T387">lambda</text:span><text:span text:style-name="T18"> (and immediately calling it) makes code unreadable, and local bindings for a </text:span><text:span text:style-name="T387">lambda</text:span><text:span text:style-name="T18"> are a feature that is occasionally useful (consider the list uniqifier<text:line-break/>we saw earlier on the course, that was also used as an example in </text:span><text:span text:style-name="T20">let.py</text:span><text:span text:style-name="T18">). The </text:span><text:span text:style-name="T3">begin</text:span><text:span text:style-name="T18"> function can also be useful, if one needs to perform a side effect (e.g. a debug print) in a </text:span><text:span text:style-name="T387">lambda</text:span><text:span text:style-name="T18">.<text:line-break/></text:span><text:soft-page-break/><text:span text:style-name="T18"><text:line-break/></text:span><text:span text:style-name="T426">g)</text:span><text:span text:style-name="T428"> [optional]</text:span><text:span text:style-name="T18"> </text:span><text:span text:style-name="T20">What, if anything, do decorator factories and macros have in common?</text:span><text:span text:style-name="T18"><text:line-break/><text:line-break/>Decorator factories give rise to parametric decorators, i.e. one can give arguments to them.<text:line-break/><text:line-break/>Both decorators (with factories) and macros are, in essence, parametrizable source filters.<text:line-break/><text:line-break/>Macros are much more powerful; they can perform practically any local edit to the AST, whereas decorators are limited to a particular, very specific kind of edit.<text:line-break/><text:line-break/>However, it happens that this particular source transformation, that is performed by Python decorators, lends itself to many practical uses. Among these are things like the </text:span><text:span text:style-name="T3">let</text:span><text:span text:style-name="T18"> constructs<text:line-break/>we saw here, and the continuation magic in the </text:span><text:span text:style-name="T3">tco</text:span><text:span text:style-name="T18"> library. Numba uses a decorator to insert<text:line-break/>a JIT compiler. Some profilers, notably </text:span><text:span text:style-name="T20">line_profiler</text:span><text:span text:style-name="T18"> and </text:span><text:span text:style-name="T20">memory_profiler</text:span><text:span text:style-name="T269">,</text:span><text:span text:style-name="T18"> use a decorator to insert the magic needed for tracing. Pre- and postconditions of contract programming </text:span><text:a xlink:type="simple" xlink:href="https://wiki.python.org/moin/PythonDecoratorLibrary#Pre-.2FPost-Conditions" text:style-name="Internet_20_link" text:visited-style-name="Visited_20_Internet_20_Link"><text:span text:style-name="T18">can be implemented as decorators</text:span></text:a><text:span text:style-name="T18">. Debug logging, e.g. to capture and show function arguments<text:line-break/>(and its output) whenever the function is called, can also be inserted as a decorator.<text:line-break/><text:line-break/>In general, (almost?) any procedure that needs to read and/or change the input or the output<text:line-break/>of a function, or possibly inspect the function object itself, can be implemented as a Python decorator. Decorators customize what it means to call (or even define!) a function, on a per-function basis.<text:line-break/><text:line-break/>(Often it is the call that is customized, but the </text:span><text:span text:style-name="T20">immediate</text:span><text:span text:style-name="T18"> decorator we defined changes the<text:line-break/>act of </text:span><text:span text:style-name="T20">defin</text:span><text:span text:style-name="T26">ing</text:span><text:span text:style-name="T18"> a function into “immediately run this block of code in a new lexical scope”.)<text:line-break/><text:line-break/><text:line-break/><text:line-break/>Finally, a side note on syntax, Python and Lisps: the symbol datatype in Lisps </text:span><text:a xlink:type="simple" xlink:href="https://en.wikipedia.org/wiki/Combo_(video_gaming)" text:style-name="Internet_20_link" text:visited-style-name="Visited_20_Internet_20_Link"><text:span text:style-name="T18">comboes</text:span></text:a><text:span text:style-name="T18"> well with syntactic macros.<text:line-break/><text:line-break/>Essentially, a macro says “</text:span><text:span text:style-name="T20">Here's a new AST node type for you, and here's </text:span><text:span text:style-name="T27">the code </text:span><text:span text:style-name="T28">to run<text:line-break/>when you see one</text:span><text:span text:style-name="T20">…</text:span><text:span text:style-name="T18">”, where the new AST node type is named by “</text:span><text:span text:style-name="T20">this arbitrary symbol<text:line-break/>I just picked</text:span><text:span text:style-name="T18">”. In Lisps, </text:span><text:span text:style-name="T20">the user</text:span><text:span text:style-name="T18"> can create new AST node types, which behave just as if<text:line-break/>they were part of the core language!<text:line-break/><text:line-break/>The uniformity of Lisp's syntax (lec. 10, slide 25) makes it trivial for the parser to recognize<text:line-break/>any custom AST node types – because the first item in any list that contains runnable code<text:line-break/>always is the operator. (This property does not necessarily hold in the sublists in a macro invocation; in general, the </text:span><text:span text:style-name="T20">input</text:span><text:span text:style-name="T18"> to a macro is data, not necessarily code.)<text:line-break/><text:line-break/>In contrast, in most other languages, available AST node types are fixed, so e.g. in Python we can't add new ones if the Python interpreter is to be able to parse the code (without requiring<text:line-break/>a custom preprocessor, which would first expand the macros into something Python's parser recognizes).<text:line-break/></text:span></text:p>
          <text:p text:style-name="P13"><text:span text:style-name="T562">Hence, even MacroPy is somewhat limited in the syntax it can offer. There is no “match" syntactic element, but a function-call-ish thing and a bunch of </text:span><text:span text:style-name="T389">if</text:span><text:span text:style-name="T562">s, which are already<text:line-break/>recognized by Python's parser.<text:line-break/></text:span></text:p>
        </text:list-item>
        <text:list-item>
          <text:p text:style-name="P28"><text:span text:style-name="T18">★★★(★</text:span><text:a xlink:type="simple" xlink:href="https://en.wikipedia.org/wiki/Kleene_star#Kleene_plus" text:style-name="Internet_20_link" text:visited-style-name="Visited_20_Internet_20_Link"><text:span text:style-name="T18">+</text:span></text:a><text:span text:style-name="T18">) </text:span><text:span text:style-name="T20">Monads. </text:span><text:span text:style-name="T41">In Python.</text:span><text:span text:style-name="T18"><text:line-break/><text:line-break/></text:span><text:span text:style-name="T6">a)</text:span><text:span text:style-name="T441"> From a software engineering viewpoint</text:span><text:span text:style-name="T105">, </text:span><text:span text:style-name="T109">a </text:span><text:span text:style-name="T12">monad</text:span><text:span text:style-name="T109"> </text:span><text:span text:style-name="T47">generalizes function composition</text:span><text:span text:style-name="T109">, performing a </text:span><text:span text:style-name="T164">specific </text:span><text:span text:style-name="T166">kind of </text:span><text:span text:style-name="T109">custom operation between the </text:span><text:span text:style-name="T163">actual </text:span><text:span text:style-name="T165">function invocations.</text:span><text:span text:style-name="T109"><text:line-break/><text:line-break/>This is a </text:span><text:span text:style-name="T47">useful refactoring</text:span><text:span text:style-name="T109"> in a wide variety of situations. </text:span><text:span text:style-name="T160">E</text:span><text:span text:style-name="T109">xtracting th</text:span><text:span text:style-name="T160">is “between-steps”</text:span><text:span text:style-name="T109"> behavior into a central location can eliminate significant amounts of boilerplate code.</text:span><text:span text:style-name="T105"><text:line-break/><text:line-break/></text:span><text:span text:style-name="T130">I</text:span><text:span text:style-name="T118">mportantly, t</text:span><text:span text:style-name="T109">his </text:span><text:span text:style-name="T47">makes operations chainable</text:span><text:span text:style-name="T109">, when they otherwise would not be.<text:line-break/><text:line-break/></text:span><text:span text:style-name="T167">This being a Python course, </text:span><text:span text:style-name="T156">that </text:span><text:span text:style-name="T167">would be enough for </text:span><text:span text:style-name="T156">an answer.</text:span><text:span text:style-name="T157"> </text:span><text:span text:style-name="T167">Now, let's go a bit further!</text:span><text:span text:style-name="T109"><text:line-break/><text:line-break/></text:span><text:span text:style-name="T161">As an illustrative example, c</text:span><text:span text:style-name="T158">onsider </text:span><text:span text:style-name="T119">multivalued </text:span><text:span text:style-name="T120">(mathematic</text:span><text:span text:style-name="T131">a</text:span><text:span text:style-name="T120">l) </text:span><text:span text:style-name="T119">functions</text:span><text:span text:style-name="T118">.</text:span><text:span text:style-name="T109"> </text:span><text:span text:style-name="T158">Let</text:span><text:span text:style-name="T109"> </text:span><text:span text:style-name="T47">f</text:span><text:span text:style-name="T109"> </text:span><text:span text:style-name="T158">be </text:span><text:span text:style-name="T109">a function of type </text:span><text:span text:style-name="T47">a</text:span><text:span text:style-name="T109"> → [</text:span><text:span text:style-name="T47">a</text:span><text:span text:style-name="T109">], i.e. taking one parameter of type </text:span><text:span text:style-name="T47">a</text:span><text:span text:style-name="T109">, and returning a list of these </text:span><text:span text:style-name="T47">a</text:span><text:span text:style-name="T109">s. One example </text:span><text:span text:style-name="T162">of such an </text:span><text:span text:style-name="T62">f</text:span><text:span text:style-name="T162"> </text:span><text:span text:style-name="T109">is the multivalued square root, which was considered in the example code.<text:line-break/><text:line-break/></text:span><text:span text:style-name="T159">So, i</text:span><text:span text:style-name="T109">f we take a</text:span><text:span text:style-name="T121">n </text:span><text:span text:style-name="T52">x</text:span><text:span text:style-name="T109"> of type </text:span><text:span text:style-name="T47">a</text:span><text:span text:style-name="T109">, and </text:span><text:span text:style-name="T121">compute</text:span><text:span text:style-name="T109"> </text:span><text:span text:style-name="T47">f</text:span><text:span text:style-name="T52">(x)</text:span><text:span text:style-name="T109">, we get a list of </text:span><text:span text:style-name="T47">a</text:span><text:span text:style-name="T109">s as the </text:span><text:span text:style-name="T116">output</text:span><text:span text:style-name="T109">. </text:span><text:span text:style-name="T116">In Python notation, let </text:span><text:span text:style-name="T49">A = f(x)</text:span><text:span text:style-name="T116">.</text:span><text:span text:style-name="T109"> </text:span><text:span text:style-name="T155">Say w</text:span><text:span text:style-name="T115">e </text:span><text:span text:style-name="T109">would </text:span><text:span text:style-name="T115">then </text:span><text:span text:style-name="T109">like to apply</text:span><text:span text:style-name="T116"> </text:span><text:span text:style-name="T109">another function </text:span><text:span text:style-name="T47">g</text:span><text:span text:style-name="T109">, of the same type as </text:span><text:span text:style-name="T47">f</text:span><text:span text:style-name="T295">, </text:span><text:span text:style-name="T296">to the list </text:span><text:span text:style-name="T49">A</text:span><text:span text:style-name="T296">. We cannot </text:span><text:span text:style-name="T304">just </text:span><text:span text:style-name="T296">”</text:span><text:span text:style-name="T49">g(A)</text:span><text:span text:style-name="T296">”, because </text:span><text:span text:style-name="T50">A</text:span><text:span text:style-name="T297"> is a list </text:span><text:span text:style-name="T298">of </text:span><text:span text:style-name="T52">a</text:span><text:span text:style-name="T298">s, and </text:span><text:span text:style-name="T52">g</text:span><text:span text:style-name="T297"> </text:span><text:span text:style-name="T298">expects a single </text:span><text:span text:style-name="T52">a</text:span><text:span text:style-name="T298"> </text:span><text:span text:style-name="T299">as input.<text:line-break/></text:span><text:span text:style-name="T305">Hence, </text:span><text:span text:style-name="T298">to chain </text:span><text:span text:style-name="T300">the </text:span><text:span text:style-name="T298">multivalued functions </text:span><text:span text:style-name="T53">f</text:span><text:span text:style-name="T300"> and </text:span><text:span text:style-name="T53">g</text:span><text:span text:style-name="T300">, </text:span><text:span text:style-name="T297">we need some glue code that </text:span><text:span text:style-name="T109">walk</text:span><text:span text:style-name="T117">s</text:span><text:span text:style-name="T109"> over </text:span><text:span text:style-name="T51">A</text:span><text:span text:style-name="T109">, appl</text:span><text:span text:style-name="T117">ies</text:span><text:span text:style-name="T109"> </text:span><text:span text:style-name="T47">g </text:span><text:span text:style-name="T109">to each item, and then combine</text:span><text:span text:style-name="T117">s</text:span><text:span text:style-name="T109"> the result lists into one </text:span><text:span text:style-name="T111">list.<text:line-break/><text:line-break/></text:span><text:span text:style-name="T109">In Lisp</text:span><text:span text:style-name="T112">s</text:span><text:span text:style-name="T109">, this combination of mapping and then flattening </text:span><text:span text:style-name="T126">the result </text:span><text:span text:style-name="T109">by one level is known as </text:span><text:span text:style-name="T47">flatmap</text:span><text:span text:style-name="T294">. In Python notation, what we actually need to do is thus </text:span><text:span text:style-name="T48">flatmap(g, f(x))</text:span><text:span text:style-name="T294">.</text:span><text:span text:style-name="T303"> </text:span><text:span text:style-name="T117">A rough sketch in Python:<text:line-break/><text:line-break/></text:span><text:span text:style-name="T396">def</text:span><text:span text:style-name="T566"> </text:span><text:span text:style-name="T445">flatmap</text:span><text:span text:style-name="T566">(proc, lst):<text:line-break/> <text:s text:c="3"/>lol = [] <text:s/></text:span><text:span text:style-name="T487"># list of lists</text:span><text:span text:style-name="T566"><text:line-break/> <text:s text:c="3"/></text:span><text:span text:style-name="T396">for</text:span><text:span text:style-name="T566"> </text:span><text:span text:style-name="T568">x</text:span><text:span text:style-name="T566"> </text:span><text:span text:style-name="T396">in</text:span><text:span text:style-name="T566"> </text:span><text:span text:style-name="T568">lst</text:span><text:span text:style-name="T566">:<text:line-break/> <text:s text:c="7"/>lol.append(</text:span><text:span text:style-name="T568">proc</text:span><text:span text:style-name="T566">(</text:span><text:span text:style-name="T568">x</text:span><text:span text:style-name="T566">))<text:line-break/> <text:s text:c="3"/>flattened = []<text:line-break/> <text:s text:c="3"/></text:span><text:span text:style-name="T396">for</text:span><text:span text:style-name="T566"> sublist </text:span><text:span text:style-name="T396">in</text:span><text:span text:style-name="T566"> lol:<text:line-break/> <text:s text:c="7"/></text:span><text:span text:style-name="T396">for</text:span><text:span text:style-name="T566"> item </text:span><text:span text:style-name="T396">in</text:span><text:span text:style-name="T566"> sublist:<text:line-break/> <text:s text:c="11"/>flattened.append(item)<text:line-break/> <text:s text:c="3"/></text:span><text:span text:style-name="T396">return</text:span><text:span text:style-name="T566"> </text:span><text:span text:style-name="T569">tuple(</text:span><text:span text:style-name="T566">flattened</text:span><text:span text:style-name="T569">) <text:s/></text:span><text:span text:style-name="T488"># immutable </text:span><text:span text:style-name="T489">output </text:span><text:span text:style-name="T490">more FP</text:span><text:span text:style-name="T117"><text:line-break/><text:line-break/>Of course, that's a </text:span><text:span text:style-name="T124">silly version </text:span><text:span text:style-name="T117">to illustrate the steps; it can be streamlined somewhat:<text:line-break/><text:line-break/></text:span><text:span text:style-name="T396">def</text:span><text:span text:style-name="T566"> </text:span><text:span text:style-name="T445">flatmap</text:span><text:span text:style-name="T566">(proc, lst):<text:line-break/> <text:s text:c="3"/></text:span><text:span text:style-name="T567">out</text:span><text:span text:style-name="T566"> = []<text:line-break/> <text:s text:c="3"/></text:span><text:span text:style-name="T396">for</text:span><text:span text:style-name="T566"> </text:span><text:span text:style-name="T568">x</text:span><text:span text:style-name="T566"> </text:span><text:span text:style-name="T396">in</text:span><text:span text:style-name="T566"> </text:span><text:span text:style-name="T568">lst</text:span><text:span text:style-name="T566">:<text:line-break/> <text:s text:c="7"/></text:span><text:span text:style-name="T567">out</text:span><text:span text:style-name="T566">.</text:span><text:span text:style-name="T567">extend</text:span><text:span text:style-name="T566">(</text:span><text:span text:style-name="T568">proc</text:span><text:span text:style-name="T566">(</text:span><text:span text:style-name="T568">x</text:span><text:span text:style-name="T566">))<text:line-break/> <text:s text:c="3"/></text:span><text:span text:style-name="T397">return</text:span><text:span text:style-name="T567"> </text:span><text:span text:style-name="T569">tuple(</text:span><text:span text:style-name="T567">out</text:span><text:span text:style-name="T569">)</text:span><text:span text:style-name="T109"><text:line-break/><text:line-break/></text:span><text:span text:style-name="T122">Or even:<text:line-break/><text:line-break/></text:span><text:span text:style-name="T567">flatmap = </text:span><text:span text:style-name="T397">lambda</text:span><text:span text:style-name="T567"> proc, lst: </text:span><text:span text:style-name="T569">tuple(</text:span><text:span text:style-name="T567">y </text:span><text:span text:style-name="T397">for</text:span><text:span text:style-name="T567"> x </text:span><text:span text:style-name="T397">in</text:span><text:span text:style-name="T567"> lst </text:span><text:span text:style-name="T397">for</text:span><text:span text:style-name="T567"> y </text:span><text:span text:style-name="T397">in</text:span><text:span text:style-name="T567"> proc(x)</text:span><text:span text:style-name="T569">)</text:span><text:span text:style-name="T109"><text:line-break/><text:line-break/></text:span><text:span text:style-name="T149">(The leftmost </text:span><text:span text:style-name="T390">for</text:span><text:span text:style-name="T149"> is the outer loop. </text:span><text:span text:style-name="T150">Keep in mind </text:span><text:span text:style-name="T60">proc(x)</text:span><text:span text:style-name="T150"> returns a list.</text:span><text:span text:style-name="T149">)</text:span></text:p>
          <text:p text:style-name="P29"><text:span text:style-name="T122">Testing it:<text:line-break/><text:line-break/></text:span><text:span text:style-name="T397">def</text:span><text:span text:style-name="T567"> </text:span><text:span text:style-name="T446">f</text:span><text:span text:style-name="T567">(x):<text:line-break/> <text:s text:c="3"/></text:span><text:span text:style-name="T397">return</text:span><text:span text:style-name="T567"> </text:span><text:span text:style-name="T569">tuple(</text:span><text:span text:style-name="T570">chr(ord(</text:span><text:span text:style-name="T346">"a"</text:span><text:span text:style-name="T347">) </text:span><text:span text:style-name="T570">+ k) </text:span><text:span text:style-name="T398">for</text:span><text:span text:style-name="T570"> k </text:span><text:span text:style-name="T398">in</text:span><text:span text:style-name="T570"> range(x)</text:span><text:span text:style-name="T569">) <text:s text:c="2"/></text:span><text:span text:style-name="T483"># ('a', 'b', 'c', …)</text:span><text:span text:style-name="T567"><text:line-break/></text:span><text:span text:style-name="T397">def</text:span><text:span text:style-name="T567"> </text:span><text:span text:style-name="T447">g</text:span><text:span text:style-name="T567">(x):<text:line-break/> <text:s text:c="3"/></text:span><text:span text:style-name="T397">return</text:span><text:span text:style-name="T567"> (x, </text:span><text:span text:style-name="T455">2</text:span><text:span text:style-name="T567">*x, </text:span><text:span text:style-name="T455">3</text:span><text:span text:style-name="T567">*x)<text:line-break/>print(flatmap(</text:span><text:span text:style-name="T571">g</text:span><text:span text:style-name="T567">, </text:span><text:span text:style-name="T570">f(</text:span><text:span text:style-name="T456">4</text:span><text:span text:style-name="T570">)</text:span><text:span text:style-name="T567">)) <text:s/></text:span><text:span text:style-name="T484"># </text:span><text:span text:style-name="T485">(</text:span><text:span text:style-name="T484">'a', 'aa', 'aaa', 'b', 'bb', 'bbb', 'c', 'cc', 'ccc', '</text:span><text:span text:style-name="T486">d</text:span><text:span text:style-name="T484">', '</text:span><text:span text:style-name="T486">dd</text:span><text:span text:style-name="T484">', '</text:span><text:span text:style-name="T486">ddd</text:span><text:span text:style-name="T484">'</text:span><text:span text:style-name="T485">)</text:span><text:span text:style-name="T122"><text:line-break/><text:line-break/></text:span><text:span text:style-name="T185">This is the traditional, “</text:span><text:span text:style-name="T189">lispy”</text:span><text:span text:style-name="T185"> FP solution: w</text:span><text:span text:style-name="T127">e have refactored the glue into a reusable </text:span><text:span text:style-name="T128">higher-order function, </text:span><text:span text:style-name="T102">flatmap</text:span><text:span text:style-name="T127">. </text:span><text:span text:style-name="T132">But we still have to remember that </text:span><text:span text:style-name="T54">flatmap</text:span><text:span text:style-name="T132">, specifically, is the tool</text:span><text:span text:style-name="T127"> </text:span><text:span text:style-name="T132">we need whenever dealing with </text:span><text:span text:style-name="T144">the </text:span><text:span text:style-name="T132">chaining of – </text:span><text:span text:style-name="T144">specifically – </text:span><text:span text:style-name="T132">multivalued functions.<text:line-break/><text:line-break/></text:span><text:span text:style-name="T145">T</text:span><text:span text:style-name="T132">he idea of </text:span><text:span text:style-name="T71">making</text:span><text:span text:style-name="T54"> unchainable operations </text:span><text:span text:style-name="T71">chainable</text:span><text:span text:style-name="T132"> applies </text:span><text:span text:style-name="T145">also </text:span><text:span text:style-name="T132">to many other use cases,<text:line-break/>so we will have to remember the names of many specific tools, </text:span><text:span text:style-name="T174">and which to use where</text:span><text:span text:style-name="T132">.<text:line-break/></text:span><text:span text:style-name="T127">Is there another, </text:span><text:span text:style-name="T134">yet more general</text:span><text:span text:style-name="T127"> </text:span><text:span text:style-name="T135">scheme to </text:span><text:span text:style-name="T132">refactor the glue, </text:span><text:span text:style-name="T187">which would </text:span><text:span text:style-name="T132">avoid </text:span><text:span text:style-name="T129">this </text:span><text:span text:style-name="T133">issue</text:span><text:span text:style-name="T129">?</text:span><text:span text:style-name="T125"><text:line-break/><text:line-break/></text:span><text:span text:style-name="T126">It turns out the answer is y</text:span><text:span text:style-name="T125">es. </text:span><text:span text:style-name="T113">In </text:span><text:span text:style-name="T111">Haskell, </text:span><text:span text:style-name="T135">the glue code is packed into</text:span><text:span text:style-name="T111"> </text:span><text:span text:style-name="T140">t</text:span><text:span text:style-name="T109">he</text:span><text:span text:style-name="T12"> </text:span><text:a xlink:type="simple" xlink:href="https://en.wikibooks.org/wiki/Haskell/Understanding_monads/List" text:style-name="Internet_20_link" text:visited-style-name="Visited_20_Internet_20_Link"><text:span text:style-name="T344">List </text:span></text:a><text:a xlink:type="simple" xlink:href="https://en.wikibooks.org/wiki/Haskell/Understanding_monads/List" text:style-name="Internet_20_link" text:visited-style-name="Visited_20_Internet_20_Link"><text:span text:style-name="T12">monad</text:span></text:a><text:span text:style-name="T109">. </text:span><text:span text:style-name="T136">It's a specific type of monad, but from a programming viewpoint, </text:span><text:span text:style-name="T13">a</text:span><text:span text:style-name="T136"> monad is a general API – </text:span><text:span text:style-name="T186">any customized </text:span><text:span text:style-name="T136">chain</text:span><text:span text:style-name="T146">ing</text:span><text:span text:style-name="T136"> </text:span><text:span text:style-name="T146">of</text:span><text:span text:style-name="T136"> operations </text:span><text:span text:style-name="T63">always uses </text:span><text:span text:style-name="T64">the same API</text:span><text:span text:style-name="T136">. This f</text:span><text:span text:style-name="T109">ree</text:span><text:span text:style-name="T136">s </text:span><text:span text:style-name="T109">the programmer<text:line-break/>to think about what needs to be done, instead of </text:span><text:span text:style-name="T110">the specifics of </text:span><text:span text:style-name="T109">how:<text:line-break/><text:line-break/></text:span><text:span text:style-name="T563">do<text:line-break/> <text:s/>y </text:span><text:span text:style-name="T573">&lt;-</text:span><text:span text:style-name="T563"> f x<text:line-break/> <text:s/>g y</text:span><text:span text:style-name="T109"><text:line-break/><text:line-break/></text:span><text:span text:style-name="T137">which is syntactic sugar (</text:span><text:span text:style-name="T55">do notation</text:span><text:span text:style-name="T316"> </text:span><text:a xlink:type="simple" xlink:href="https://en.wikibooks.org/wiki/Haskell/do_notation" text:style-name="Internet_20_link" text:visited-style-name="Visited_20_Internet_20_Link"><text:span text:style-name="T317">[1]</text:span></text:a><text:span text:style-name="T317"> </text:span><text:a xlink:type="simple" xlink:href="https://wiki.haskell.org/Monads_as_computation#Do_notation" text:style-name="Internet_20_link" text:visited-style-name="Visited_20_Internet_20_Link"><text:span text:style-name="T317">[2]</text:span></text:a><text:span text:style-name="T137">) for:</text:span><text:span text:style-name="T114"><text:line-break/><text:line-break/></text:span><text:span text:style-name="T564">f x &gt;&gt;= (\y -</text:span><text:span text:style-name="T573">&gt;</text:span><text:span text:style-name="T564"> g y)</text:span><text:span text:style-name="T109"><text:line-break/><text:line-break/></text:span><text:span text:style-name="T141">Note the absence of a </text:span><text:span text:style-name="T142">list-</text:span><text:span text:style-name="T141">specific </text:span><text:span text:style-name="T57">flatmap</text:span><text:span text:style-name="T141">. </text:span><text:span text:style-name="T169">It's not just </text:span><text:span text:style-name="T170">the </text:span><text:span text:style-name="T169">naming; </text:span><text:span text:style-name="T141">the same chaining syntax<text:line-break/>is used with all monads. </text:span><text:span text:style-name="T188">Yet o</text:span><text:span text:style-name="T172">nly </text:span><text:span text:style-name="T171">the List monad applies </text:span><text:span text:style-name="T67">flatmap</text:span><text:span text:style-name="T171">; </text:span><text:span text:style-name="T172">the others do </text:span><text:span text:style-name="T173">different </text:span><text:span text:style-name="T172">things.<text:line-break/></text:span><text:span text:style-name="T109"><text:line-break/></text:span><text:span text:style-name="T138">In Haskell, </text:span><text:a xlink:type="simple" xlink:href="https://wiki.haskell.org/Anonymous_function" text:style-name="Internet_20_link" text:visited-style-name="Visited_20_Internet_20_Link"><text:span text:style-name="T168">the backslash \ </text:span></text:a><text:a xlink:type="simple" xlink:href="https://wiki.haskell.org/Anonymous_function" text:style-name="Internet_20_link" text:visited-style-name="Visited_20_Internet_20_Link"><text:span text:style-name="T225">means</text:span></text:a><text:a xlink:type="simple" xlink:href="https://wiki.haskell.org/Anonymous_function" text:style-name="Internet_20_link" text:visited-style-name="Visited_20_Internet_20_Link"><text:span text:style-name="T168"> λ</text:span></text:a><text:span text:style-name="T168">; it looks somewhat similar, while being ASCII. The expression</text:span><text:span text:style-name="T138"> </text:span><text:span text:style-name="T56">Ma &gt;&gt;= f</text:span><text:span text:style-name="T138"> mean</text:span><text:span text:style-name="T168">s</text:span><text:span text:style-name="T138"> </text:span><text:span text:style-name="T56">bind(Ma, f) </text:span><text:span text:style-name="T306">(the latter in Python notation)</text:span><text:span text:style-name="T138">. </text:span><text:span text:style-name="T154">To understand<text:line-break/>what </text:span><text:span text:style-name="T61">bind</text:span><text:span text:style-name="T154"> does, it is helpful to look at its type signature:</text:span><text:span text:style-name="T138"> </text:span><text:span text:style-name="T58">M a → </text:span><text:span text:style-name="T59">(a → M b) → M b</text:span><text:span text:style-name="T143">.</text:span><text:span text:style-name="T109"><text:line-break/><text:line-break/></text:span><text:span text:style-name="T151">What does that even mean? </text:span><text:span text:style-name="T139">If you feel your brain is starting to melt, </text:span><text:span text:style-name="T202">recall</text:span><text:span text:style-name="T139"> slide 17 in lec. 10, where we talked about </text:span><text:span text:style-name="T101">currying</text:span><text:span text:style-name="T139">. </text:span><text:span text:style-name="T147">T</text:span><text:span text:style-name="T143">he above </text:span><text:span text:style-name="T152">is </text:span><text:span text:style-name="T153">the same as</text:span><text:span text:style-name="T143"> </text:span><text:span text:style-name="T58">M a → </text:span><text:span text:style-name="T59">((a → M b) → M b)</text:span><text:span text:style-name="T109">; </text:span><text:span text:style-name="T143">it's essentially a </text:span><text:span text:style-name="T147">curried </text:span><text:span text:style-name="T143">two-argument function </text:span><text:span text:style-name="T148">where the first </text:span><text:span text:style-name="T143">argument </text:span><text:span text:style-name="T148">is</text:span><text:span text:style-name="T143"> of type </text:span><text:span text:style-name="T59">M a</text:span><text:span text:style-name="T143"> – i.e. an </text:span><text:span text:style-name="T59">a</text:span><text:span text:style-name="T143"> packed into a monad </text:span><text:span text:style-name="T47">M</text:span><text:span text:style-name="T143"> – and </text:span><text:span text:style-name="T148">the second is of type</text:span><text:span text:style-name="T143"> </text:span><text:span text:style-name="T59">(a → M b)</text:span><text:span text:style-name="T301"> – </text:span><text:span text:style-name="T302">i.e. </text:span><text:span text:style-name="T301">a function that takes an </text:span><text:span text:style-name="T59">a</text:span><text:span text:style-name="T301"> <text:line-break/>to a</text:span><text:span text:style-name="T319">n</text:span><text:span text:style-name="T301"> </text:span><text:span text:style-name="T90">M </text:span><text:span text:style-name="T59">b</text:span><text:span text:style-name="T301">, </text:span><text:span text:style-name="T319">the </text:span><text:span text:style-name="T301">result </text:span><text:span text:style-name="T342">being </text:span><text:span text:style-name="T301">packed into the same type of monad </text:span><text:span text:style-name="T59">M</text:span><text:span text:style-name="T301">.<text:line-break/><text:line-break/></text:span><text:span text:style-name="T307">So </text:span><text:span text:style-name="T65">bind</text:span><text:span text:style-name="T307"> unpacks the data from the monad, applies the given function </text:span><text:span text:style-name="T309">to </text:span><text:span text:style-name="T312">that data</text:span><text:span text:style-name="T309">, and then </text:span><text:span text:style-name="T343">returns an</text:span><text:span text:style-name="T320"> “</text:span><text:span text:style-name="T91">M b</text:span><text:span text:style-name="T320">”.</text:span><text:span text:style-name="T307"> </text:span><text:span text:style-name="T308">(</text:span><text:span text:style-name="T311">Above</text:span><text:span text:style-name="T308">, </text:span><text:span text:style-name="T66">a</text:span><text:span text:style-name="T308"> and </text:span><text:span text:style-name="T66">b</text:span><text:span text:style-name="T308"> </text:span><text:span text:style-name="T310">have been </text:span><text:span text:style-name="T308">the same type, hence we have </text:span><text:span text:style-name="T309">had </text:span><text:span text:style-name="T308">only “</text:span><text:span text:style-name="T66">a</text:span><text:span text:style-name="T308">”;<text:line-break/>but in general, they can be different.)<text:line-break/><text:line-break/></text:span><text:span text:style-name="T313">In the case of List, </text:span><text:span text:style-name="T93">bind</text:span><text:span text:style-name="T324"> makes it so that </text:span><text:span text:style-name="T313">the </text:span><text:span text:style-name="T72">y</text:span><text:span text:style-name="T313"> </text:span><text:span text:style-name="T321">in the λ </text:span><text:span text:style-name="T322">we bind into </text:span><text:span text:style-name="T313">becomes each item of the list, in turn. For each </text:span><text:span text:style-name="T72">y</text:span><text:span text:style-name="T313">, th</text:span><text:span text:style-name="T325">is</text:span><text:span text:style-name="T313"> λ returns a List. These </text:span><text:span text:style-name="T318">L</text:span><text:span text:style-name="T313">ists are then concatenated </text:span><text:span text:style-name="T323">(in </text:span><text:span text:style-name="T92">bind</text:span><text:span text:style-name="T323">) </text:span><text:span text:style-name="T313">into<text:line-break/>one result </text:span><text:span text:style-name="T318">L</text:span><text:span text:style-name="T313">ist – i.e. </text:span><text:span text:style-name="T314">specifically </text:span><text:span text:style-name="T313">for the List monad, </text:span><text:span text:style-name="T72">bind</text:span><text:span text:style-name="T313"> </text:span><text:span text:style-name="T315">essentially </text:span><text:span text:style-name="T313">is </text:span><text:span text:style-name="T72">flatmap</text:span><text:span text:style-name="T313">.</text:span></text:p>
          <text:p text:style-name="P30"><text:span text:style-name="T181">I</text:span><text:span text:style-name="T176">n </text:span><text:span text:style-name="T177">Python, in </text:span><text:span text:style-name="T176">terms of our </text:span><text:span text:style-name="T68">monads.py</text:span><text:span text:style-name="T176">, </text:span><text:span text:style-name="T181">the above line of Haskell </text:span><text:span text:style-name="T183">becomes</text:span><text:span text:style-name="T176"><text:line-break/><text:line-break/></text:span><text:span text:style-name="T565">f(x) &gt;&gt; (</text:span><text:span text:style-name="T395">lambda</text:span><text:span text:style-name="T565"> y: g(y))</text:span><text:span text:style-name="T176"><text:line-break/><text:line-break/></text:span><text:span text:style-name="T179">where we use &gt;&gt; </text:span><text:span text:style-name="T180">to denote </text:span><text:span text:style-name="T70">bind</text:span><text:span text:style-name="T180"> </text:span><text:span text:style-name="T179">instead of &gt;&gt;= due to Python's syntactic limitations.</text:span><text:span text:style-name="T176"><text:line-break/><text:line-break/></text:span><text:span text:style-name="T178">A complete example using </text:span><text:span text:style-name="T69">monads.py</text:span><text:span text:style-name="T178">:</text:span><text:span text:style-name="T175"><text:line-break/><text:line-break/></text:span><text:span text:style-name="T397">def</text:span><text:span text:style-name="T567"> </text:span><text:span text:style-name="T446">f</text:span><text:span text:style-name="T567">(x): <text:s/></text:span><text:span text:style-name="T491"># int → List str</text:span><text:span text:style-name="T567"><text:line-break/> <text:s text:c="3"/></text:span><text:span text:style-name="T397">return</text:span><text:span text:style-name="T567"> </text:span><text:span text:style-name="T572">List</text:span><text:span text:style-name="T569">(</text:span><text:span text:style-name="T570">chr(ord(</text:span><text:span text:style-name="T346">"a"</text:span><text:span text:style-name="T347">) </text:span><text:span text:style-name="T570">+ k) </text:span><text:span text:style-name="T398">for</text:span><text:span text:style-name="T570"> k </text:span><text:span text:style-name="T398">in</text:span><text:span text:style-name="T570"> range(x)</text:span><text:span text:style-name="T569">) <text:s text:c="2"/></text:span><text:span text:style-name="T483"># ('a', 'b', 'c', …)</text:span><text:span text:style-name="T567"><text:line-break/></text:span><text:span text:style-name="T397">def</text:span><text:span text:style-name="T567"> </text:span><text:span text:style-name="T447">g</text:span><text:span text:style-name="T567">(x): <text:s/></text:span><text:span text:style-name="T491"># str → List str</text:span><text:span text:style-name="T567"><text:line-break/> <text:s text:c="3"/></text:span><text:span text:style-name="T397">return</text:span><text:span text:style-name="T567"> </text:span><text:span text:style-name="T572">List</text:span><text:span text:style-name="T567">(x, </text:span><text:span text:style-name="T455">2</text:span><text:span text:style-name="T567">*x, </text:span><text:span text:style-name="T455">3</text:span><text:span text:style-name="T567">*x)<text:line-break/></text:span><text:span text:style-name="T572">print(</text:span><text:span text:style-name="T565">f(</text:span><text:span text:style-name="T457">4</text:span><text:span text:style-name="T565">) &gt;&gt; (</text:span><text:span text:style-name="T395">lambda</text:span><text:span text:style-name="T565"> y: g(y))</text:span><text:span text:style-name="T572">)</text:span><text:span text:style-name="T109"><text:line-break/><text:line-break/></text:span><text:span text:style-name="T190">C</text:span><text:span text:style-name="T213">f. </text:span><text:span text:style-name="T190">the </text:span><text:span text:style-name="T73">flatmap</text:span><text:span text:style-name="T190"> version above; w</text:span><text:span text:style-name="T182">e have only changed the return types and </text:span><text:span text:style-name="T184">the invocation.</text:span><text:span text:style-name="T182"><text:line-break/><text:line-break/><text:tab/></text:span><text:span text:style-name="T574">⚠ </text:span><text:span text:style-name="T575">When reading about monads, you will come across </text:span><text:span text:style-name="T639">return</text:span><text:span text:style-name="T575">, which means </text:span><text:span text:style-name="T619">something</text:span><text:span text:style-name="T575"><text:line-break/><text:tab/> <text:s text:c="4"/></text:span><text:span text:style-name="T577">completely</text:span><text:span text:style-name="T575"> different from its regular meaning in programming. </text:span><text:span text:style-name="T576">It is also called </text:span><text:span text:style-name="T640">unit</text:span><text:span text:style-name="T576">;<text:line-break/><text:tab/> <text:s text:c="4"/>it basically wraps a bare </text:span><text:span text:style-name="T598">data </text:span><text:span text:style-name="T576">value into a monad. </text:span><text:span text:style-name="T620">The name is </text:span><text:span text:style-name="T615">a </text:span><text:span text:style-name="T617">pun: </text:span><text:span text:style-name="T615">since the return<text:line-break/><text:tab/> <text:s text:c="4"/>value of the function </text:span><text:span text:style-name="T621">we </text:span><text:span text:style-name="T615">bind </text:span><text:span text:style-name="T617">in</text:span><text:span text:style-name="T615">to must be </text:span><text:span text:style-name="T619">an</text:span><text:span text:style-name="T615"> </text:span><text:span text:style-name="T655">M b</text:span><text:span text:style-name="T615">, </text:span><text:span text:style-name="T622">we </text:span><text:span text:style-name="T615">can use </text:span><text:span text:style-name="T645">return </text:span><text:span text:style-name="T615">to actually<text:line-break/><text:tab/> <text:s text:c="4"/></text:span><text:span text:style-name="T656">return</text:span><text:span text:style-name="T615"> </text:span><text:span text:style-name="T617">(in the usual sense) </text:span><text:span text:style-name="T616">a given </text:span><text:span text:style-name="T655">b, </text:span><text:span text:style-name="T618">while keeping </text:span><text:span text:style-name="T619">the computation </text:span><text:span text:style-name="T618">chainable.</text:span><text:span text:style-name="T576"><text:line-break/><text:line-break/><text:tab/> <text:s text:c="4"/></text:span><text:span text:style-name="T577">In </text:span><text:span text:style-name="T648">monads.py</text:span><text:span text:style-name="T577">, </text:span><text:span text:style-name="T623">for clarity, </text:span><text:span text:style-name="T577">we have used </text:span><text:span text:style-name="T597">the term </text:span><text:span text:style-name="T644">unit</text:span><text:span text:style-name="T597">. Also, </text:span><text:span text:style-name="T577">we have </text:span><text:span text:style-name="T597">placed this<text:line-break/><text:tab/> <text:s text:c="4"/>functionality </text:span><text:span text:style-name="T577">either </text:span><text:span text:style-name="T597">in </text:span><text:span text:style-name="T577">the instance </text:span><text:span text:style-name="T610">constructor</text:span><text:span text:style-name="T577">, or </text:span><text:span text:style-name="T597">in </text:span><text:span text:style-name="T577">a </text:span><text:span text:style-name="T612">class </text:span><text:span text:style-name="T577">method named </text:span><text:span text:style-name="T648">unit</text:span><text:span text:style-name="T577">.<text:line-break/><text:tab/> <text:s text:c="4"/>In </text:span><text:span text:style-name="T581">monads</text:span><text:span text:style-name="T577"> </text:span><text:span text:style-name="T582">which </text:span><text:span text:style-name="T612">have </text:span><text:span text:style-name="T577">no other use for the constructor, </text:span><text:span text:style-name="T610">we have made the constructor<text:line-break/><text:tab/> <text:s text:c="4"/></text:span><text:span text:style-name="T577">perform the </text:span><text:span text:style-name="T612">job of </text:span><text:span text:style-name="T641">unit</text:span><text:span text:style-name="T577">; </text:span><text:span text:style-name="T610">otherwise, </text:span><text:span text:style-name="T577">we have defined a </text:span><text:span text:style-name="T611">class </text:span><text:span text:style-name="T577">method </text:span><text:span text:style-name="T578">named</text:span><text:span text:style-name="T577"> </text:span><text:span text:style-name="T648">unit</text:span><text:span text:style-name="T577">.<text:line-break/><text:line-break/><text:tab/> <text:s text:c="4"/></text:span><text:span text:style-name="T579">(In monads that are essentially data containers, such as </text:span><text:span text:style-name="T654">Maybe</text:span><text:span text:style-name="T579">, </text:span><text:span text:style-name="T654">List</text:span><text:span text:style-name="T579"> and </text:span><text:span text:style-name="T654">Writer</text:span><text:span text:style-name="T579">,<text:line-break/><text:tab/> <text:s text:c="5"/>the constructor is not needed for other purposes. But in monads that encapsulate<text:line-break/><text:tab/> <text:s text:c="5"/>computations, such as </text:span><text:span text:style-name="T654">Reader</text:span><text:span text:style-name="T579"> and </text:span><text:span text:style-name="T654">State</text:span><text:span text:style-name="T579">, the </text:span><text:span text:style-name="T580">constructor </text:span><text:span text:style-name="T579">wrap</text:span><text:span text:style-name="T580">s</text:span><text:span text:style-name="T579"> a bare function<text:line-break/><text:tab/> <text:s text:c="5"/>into the monad, </text:span><text:span text:style-name="T580">whereas </text:span><text:span text:style-name="T642">unit</text:span><text:span text:style-name="T579"> </text:span><text:span text:style-name="T580">wraps a bare </text:span><text:span text:style-name="T649">data value</text:span><text:span text:style-name="T580">, of the same type that the<text:line-break/><text:tab/> <text:s text:c="5"/>wrapped function return</text:span><text:span text:style-name="T599">s</text:span><text:span text:style-name="T579">.)<text:line-break/><text:line-break/></text:span><text:span text:style-name="T584"><text:tab/>※ </text:span><text:span text:style-name="T585">Monads that encapsulate computations </text:span><text:span text:style-name="T583">become much easier to understand </text:span><text:span text:style-name="T585">by<text:line-break/><text:tab/> <text:s text:c="4"/>thinking of them as containers for a </text:span><text:span text:style-name="T650">promise</text:span><text:span text:style-name="T585"> to produce </text:span><text:span text:style-name="T586">data of the given type,<text:line-break/><text:tab/> <text:s text:c="4"/></text:span><text:span text:style-name="T624">i.e. </text:span><text:span text:style-name="T586">the type of the return value of the encapsulated computation. </text:span><text:span text:style-name="T624">For example,</text:span><text:span text:style-name="T613"><text:line-break/><text:tab/> <text:s text:c="4"/></text:span><text:span text:style-name="T587">in the case of </text:span><text:span text:style-name="T651">Reader</text:span><text:span text:style-name="T587">, </text:span><text:span text:style-name="T613">this is </text:span><text:span text:style-name="T587">the </text:span><text:span text:style-name="T651">a</text:span><text:span text:style-name="T587"> in </text:span><text:span text:style-name="T651">(e → a)</text:span><text:span text:style-name="T586">.</text:span><text:span text:style-name="T594"><text:line-break/><text:line-break/><text:tab/> <text:s text:c="4"/></text:span><text:span text:style-name="T601">T</text:span><text:span text:style-name="T600">he data “contained </text:span><text:span text:style-name="T601">in </text:span><text:span text:style-name="T600">the monad” is </text:span><text:span text:style-name="T614">then</text:span><text:span text:style-name="T600"> essentially of type </text:span><text:span text:style-name="T652">a</text:span><text:span text:style-name="T600">; </text:span><text:span text:style-name="T603">from the container<text:line-break/><text:tab/> <text:s text:c="4"/>viewpoint, </text:span><text:span text:style-name="T600">the encapsulated function </text:span><text:span text:style-name="T651">(e → a)</text:span><text:span text:style-name="T600"> is a </text:span><text:span text:style-name="T607">minor </text:span><text:span text:style-name="T600">technical detail. T</text:span><text:span text:style-name="T594">o actually<text:line-break/><text:tab/> <text:s text:c="4"/></text:span><text:span text:style-name="T596">produce</text:span><text:span text:style-name="T594"> </text:span><text:span text:style-name="T595">a </text:span><text:span text:style-name="T594">data </text:span><text:span text:style-name="T595">value</text:span><text:span text:style-name="T594">, the promise must be forced – i.e. the function must be called.<text:line-break/></text:span><text:span text:style-name="T586"><text:line-break/><text:tab/> <text:s text:c="4"/></text:span><text:span text:style-name="T603">I</text:span><text:span text:style-name="T588">t then becomes immediately obvious that wrapping a computation (</text:span><text:span text:style-name="T591">storing</text:span><text:span text:style-name="T588"> a </text:span><text:span text:style-name="T592">user-<text:line-break/><text:tab/> <text:s text:c="4"/>give</text:span><text:span text:style-name="T593">n</text:span><text:span text:style-name="T592"> </text:span><text:span text:style-name="T588">promise) and wrapping a given data value (</text:span><text:span text:style-name="T592">by converting it into a promise;<text:line-break/><text:tab/> <text:s text:c="4"/></text:span><text:span text:style-name="T588">what </text:span><text:span text:style-name="T643">unit</text:span><text:span text:style-name="T588"> does) </text:span><text:span text:style-name="T590">must be </text:span><text:span text:style-name="T588">different operations, </text:span><text:span text:style-name="T589">as they </text:span><text:span text:style-name="T604">have different argument types.</text:span><text:span text:style-name="T589"><text:line-break/><text:line-break/><text:tab/> <text:s text:c="4"/></text:span><text:span text:style-name="T602">But don't take this idea too seriously – it's just something that may help if you fin</text:span><text:span text:style-name="T607">d</text:span><text:span text:style-name="T602"><text:line-break/><text:tab/> <text:s text:c="4"/>it easier to think of monads as containers rather than as computations. </text:span><text:span text:style-name="T609">For</text:span><text:span text:style-name="T605"> </text:span><text:span text:style-name="T653">State</text:span><text:span text:style-name="T605"> and<text:line-break/><text:tab/> <text:s text:c="4"/></text:span><text:span text:style-name="T653">Reader</text:span><text:span text:style-name="T605">, the “</text:span><text:span text:style-name="T607">minor </text:span><text:span text:style-name="T605">technical details” – </text:span><text:span text:style-name="T606">the functions – </text:span><text:span text:style-name="T605">are </text:span><text:span text:style-name="T608">what make them useful!</text:span></text:p>
          <text:p text:style-name="P31"><text:span text:style-name="T237">Some other </text:span><text:span text:style-name="T192">use cases </text:span><text:span text:style-name="T236">where we may </text:span><text:span text:style-name="T237">think </text:span><text:span text:style-name="T191">of making unchainable operations chainable:</text:span><text:span text:style-name="T109"><text:line-break/><text:line-break/></text:span><text:span text:style-name="T545">● </text:span><text:span text:style-name="T532">Maybe</text:span><text:span text:style-name="T546">: a container for an optional value that may or may not be there. Composition is customized to skip the rest of the chain of composed functions when the value is missing.<text:line-break/><text:line-break/></text:span><text:span text:style-name="T532">Maybe</text:span><text:span text:style-name="T546"> implements </text:span><text:span text:style-name="T557">the </text:span><text:span text:style-name="T556">chaining of </text:span><text:span text:style-name="T552">LBYL</text:span><text:span text:style-name="T553"> </text:span><text:span text:style-name="T546">error handling </text:span><text:span text:style-name="T553">(lec. 3, slide 10; </text:span><text:span text:style-name="T558">contrast </text:span><text:a xlink:type="simple" xlink:href="https://eli.thegreenplace.net/2008/08/21/robust-exception-handling" text:style-name="Internet_20_link" text:visited-style-name="Visited_20_Internet_20_Link">EAFP</text:a><text:span text:style-name="T553">)<text:line-break/></text:span><text:span text:style-name="T546">in a pure FP way, with no need for if/elses at the call site – </text:span><text:span text:style-name="T554">they have all been refactored<text:line-break/>into the </text:span><text:span text:style-name="T536">Maybe</text:span><text:span text:style-name="T555"> </text:span><text:span text:style-name="T554">monad!</text:span><text:span text:style-name="T105"><text:line-break/><text:line-break/></text:span><text:span text:style-name="T545">● </text:span><text:span text:style-name="T534">Either</text:span><text:span text:style-name="T548">: a </text:span><text:a xlink:type="simple" xlink:href="https://en.wikipedia.org/wiki/Tagged_union" text:style-name="Internet_20_link" text:visited-style-name="Visited_20_Internet_20_Link">sum type</text:a><text:span text:style-name="T548"> </text:span><text:span text:style-name="T549">of two mutually exclusive options;</text:span><text:span text:style-name="T548"> a generalization of </text:span><text:span text:style-name="T534">Maybe</text:span><text:span text:style-name="T548">.</text:span><text:span text:style-name="T105"><text:line-break/><text:line-break/></text:span><text:span text:style-name="T545">● </text:span><text:span text:style-name="T533">Writer</text:span><text:span text:style-name="T547">: carry a debug log </text:span><text:span text:style-name="T550">along</text:span><text:span text:style-name="T547">.<text:line-break/><text:line-break/></text:span><text:span text:style-name="T545">● </text:span><text:span text:style-name="T535">Reader</text:span><text:span text:style-name="T550">: compose computations that may read from a shared environment.</text:span><text:span text:style-name="T547"><text:line-break/><text:line-break/></text:span><text:span text:style-name="T545">● </text:span><text:span text:style-name="T533">State</text:span><text:span text:style-name="T547">: </text:span><text:span text:style-name="T551">compose </text:span><text:span text:style-name="T548">state-dependent computations.</text:span><text:span text:style-name="T105"><text:line-break/><text:line-break/></text:span><text:span text:style-name="T199">So </text:span><text:a xlink:type="simple" xlink:href="https://wiki.haskell.org/Monads_as_containers" text:style-name="Internet_20_link" text:visited-style-name="Visited_20_Internet_20_Link"><text:span text:style-name="T199">m</text:span></text:a><text:a xlink:type="simple" xlink:href="https://wiki.haskell.org/Monads_as_containers" text:style-name="Internet_20_link" text:visited-style-name="Visited_20_Internet_20_Link"><text:span text:style-name="T195">onads are containers</text:span></text:a><text:span text:style-name="T195">, </text:span><text:a xlink:type="simple" xlink:href="https://wiki.haskell.org/Monads_as_computation" text:style-name="Internet_20_link" text:visited-style-name="Visited_20_Internet_20_Link"><text:span text:style-name="T199">mo</text:span></text:a><text:a xlink:type="simple" xlink:href="https://wiki.haskell.org/Monads_as_computation" text:style-name="Internet_20_link" text:visited-style-name="Visited_20_Internet_20_Link"><text:span text:style-name="T195">nads are computations</text:span></text:a><text:span text:style-name="T195"> – </text:span><text:span text:style-name="T223">and,</text:span><text:span text:style-name="T203"> i</text:span><text:span text:style-name="T200">f you read about Haskell,<text:line-break/>you'll very quickly encounter</text:span><text:span text:style-name="T201"> </text:span><text:span text:style-name="T203">also </text:span><text:span text:style-name="T200">the IO monad – </text:span><text:span text:style-name="T204">which encapsulates </text:span><text:a xlink:type="simple" xlink:href="https://en.wikipedia.org/wiki/Input/output" text:style-name="Internet_20_link" text:visited-style-name="Visited_20_Internet_20_Link"><text:span text:style-name="T193">I/O</text:span></text:a><text:span text:style-name="T204"> actions.</text:span><text:span text:style-name="T105"><text:line-break/><text:line-break/></text:span><text:span text:style-name="T203">M</text:span><text:span text:style-name="T193">onads, </text:span><text:span text:style-name="T203">among other uses,</text:span><text:span text:style-name="T193"> allow pure FP programs to do impure things, such as </text:span><text:span text:style-name="T204">I/O</text:span><text:span text:style-name="T193"> – essentially because we can then hide these things </text:span><text:span text:style-name="T74">in between</text:span><text:span text:style-name="T193"> the steps of the pure FP computation. </text:span><text:a xlink:type="simple" xlink:href="https://www.stephanboyer.com/post/83/super-quick-intro-to-monads" text:style-name="Internet_20_link" text:visited-style-name="Visited_20_Internet_20_Link"><text:span text:style-name="T194">[1, item 3]</text:span></text:a><text:span text:style-name="T194">. </text:span><text:span text:style-name="T196">But it is </text:span><text:span text:style-name="T75">not necessary</text:span><text:span text:style-name="T196"> for I/O to be a monad, </text:span><text:span text:style-name="T224">specifically</text:span><text:span text:style-name="T196">;<text:line-break/>rather, </text:span><text:span text:style-name="T205">that</text:span><text:span text:style-name="T196"> is merely an (or even possibly </text:span><text:span text:style-name="T75">the most</text:span><text:span text:style-name="T196">) obvious pure FP solution. </text:span><text:a xlink:type="simple" xlink:href="https://wiki.haskell.org/Monads_as_computation#Some_final_notes" text:style-name="Internet_20_link" text:visited-style-name="Visited_20_Internet_20_Link"><text:span text:style-name="T196">[2]</text:span></text:a><text:span text:style-name="T196"> </text:span><text:a xlink:type="simple" xlink:href="https://stackoverflow.com/questions/45136398/is-the-monadic-io-construct-in-haskell-just-a-convention" text:style-name="Internet_20_link" text:visited-style-name="Visited_20_Internet_20_Link"><text:span text:style-name="T196">[3]</text:span></text:a><text:span text:style-name="T105"><text:line-break/><text:line-break/></text:span><text:span text:style-name="T198">Also important, in the context of Haskell, is that </text:span><text:span text:style-name="T76">evaluating the definition of an action</text:span><text:span text:style-name="T198"> (such as an I/O action) is different from actually </text:span><text:span text:style-name="T76">executing that action</text:span><text:span text:style-name="T198">. The definition takes place in the pure expression language, whereas the execution </text:span><text:span text:style-name="T76">does not need to</text:span><text:span text:style-name="T198"> </text:span><text:a xlink:type="simple" xlink:href="https://www.haskell.org/tutorial/io.html" text:style-name="Internet_20_link" text:visited-style-name="Visited_20_Internet_20_Link"><text:span text:style-name="T198">[1]</text:span></text:a><text:span text:style-name="T198"> </text:span><text:a xlink:type="simple" xlink:href="https://stackoverflow.com/questions/4063778/in-what-sense-is-the-io-monad-pure" text:style-name="Internet_20_link" text:visited-style-name="Visited_20_Internet_20_Link"><text:span text:style-name="T198">[2]</text:span></text:a><text:span text:style-name="T198">. The </text:span><text:span text:style-name="T205">code needed to execute the action </text:span><text:span text:style-name="T198">can be part of the </text:span><text:a xlink:type="simple" xlink:href="https://en.wikipedia.org/wiki/Runtime_library" text:style-name="Internet_20_link" text:visited-style-name="Visited_20_Internet_20_Link"><text:span text:style-name="T198">runtime library</text:span></text:a><text:span text:style-name="T198"> </text:span><text:a xlink:type="simple" xlink:href="https://www.stephanboyer.com/post/10/monads-part-2-impure-computations" text:style-name="Internet_20_link" text:visited-style-name="Visited_20_Internet_20_Link"><text:span text:style-name="T198">[3]</text:span></text:a><text:span text:style-name="T198">.</text:span><text:span text:style-name="T105"><text:line-break/><text:line-break/></text:span><text:span text:style-name="T197">See also:<text:line-break/><text:line-break/><text:tab/></text:span><text:a xlink:type="simple" xlink:href="https://stackoverflow.com/questions/2488646/why-are-side-effects-modeled-as-monads-in-haskell" text:style-name="Internet_20_link" text:visited-style-name="Visited_20_Internet_20_Link"><text:span text:style-name="T197">Why are side effects modeled as monads in Haskell? (StackOverflow)</text:span></text:a><text:span text:style-name="T105"><text:line-break/><text:tab/></text:span><text:a xlink:type="simple" xlink:href="https://stackoverflow.com/questions/17002119/haskell-pre-monadic-i-o" text:style-name="Internet_20_link" text:visited-style-name="Visited_20_Internet_20_Link"><text:span text:style-name="T197">Haskell pre-monadic I/O (StackOverflow, on Haskell history</text:span></text:a><text:span text:style-name="T197">)<text:line-break/><text:tab/></text:span><text:a xlink:type="simple" xlink:href="https://stackoverflow.com/a/7842302" text:style-name="Internet_20_link" text:visited-style-name="Visited_20_Internet_20_Link"><text:span text:style-name="T197">Haskell's IO explained in the same style as "You could have invented monads".</text:span></text:a></text:p>
          <text:p text:style-name="P8"><text:span text:style-name="T197"><text:line-break/><text:line-break/></text:span><text:span text:style-name="T7">b)</text:span><text:span text:style-name="T106"> </text:span><text:span text:style-name="T103">Why should you make sure your own monads (if you define some) satisfy the monad laws?</text:span><text:span text:style-name="T107"><text:line-break/><text:line-break/></text:span><text:span text:style-name="T207">Two equally valid viewpoints:<text:line-break/><text:line-break/><text:tab/>1) </text:span><text:span text:style-name="T104">Software engineering</text:span><text:span text:style-name="T207">: Predictability, ability to reason about code.<text:line-break/><text:tab/> <text:s text:c="3"/>Precedence of function composition in a chain should not matter,<text:line-break/><text:tab/> <text:s text:c="3"/>i.e. it should be associative. </text:span><text:span text:style-name="T226">In point-free </text:span><text:span text:style-name="T227">style</text:span><text:span text:style-name="T226">,</text:span><text:span text:style-name="T207"> </text:span><text:span text:style-name="T78">(f g) h = f (g h) = f g h</text:span><text:span text:style-name="T207">.<text:line-break/><text:line-break/><text:tab/>2) </text:span><text:span text:style-name="T77">Mathematics</text:span><text:span text:style-name="T207">: Strictly speaking, it would not be a </text:span><text:span text:style-name="T14">monad</text:span><text:span text:style-name="T207"> if it didn't<text:line-break/><text:tab/> <text:s text:c="3"/>satisfy the </text:span><text:span text:style-name="T14">monad laws</text:span><text:span text:style-name="T207">.</text:span><text:span text:style-name="T107"><text:line-break/><text:line-break/></text:span><text:span text:style-name="T208">As for what the </text:span><text:span text:style-name="T210">laws</text:span><text:span text:style-name="T208"> are, see </text:span><text:a xlink:type="simple" xlink:href="https://www.stephanboyer.com/post/9/monads-part-1-a-design-pattern" text:style-name="Internet_20_link" text:visited-style-name="Visited_20_Internet_20_Link"><text:span text:style-name="T208">Stephan Boyer (2012): Monads, part 1: a design pattern</text:span></text:a><text:span text:style-name="T208">.</text:span></text:p>
          <text:p text:style-name="P32"><text:span text:style-name="T8">c)</text:span><text:span text:style-name="T107"> </text:span><text:span text:style-name="T211">Mostly this </text:span><text:span text:style-name="T212">item </text:span><text:span text:style-name="T255">wa</text:span><text:span text:style-name="T211">s just about reading enough background material to get some level of understanding about monads – </text:span><text:span text:style-name="T250">a </text:span><text:span text:style-name="T249">useful, </text:span><text:span text:style-name="T253">nontrivial</text:span><text:span text:style-name="T249"> </text:span><text:span text:style-name="T250">refactoring </text:span><text:span text:style-name="T254">technique </text:span><text:span text:style-name="T255">that has its place </text:span><text:span text:style-name="T252">in<text:line-break/></text:span><text:span text:style-name="T251">any programmer's toolkit, </text:span><text:span text:style-name="T256">no matter the language </text:span><text:span text:style-name="T257">(</text:span><text:span text:style-name="T258">as long as high-level enough; Python is fine).</text:span><text:span text:style-name="T107"> </text:span><text:span text:style-name="T238">But t</text:span><text:span text:style-name="T211">here was </text:span><text:span text:style-name="T244">also </text:span><text:span text:style-name="T211">this specific question:</text:span><text:span text:style-name="T107"><text:line-break/></text:span><text:span text:style-name="T293"><text:line-break/><text:tab/></text:span><text:span text:style-name="T79">O</text:span><text:span text:style-name="T80">n the other hand, </text:span><text:span text:style-name="T79">the above </text:span><text:span text:style-name="T81">is a very abstract way of thinking about a very common<text:line-break/><text:tab/>operation. </text:span><text:span text:style-name="T82">As the simplest examples, c</text:span><text:span text:style-name="T79">onsider the Maybe and List monads. </text:span><text:span text:style-name="T83">W</text:span><text:span text:style-name="T79">hat is<text:line-break/><text:tab/>actually being done </text:span><text:span text:style-name="T46">when they bind</text:span><text:span text:style-name="T79">? </text:span><text:span text:style-name="T83">What would you have to do manually, if you d</text:span><text:span text:style-name="T84">id<text:line-break/><text:tab/></text:span><text:span text:style-name="T83">the same without monads?</text:span><text:span text:style-name="T108"><text:line-break/><text:line-break/></text:span><text:span text:style-name="T209">The </text:span><text:span text:style-name="T85">List</text:span><text:span text:style-name="T209"> case was analyzed above – </text:span><text:span text:style-name="T221">it's essentially </text:span><text:span text:style-name="T89">flatmap</text:span><text:span text:style-name="T221">.</text:span><text:span text:style-name="T209"><text:line-break/><text:line-break/></text:span><text:span text:style-name="T217">In the case of </text:span><text:span text:style-name="T86">Maybe</text:span><text:span text:style-name="T217">, </text:span><text:span text:style-name="T218">the </text:span><text:span text:style-name="T87">bind</text:span><text:span text:style-name="T218"> function checks whether the data value is there, and based on this, </text:span><text:span text:style-name="T222">it </text:span><text:span text:style-name="T218">either applies the function </text:span><text:span text:style-name="T228">we</text:span><text:span text:style-name="T218"> bind to, or </text:span><text:span text:style-name="T220">if the value is missing,</text:span><text:span text:style-name="T218"> skips the computation </text:span><text:span text:style-name="T219">and leaves the new value as </text:span><text:span text:style-name="T88">Nothing</text:span><text:span text:style-name="T219">. </text:span><text:span text:style-name="T259">It's a centralized if-else check, </text:span><text:span text:style-name="T261">which </text:span><text:span text:style-name="T99">occurs</text:span><text:span text:style-name="T98"> between<text:line-break/>the steps of the computation</text:span><text:span text:style-name="T260"> – </text:span><text:span text:style-name="T262">which is exactly what </text:span><text:span text:style-name="T261">LBYL </text:span><text:span text:style-name="T264">error handling </text:span><text:span text:style-name="T261">needs. (But </text:span><text:span text:style-name="T262">in impure computations, </text:span><text:span text:style-name="T261">prefer EAFP; see </text:span><text:a xlink:type="simple" xlink:href="https://en.wikipedia.org/wiki/Time_of_check_to_time_of_use" text:style-name="Internet_20_link" text:visited-style-name="Visited_20_Internet_20_Link"><text:span text:style-name="T261">T</text:span></text:a><text:a xlink:type="simple" xlink:href="https://en.wikipedia.org/wiki/Time_of_check_to_time_of_use" text:style-name="Internet_20_link" text:visited-style-name="Visited_20_Internet_20_Link"><text:span text:style-name="T263">ime of Check to Time of Use (T</text:span></text:a><text:a xlink:type="simple" xlink:href="https://en.wikipedia.org/wiki/Time_of_check_to_time_of_use" text:style-name="Internet_20_link" text:visited-style-name="Visited_20_Internet_20_Link"><text:span text:style-name="T261">OCTTO</text:span></text:a><text:a xlink:type="simple" xlink:href="https://en.wikipedia.org/wiki/Time_of_check_to_time_of_use" text:style-name="Internet_20_link" text:visited-style-name="Visited_20_Internet_20_Link"><text:span text:style-name="T263">U)</text:span></text:a><text:span text:style-name="T261">.)</text:span><text:span text:style-name="T441"><text:line-break/><text:line-break/>Finally, some notes on monads and/or Haskell:<text:line-break/><text:line-break/></text:span><text:span text:style-name="T545">● </text:span><text:span text:style-name="T441">In the context of Lisp, we talked about </text:span><text:span text:style-name="T29">code as data</text:span><text:span text:style-name="T441">: macros, and the homoiconicity of<text:line-break/>Lisp syntax. Haskell also blurs the line between code and data, but in a </text:span><text:span text:style-name="T123">very different </text:span><text:span text:style-name="T228">way</text:span><text:span text:style-name="T123">: </text:span><text:span text:style-name="T229">memoized </text:span><text:span text:style-name="T235">p</text:span><text:span text:style-name="T123">ure functions </text:span><text:span text:style-name="T228">can be thought of </text:span><text:span text:style-name="T123">as lookup tables, </text:span><text:span text:style-name="T228">and on the other hand, </text:span><text:span text:style-name="T123">things that look like </text:span><text:span text:style-name="T232">data structures </text:span><text:span text:style-name="T228">may actually be </text:span><text:span text:style-name="T123">implemented as functions (e.g. </text:span><text:span text:style-name="T228">the naturals</text:span><text:span text:style-name="T123"> </text:span><text:span text:style-name="T45">[</text:span><text:span text:style-name="T94">0,</text:span><text:span text:style-name="T45">1..]</text:span><text:span text:style-name="T123"> </text:span><text:span text:style-name="T229">essentially </text:span><text:span text:style-name="T235">are </text:span><text:span text:style-name="T229">a generator</text:span><text:span text:style-name="T123">). </text:span><text:a xlink:type="simple" xlink:href="https://bartoszmilewski.com/2015/01/20/functors/" text:style-name="Internet_20_link" text:visited-style-name="Visited_20_Internet_20_Link"><text:span text:style-name="T215">[source]</text:span></text:a><text:span text:style-name="T215"> </text:span><text:span text:style-name="T234">Haskell being a pure-FP language with </text:span><text:span text:style-name="T233">laz</text:span><text:span text:style-name="T234">y evaluation<text:line-break/>by default</text:span><text:span text:style-name="T233"> </text:span><text:span text:style-name="T234">makes it especially suited for this interpretation of the idea of </text:span><text:span text:style-name="T95">code as data</text:span><text:span text:style-name="T234">.</text:span><text:span text:style-name="T123"><text:line-break/><text:line-break/></text:span><text:span text:style-name="T545">● </text:span><text:span text:style-name="T559">If you </text:span><text:span text:style-name="T561">are curious about </text:span><text:span text:style-name="T559">what “</text:span><text:span text:style-name="T537">a monoid in the category of endofunctors</text:span><text:span text:style-name="T559">“ is, see the online book by </text:span><text:a xlink:type="simple" xlink:href="https://bartoszmilewski.com/2014/10/28/category-theory-for-programmers-the-preface/" text:style-name="Internet_20_link" text:visited-style-name="Visited_20_Internet_20_Link"><text:span text:style-name="T393">Bartosz Milewski (2014): C</text:span></text:a><text:a xlink:type="simple" xlink:href="https://bartoszmilewski.com/2014/10/28/category-theory-for-programmers-the-preface/" text:style-name="Internet_20_link" text:visited-style-name="Visited_20_Internet_20_Link"><text:span text:style-name="T394">ategor</text:span></text:a><text:a xlink:type="simple" xlink:href="https://bartoszmilewski.com/2014/10/28/category-theory-for-programmers-the-preface/" text:style-name="Internet_20_link" text:visited-style-name="Visited_20_Internet_20_Link"><text:span text:style-name="T393">y Theory</text:span></text:a><text:a xlink:type="simple" xlink:href="https://bartoszmilewski.com/2014/10/28/category-theory-for-programmers-the-preface/" text:style-name="Internet_20_link" text:visited-style-name="Visited_20_Internet_20_Link"><text:span text:style-name="T394"> for </text:span></text:a><text:a xlink:type="simple" xlink:href="https://bartoszmilewski.com/2014/10/28/category-theory-for-programmers-the-preface/" text:style-name="Internet_20_link" text:visited-style-name="Visited_20_Internet_20_Link"><text:span text:style-name="T393">P</text:span></text:a><text:a xlink:type="simple" xlink:href="https://bartoszmilewski.com/2014/10/28/category-theory-for-programmers-the-preface/" text:style-name="Internet_20_link" text:visited-style-name="Visited_20_Internet_20_Link"><text:span text:style-name="T394">rogrammers</text:span></text:a><text:span text:style-name="T559">.</text:span><text:span text:style-name="T560"><text:line-break/><text:line-break/></text:span><text:span text:style-name="T214">For a quick taste, </text:span><text:span text:style-name="T230">to see whether you want to read it through,</text:span><text:span text:style-name="T214"> </text:span><text:span text:style-name="T231">try </text:span><text:span text:style-name="T214">the section on </text:span><text:a xlink:type="simple" xlink:href="https://bartoszmilewski.com/2015/01/20/functors/" text:style-name="Internet_20_link" text:visited-style-name="Visited_20_Internet_20_Link"><text:span text:style-name="T214">Functors</text:span></text:a><text:span text:style-name="T214">. </text:span><text:span text:style-name="T245">This is related to monads, too; all monads are functors. (A functor is a more general, simpler object. </text:span><text:span text:style-name="T248">While at it, y</text:span><text:span text:style-name="T246">ou may also want to read about </text:span><text:span text:style-name="T247">another related topic,</text:span><text:span text:style-name="T246"> </text:span><text:span text:style-name="T97">applicatives</text:span><text:span text:style-name="T246">.</text:span><text:span text:style-name="T267">)</text:span><text:span text:style-name="T214"><text:line-break/><text:line-break/><text:tab/></text:span><text:span text:style-name="T584">※ </text:span><text:span text:style-name="T625">In Haskell, the term </text:span><text:span text:style-name="T657">functor</text:span><text:span text:style-name="T625"> means something completely different from its </text:span><text:a xlink:type="simple" xlink:href="https://stackoverflow.com/a/1776030" text:style-name="Internet_20_link" text:visited-style-name="Visited_20_Internet_20_Link"><text:span text:style-name="T625">C++</text:span></text:a><text:span text:style-name="T625"><text:line-break/><text:tab/> <text:s text:c="4"/></text:span><text:a xlink:type="simple" xlink:href="https://stackoverflow.com/a/1776030" text:style-name="Internet_20_link" text:visited-style-name="Visited_20_Internet_20_Link"><text:span text:style-name="T625">meaning</text:span></text:a><text:span text:style-name="T625">. </text:span><text:span text:style-name="T627">In Python terms, a C++ “functor” is an</text:span><text:span text:style-name="T629">y</text:span><text:span text:style-name="T627"> object that defines </text:span><text:span text:style-name="T658">__call__()</text:span><text:span text:style-name="T627">.<text:line-break/><text:line-break/><text:tab/> <text:s text:c="3"/></text:span><text:span text:style-name="T625"><text:s/>Haskell takes its terminology from category theory, </text:span><text:span text:style-name="T637">which predates C++</text:span><text:span text:style-name="T625">; a </text:span><text:span text:style-name="T630">Haskell<text:line-break/><text:tab/> <text:s text:c="4"/></text:span><text:span text:style-name="T657">functor</text:span><text:span text:style-name="T625"> is </text:span><text:span text:style-name="T626">basically </text:span><text:span text:style-name="T628">an object </text:span><text:span text:style-name="T625">we can </text:span><text:span text:style-name="T646">map</text:span><text:span text:style-name="T631"> </text:span><text:span text:style-name="T625">over </text:span><text:span text:style-name="T632">(in the sense of the higher-order<text:line-break/><text:tab/> <text:s text:c="4"/>function)</text:span><text:span text:style-name="T625">, </text:span><text:span text:style-name="T626">with some restrictions </text:span><text:span text:style-name="T634">to keep it mathematically nice</text:span><text:span text:style-name="T626"> – </text:span><text:span text:style-name="T633">see the boo</text:span><text:span text:style-name="T638">k</text:span><text:span text:style-name="T633"><text:line-break/><text:tab/> <text:s text:c="4"/></text:span><text:span text:style-name="T638">for </text:span><text:span text:style-name="T633">details</text:span><text:span text:style-name="T626">. </text:span><text:span text:style-name="T635">(In Haskell, the function </text:span><text:span text:style-name="T636">that </text:span><text:span text:style-name="T635">map</text:span><text:span text:style-name="T636">s</text:span><text:span text:style-name="T635"> over a functor is called </text:span><text:span text:style-name="T647">fmap</text:span><text:span text:style-name="T635">.)</text:span><text:span text:style-name="T123"><text:line-break/></text:span></text:p>
          <text:p text:style-name="P9"><text:span text:style-name="T238">● For understanding the </text:span><text:span text:style-name="T96">Reader</text:span><text:span text:style-name="T238"> monad, see </text:span><text:a xlink:type="simple" xlink:href="https://www.mjoldfield.com/atelier/2014/08/monads-reader.html" text:style-name="Internet_20_link" text:visited-style-name="Visited_20_Internet_20_Link"><text:span text:style-name="T216">M</text:span></text:a><text:a xlink:type="simple" xlink:href="https://www.mjoldfield.com/atelier/2014/08/monads-reader.html" text:style-name="Internet_20_link" text:visited-style-name="Visited_20_Internet_20_Link"><text:span text:style-name="T238">artin Oldfield: M</text:span></text:a><text:a xlink:type="simple" xlink:href="https://www.mjoldfield.com/atelier/2014/08/monads-reader.html" text:style-name="Internet_20_link" text:visited-style-name="Visited_20_Internet_20_Link"><text:span text:style-name="T216">onads in Haskell: Reader</text:span></text:a><text:span text:style-name="T216">.</text:span><text:span text:style-name="T123"><text:line-break/><text:line-break/></text:span><text:span text:style-name="T239">● </text:span><text:span text:style-name="T240">I</text:span><text:span text:style-name="T206">f you want to play around with </text:span><text:span text:style-name="T240">monads in </text:span><text:span text:style-name="T206">Racket instead of </text:span><text:span text:style-name="T240">in </text:span><text:span text:style-name="T206">Haskell, </text:span><text:span text:style-name="T241">there is a library:</text:span><text:span text:style-name="T206"><text:line-break/> <text:s text:c="3"/></text:span><text:a xlink:type="simple" xlink:href="https://github.com/tonyg/racket-monad" text:style-name="Internet_20_link" text:visited-style-name="Visited_20_Internet_20_Link"><text:span text:style-name="T197">Monads in Racket, A Dynamically-Typed Language</text:span></text:a><text:span text:style-name="T197">, </text:span><text:span text:style-name="T241">which also has do-notation.<text:line-break/><text:line-break/> <text:s text:c="3"/>Implementing </text:span><text:span text:style-name="T242">polymorphic </text:span><text:span text:style-name="T15">unit</text:span><text:span text:style-name="T242"> </text:span><text:span text:style-name="T241">in a dynamically typed language </text:span><text:span text:style-name="T242">is </text:span><text:span text:style-name="T241">nontrivial. </text:span><text:span text:style-name="T242">Explanation<text:line-break/> <text:s text:c="3"/>by </text:span><text:span text:style-name="T243">library </text:span><text:span text:style-name="T242">author: </text:span><text:a xlink:type="simple" xlink:href="http://eighty-twenty.org/2015/01/25/monads-in-dynamically-typed-languages" text:style-name="Internet_20_link" text:visited-style-name="Visited_20_Internet_20_Link"><text:span text:style-name="T206">Tony Garnock-Jones </text:span></text:a><text:a xlink:type="simple" xlink:href="http://eighty-twenty.org/2015/01/25/monads-in-dynamically-typed-languages" text:style-name="Internet_20_link" text:visited-style-name="Visited_20_Internet_20_Link"><text:span text:style-name="T208">(</text:span></text:a><text:a xlink:type="simple" xlink:href="http://eighty-twenty.org/2015/01/25/monads-in-dynamically-typed-languages" text:style-name="Internet_20_link" text:visited-style-name="Visited_20_Internet_20_Link"><text:span text:style-name="T206">2015</text:span></text:a><text:a xlink:type="simple" xlink:href="http://eighty-twenty.org/2015/01/25/monads-in-dynamically-typed-languages" text:style-name="Internet_20_link" text:visited-style-name="Visited_20_Internet_20_Link"><text:span text:style-name="T208">)</text:span></text:a><text:a xlink:type="simple" xlink:href="http://eighty-twenty.org/2015/01/25/monads-in-dynamically-typed-languages" text:style-name="Internet_20_link" text:visited-style-name="Visited_20_Internet_20_Link"><text:span text:style-name="T206">: Monads in Dynamically-Typed Languages</text:span></text:a><text:span text:style-name="T20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ha Jeronen</meta:initial-creator>
    <meta:creation-date>2018-02-07T15:03:41.142437278</meta:creation-date>
    <dc:date>2018-05-22T16:00:12.522056968</dc:date>
    <dc:creator>Juha Jeronen</dc:creator>
    <meta:editing-duration>P6DT20H18M28S</meta:editing-duration>
    <meta:editing-cycles>1823</meta:editing-cycles>
    <meta:generator>LibreOffice/4.4.3.2$Linux_X86_64 LibreOffice_project/40m0$Build-2</meta:generator>
    <meta:document-statistic meta:table-count="0" meta:image-count="0" meta:object-count="0" meta:page-count="21" meta:paragraph-count="55" meta:word-count="6852" meta:character-count="42046" meta:non-whitespace-character-count="33897"/>
  </office:meta>
</office:document-meta>
</file>